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 Base36" svg:font-family="'Andika Base36'" style:font-adornments="Negrito" style:font-pitch="variable"/>
    <style:font-face style:name="Andika Base6" svg:font-family="'Andika Base6'" style:font-adornments="Negrito" style:font-pitch="variable"/>
    <style:font-face style:name="Andika Base61" svg:font-family="'Andika Base6'" style:font-adornments="Itálico" style:font-pitch="variable"/>
    <style:font-face style:name="Andika Base62" svg:font-family="'Andika Base6'" style:font-pitch="variable"/>
    <style:font-face style:name="Andika:cv01&amp;cv04&amp;cv25&amp;cv31&amp;cv34&amp;cv35&amp;cv39&amp;cv52&amp;cv70&amp;cv79" svg:font-family="Andika:cv01&amp;cv04&amp;cv25&amp;cv31&amp;cv34&amp;cv35&amp;cv39&amp;cv52&amp;cv70&amp;cv79" style:font-adornments="Regular" style:font-pitch="variable"/>
    <style:font-face style:name="Andika:cv01&amp;cv04&amp;cv25&amp;cv31&amp;cv34&amp;cv35&amp;cv39&amp;cv52&amp;cv70&amp;cv791" svg:font-family="Andika:cv01&amp;cv04&amp;cv25&amp;cv31&amp;cv34&amp;cv35&amp;cv39&amp;cv52&amp;cv70&amp;cv79" style:font-adornments="Negrito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89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MêsDeVerão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MêsDeVerão">
      <style:table-cell-properties style:text-align-source="fix" style:repeat-content="false" style:vertical-align="middle"/>
      <style:paragraph-properties fo:text-align="center"/>
      <style:text-properties style:font-name="Andika Base62" fo:font-size="24pt" style:font-size-asian="24pt" style:font-size-complex="24pt"/>
    </style:style>
    <style:style style:name="ce21" style:family="table-cell" style:parent-style-name="DiaDoMêsDomingo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MêsDeOutono">
      <style:text-properties style:font-name="Andika Base62" fo:font-size="24pt" style:font-size-asian="24pt" style:font-size-complex="24pt"/>
    </style:style>
    <style:style style:name="ce10" style:family="table-cell" style:parent-style-name="MêsDeInverno">
      <style:text-properties style:font-name="Andika Base62" fo:font-size="24pt" style:font-size-asian="24pt" style:font-size-complex="24pt"/>
    </style:style>
    <style:style style:name="ce11" style:family="table-cell" style:parent-style-name="MêsDePrimavera">
      <style:text-properties style:font-name="Andika Base62" fo:font-size="24pt" style:font-size-asian="24pt" style:font-size-complex="24pt"/>
    </style:style>
    <style:style style:name="ce22" style:family="table-cell" style:parent-style-name="DiaGregorianoBissextoSábado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MêsDeVerão">
      <style:text-properties style:font-name="Andika Base62" fo:font-size="24pt" style:font-size-asian="24pt" style:font-size-complex="24pt"/>
    </style:style>
    <style:style style:name="ce23" style:family="table-cell" style:parent-style-name="DiaGregorianoBissextoDomingo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Heading">
      <style:table-cell-properties fo:wrap-option="wrap"/>
      <style:text-properties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Calendário" table:style-name="ta1" table:print="false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style-name="Ano" table:formula="of:=COM.MICROSOFT.CONCAT(IF(LEN(BASE([.A3];6))=5;LEFT(BASE([.A3];6);1);LEFT(BASE([.A3];6);2));&quot;.&quot;;RIGHT(BASE([.A3];6);4);&quot; ― &quot;;LEFT(BASE([.A3];36);1);&quot;.&quot;;RIGHT(BASE([.A3];36);2))" office:value-type="string" office:string-value="1.3211 ― 1.K7" calcext:value-type="string" table:number-columns-spanned="44" table:number-rows-spanned="2">
            <text:p>1.3211 ― 1.K7</text:p>
          </table:table-cell>
          <table:covered-table-cell table:number-columns-repeated="43" table:style-name="ce2"/>
        </table:table-row>
        <table:table-row table:style-name="ro1">
          <table:covered-table-cell table:style-name="Ano"/>
          <table:covered-table-cell table:number-columns-repeated="43" table:style-name="ce2"/>
        </table:table-row>
        <table:table-row table:style-name="ro2">
          <table:table-cell table:style-name="AnoGregoriano" office:value-type="float" office:value="2023" calcext:value-type="float" table:number-columns-spanned="44" table:number-rows-spanned="2">
            <text:p>2023</text:p>
          </table:table-cell>
          <table:covered-table-cell table:number-columns-repeated="43" table:style-name="ce2"/>
        </table:table-row>
        <table:table-row table:style-name="ro2">
          <table:covered-table-cell table:style-name="AnoGregoriano"/>
          <table:covered-table-cell table:number-columns-repeated="43" table:style-name="ce2"/>
        </table:table-row>
        <table:table-row table:style-name="ro3" table:number-rows-repeated="4">
          <table:table-cell table:number-columns-repeated="44"/>
        </table:table-row>
        <table:table-row table:style-name="ro4">
          <table:table-cell table:style-name="ce19" table:formula="of:=[.G19]" office:value-type="date" office:date-value="2023-01-19" calcext:value-type="date" table:number-columns-spanned="12" table:number-rows-spanned="1">
            <text:p>janeiro</text:p>
          </table:table-cell>
          <table:covered-table-cell table:number-columns-repeated="11" table:style-name="MêsDeVerão"/>
          <table:table-cell table:style-name="ce3" table:formula="of:=BASE(MONTH([.G19]);6)" office:value-type="string" office:string-value="1" calcext:value-type="string" table:number-columns-spanned="2" table:number-rows-spanned="1">
            <text:p>1</text:p>
          </table:table-cell>
          <table:covered-table-cell table:style-name="MêsDeVerão"/>
          <table:table-cell/>
          <table:table-cell table:style-name="ce19" table:formula="of:=[.V19]" office:value-type="date" office:date-value="2023-02-16" calcext:value-type="date" table:number-columns-spanned="12" table:number-rows-spanned="1">
            <text:p>fevereiro</text:p>
          </table:table-cell>
          <table:covered-table-cell table:number-columns-repeated="11" table:style-name="MêsDeVerão"/>
          <table:table-cell table:style-name="ce3" table:formula="of:=BASE(MONTH([.V19]);6)" office:value-type="string" office:string-value="2" calcext:value-type="string" table:number-columns-spanned="2" table:number-rows-spanned="1">
            <text:p>2</text:p>
          </table:table-cell>
          <table:covered-table-cell table:style-name="MêsDeVerão"/>
          <table:table-cell/>
          <table:table-cell table:style-name="MêsDeOutono" table:formula="of:=[.AK19]" office:value-type="date" office:date-value="2023-03-23" calcext:value-type="date" table:number-columns-spanned="12" table:number-rows-spanned="1">
            <text:p>março</text:p>
          </table:table-cell>
          <table:covered-table-cell table:number-columns-repeated="11" table:style-name="MêsDeOutono"/>
          <table:table-cell table:style-name="ce5" table:formula="of:=BASE(MONTH([.AK19]);6)" office:value-type="string" office:string-value="3" calcext:value-type="string" table:number-columns-spanned="2" table:number-rows-spanned="1">
            <text:p>3</text:p>
          </table:table-cell>
          <table:covered-table-cell table:style-name="MêsDeOutono"/>
        </table:table-row>
        <table:table-row table:style-name="ro5">
          <table:table-cell table:style-name="DiaDaSemana" table:formula="of:=[.A13]" office:value-type="date" office:date-value="2023-01-02" calcext:value-type="date" table:number-columns-spanned="2" table:number-rows-spanned="1">
            <text:p>seg</text:p>
          </table:table-cell>
          <table:covered-table-cell/>
          <table:table-cell table:style-name="DiaDaSemana" table:formula="of:=[.C13]" office:value-type="date" office:date-value="2023-01-03" calcext:value-type="date" table:number-columns-spanned="2" table:number-rows-spanned="1">
            <text:p>ter</text:p>
          </table:table-cell>
          <table:covered-table-cell/>
          <table:table-cell table:style-name="DiaDaSemana" table:formula="of:=[.E13]" office:value-type="date" office:date-value="2023-01-04" calcext:value-type="date" table:number-columns-spanned="2" table:number-rows-spanned="1">
            <text:p>qua</text:p>
          </table:table-cell>
          <table:covered-table-cell/>
          <table:table-cell table:style-name="DiaDaSemana" table:formula="of:=[.G13]" office:value-type="date" office:date-value="2023-01-05" calcext:value-type="date" table:number-columns-spanned="2" table:number-rows-spanned="1">
            <text:p>qui</text:p>
          </table:table-cell>
          <table:covered-table-cell/>
          <table:table-cell table:style-name="DiaDaSemana" table:formula="of:=[.I13]" office:value-type="date" office:date-value="2023-01-06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13]" office:value-type="date" office:date-value="2023-01-07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13]" office:value-type="date" office:date-value="2023-01-08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13]" office:value-type="date" office:date-value="2023-01-30" calcext:value-type="date" table:number-columns-spanned="2" table:number-rows-spanned="1">
            <text:p>seg</text:p>
          </table:table-cell>
          <table:covered-table-cell/>
          <table:table-cell table:style-name="DiaDaSemana" table:formula="of:=[.R13]" office:value-type="date" office:date-value="2023-01-31" calcext:value-type="date" table:number-columns-spanned="2" table:number-rows-spanned="1">
            <text:p>ter</text:p>
          </table:table-cell>
          <table:covered-table-cell/>
          <table:table-cell table:style-name="DiaDaSemana" table:formula="of:=[.T13]" office:value-type="date" office:date-value="2023-02-01" calcext:value-type="date" table:number-columns-spanned="2" table:number-rows-spanned="1">
            <text:p>qua</text:p>
          </table:table-cell>
          <table:covered-table-cell/>
          <table:table-cell table:style-name="DiaDaSemana" table:formula="of:=[.V13]" office:value-type="date" office:date-value="2023-02-02" calcext:value-type="date" table:number-columns-spanned="2" table:number-rows-spanned="1">
            <text:p>qui</text:p>
          </table:table-cell>
          <table:covered-table-cell/>
          <table:table-cell table:style-name="DiaDaSemana" table:formula="of:=[.X13]" office:value-type="date" office:date-value="2023-02-03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13]" office:value-type="date" office:date-value="2023-02-04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13]" office:value-type="date" office:date-value="2023-02-05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13]" office:value-type="date" office:date-value="2023-03-06" calcext:value-type="date" table:number-columns-spanned="2" table:number-rows-spanned="1">
            <text:p>seg</text:p>
          </table:table-cell>
          <table:covered-table-cell/>
          <table:table-cell table:style-name="DiaDaSemana" table:formula="of:=[.AG13]" office:value-type="date" office:date-value="2023-03-07" calcext:value-type="date" table:number-columns-spanned="2" table:number-rows-spanned="1">
            <text:p>ter</text:p>
          </table:table-cell>
          <table:covered-table-cell/>
          <table:table-cell table:style-name="DiaDaSemana" table:formula="of:=[.AI13]" office:value-type="date" office:date-value="2023-03-08" calcext:value-type="date" table:number-columns-spanned="2" table:number-rows-spanned="1">
            <text:p>qua</text:p>
          </table:table-cell>
          <table:covered-table-cell/>
          <table:table-cell table:style-name="DiaDaSemana" table:formula="of:=[.AK13]" office:value-type="date" office:date-value="2023-03-09" calcext:value-type="date" table:number-columns-spanned="2" table:number-rows-spanned="1">
            <text:p>qui</text:p>
          </table:table-cell>
          <table:covered-table-cell/>
          <table:table-cell table:style-name="DiaDaSemana" table:formula="of:=[.AM13]" office:value-type="date" office:date-value="2023-03-10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13]" office:value-type="date" office:date-value="2023-03-11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13]" office:value-type="date" office:date-value="2023-03-12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office:value-type="float" office:value="1" calcext:value-type="float">
            <text:p>1</text:p>
          </table:table-cell>
          <table:table-cell table:style-name="DiaCorrido" office:value-type="float" office:value="1" calcext:value-type="float">
            <text:p>1</text:p>
          </table:table-cell>
          <table:table-cell table:style-name="NúmeroDaSemana" table:formula="of:=[.A11]" office:value-type="float" office:value="1" calcext:value-type="float">
            <text:p>1</text:p>
          </table:table-cell>
          <table:table-cell table:style-name="DiaCorrido" table:formula="of:=BASE(DECIMAL([.B11];6)+1;6)" office:value-type="string" office:string-value="2" calcext:value-type="string">
            <text:p>2</text:p>
          </table:table-cell>
          <table:table-cell table:style-name="NúmeroDaSemana" table:formula="of:=[.C11]" office:value-type="float" office:value="1" calcext:value-type="float">
            <text:p>1</text:p>
          </table:table-cell>
          <table:table-cell table:style-name="DiaCorrido" table:formula="of:=BASE(DECIMAL([.D11];6)+1;6)" office:value-type="string" office:string-value="3" calcext:value-type="string">
            <text:p>3</text:p>
          </table:table-cell>
          <table:table-cell table:style-name="NúmeroDaSemana" table:formula="of:=[.E11]" office:value-type="float" office:value="1" calcext:value-type="float">
            <text:p>1</text:p>
          </table:table-cell>
          <table:table-cell table:style-name="DiaCorrido" table:formula="of:=BASE(DECIMAL([.F11];6)+1;6)" office:value-type="string" office:string-value="4" calcext:value-type="string">
            <text:p>4</text:p>
          </table:table-cell>
          <table:table-cell table:style-name="NúmeroDaSemana" table:formula="of:=[.G11]" office:value-type="float" office:value="1" calcext:value-type="float">
            <text:p>1</text:p>
          </table:table-cell>
          <table:table-cell table:style-name="DiaCorrido" table:formula="of:=BASE(DECIMAL([.H11];6)+1;6)" office:value-type="string" office:string-value="5" calcext:value-type="string">
            <text:p>5</text:p>
          </table:table-cell>
          <table:table-cell table:style-name="NúmeroDaSemanaSábado" table:formula="of:=[.I11]" office:value-type="float" office:value="1" calcext:value-type="float">
            <text:p>1</text:p>
          </table:table-cell>
          <table:table-cell table:style-name="DiaCorridoSábado" table:formula="of:=BASE(DECIMAL([.J11];6)+1;6)" office:value-type="string" office:string-value="10" calcext:value-type="string">
            <text:p>10</text:p>
          </table:table-cell>
          <table:table-cell table:style-name="NúmeroDaSemanaDomingo" table:formula="of:=[.K11]" office:value-type="float" office:value="1" calcext:value-type="float">
            <text:p>1</text:p>
          </table:table-cell>
          <table:table-cell table:style-name="DiaCorridoDomingo" table:formula="of:=BASE(DECIMAL([.L11];6)+1;6)" office:value-type="string" office:string-value="11" calcext:value-type="string">
            <text:p>11</text:p>
          </table:table-cell>
          <table:table-cell/>
          <table:table-cell table:style-name="NúmeroDaSemanaSegunda" table:formula="of:=BASE(DECIMAL([.A20];6)+1;6)" office:value-type="string" office:string-value="5" calcext:value-type="string">
            <text:p>5</text:p>
          </table:table-cell>
          <table:table-cell table:style-name="DiaCorrido" table:formula="of:=BASE(DECIMAL([.N20];6)+1;6)" office:value-type="string" office:string-value="45" calcext:value-type="string">
            <text:p>45</text:p>
          </table:table-cell>
          <table:table-cell table:style-name="NúmeroDaSemana" table:formula="of:=[.P11]" office:value-type="string" office:string-value="5" calcext:value-type="string">
            <text:p>5</text:p>
          </table:table-cell>
          <table:table-cell table:style-name="DiaCorrido" table:formula="of:=BASE(DECIMAL([.Q11];6)+1;6)" office:value-type="string" office:string-value="50" calcext:value-type="string">
            <text:p>50</text:p>
          </table:table-cell>
          <table:table-cell table:style-name="NúmeroDaSemana" table:formula="of:=[.R11]" office:value-type="string" office:string-value="5" calcext:value-type="string">
            <text:p>5</text:p>
          </table:table-cell>
          <table:table-cell table:style-name="DiaCorrido" table:formula="of:=BASE(DECIMAL([.S11];6)+1;6)" office:value-type="string" office:string-value="51" calcext:value-type="string">
            <text:p>51</text:p>
          </table:table-cell>
          <table:table-cell table:style-name="NúmeroDaSemana" table:formula="of:=[.T11]" office:value-type="string" office:string-value="5" calcext:value-type="string">
            <text:p>5</text:p>
          </table:table-cell>
          <table:table-cell table:style-name="DiaCorrido" table:formula="of:=BASE(DECIMAL([.U11];6)+1;6)" office:value-type="string" office:string-value="52" calcext:value-type="string">
            <text:p>52</text:p>
          </table:table-cell>
          <table:table-cell table:style-name="NúmeroDaSemana" table:formula="of:=[.V11]" office:value-type="string" office:string-value="5" calcext:value-type="string">
            <text:p>5</text:p>
          </table:table-cell>
          <table:table-cell table:style-name="DiaCorrido" table:formula="of:=BASE(DECIMAL([.W11];6)+1;6)" office:value-type="string" office:string-value="53" calcext:value-type="string">
            <text:p>53</text:p>
          </table:table-cell>
          <table:table-cell table:style-name="NúmeroDaSemanaSábado" table:formula="of:=[.X11]" office:value-type="string" office:string-value="5" calcext:value-type="string">
            <text:p>5</text:p>
          </table:table-cell>
          <table:table-cell table:style-name="DiaCorridoSábado" table:formula="of:=BASE(DECIMAL([.Y11];6)+1;6)" office:value-type="string" office:string-value="54" calcext:value-type="string">
            <text:p>54</text:p>
          </table:table-cell>
          <table:table-cell table:style-name="NúmeroDaSemanaDomingo" table:formula="of:=[.Z11]" office:value-type="string" office:string-value="5" calcext:value-type="string">
            <text:p>5</text:p>
          </table:table-cell>
          <table:table-cell table:style-name="DiaCorridoDomingo" table:formula="of:=BASE(DECIMAL([.AA11];6)+1;6)" office:value-type="string" office:string-value="55" calcext:value-type="string">
            <text:p>55</text:p>
          </table:table-cell>
          <table:table-cell/>
          <table:table-cell table:style-name="NúmeroDaSemanaSegunda" table:formula="of:=BASE(DECIMAL([.P23];6)+1;6)" office:value-type="string" office:string-value="14" calcext:value-type="string">
            <text:p>14</text:p>
          </table:table-cell>
          <table:table-cell table:style-name="DiaCorrido" table:formula="of:=BASE(DECIMAL([.AC23];6)+1;6)" office:value-type="string" office:string-value="144" calcext:value-type="string">
            <text:p>144</text:p>
          </table:table-cell>
          <table:table-cell table:style-name="NúmeroDaSemana" table:formula="of:=[.AE11]" office:value-type="string" office:string-value="14" calcext:value-type="string">
            <text:p>14</text:p>
          </table:table-cell>
          <table:table-cell table:style-name="DiaCorrido" table:formula="of:=BASE(DECIMAL([.AF11];6)+1;6)" office:value-type="string" office:string-value="145" calcext:value-type="string">
            <text:p>145</text:p>
          </table:table-cell>
          <table:table-cell table:style-name="NúmeroDaSemana" table:formula="of:=[.AG11]" office:value-type="string" office:string-value="14" calcext:value-type="string">
            <text:p>14</text:p>
          </table:table-cell>
          <table:table-cell table:style-name="DiaCorrido" table:formula="of:=BASE(DECIMAL([.AH11];6)+1;6)" office:value-type="string" office:string-value="150" calcext:value-type="string">
            <text:p>150</text:p>
          </table:table-cell>
          <table:table-cell table:style-name="NúmeroDaSemana" table:formula="of:=[.AI11]" office:value-type="string" office:string-value="14" calcext:value-type="string">
            <text:p>14</text:p>
          </table:table-cell>
          <table:table-cell table:style-name="DiaCorrido" table:formula="of:=BASE(DECIMAL([.AJ11];6)+1;6)" office:value-type="string" office:string-value="151" calcext:value-type="string">
            <text:p>151</text:p>
          </table:table-cell>
          <table:table-cell table:style-name="NúmeroDaSemana" table:formula="of:=[.AK11]" office:value-type="string" office:string-value="14" calcext:value-type="string">
            <text:p>14</text:p>
          </table:table-cell>
          <table:table-cell table:style-name="DiaCorrido" table:formula="of:=BASE(DECIMAL([.AL11];6)+1;6)" office:value-type="string" office:string-value="152" calcext:value-type="string">
            <text:p>152</text:p>
          </table:table-cell>
          <table:table-cell table:style-name="NúmeroDaSemanaSábado" table:formula="of:=[.AM11]" office:value-type="string" office:string-value="14" calcext:value-type="string">
            <text:p>14</text:p>
          </table:table-cell>
          <table:table-cell table:style-name="DiaCorridoSábado" table:formula="of:=BASE(DECIMAL([.AN11];6)+1;6)" office:value-type="string" office:string-value="153" calcext:value-type="string">
            <text:p>153</text:p>
          </table:table-cell>
          <table:table-cell table:style-name="NúmeroDaSemanaDomingo" table:formula="of:=[.AO11]" office:value-type="string" office:string-value="14" calcext:value-type="string">
            <text:p>14</text:p>
          </table:table-cell>
          <table:table-cell table:style-name="DiaCorridoDomingo" table:formula="of:=BASE(DECIMAL([.AP11];6)+1;6)" office:value-type="string" office:string-value="154" calcext:value-type="string">
            <text:p>154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12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12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12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12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12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12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12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12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12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12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12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12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12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12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12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12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12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12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-693593+(364*([.A3]-1))+(7*FLOOR(((52*([.A3]-1))+146)/293;1))" office:value-type="date" office:date-value="2023-01-02" calcext:value-type="date" table:number-columns-spanned="2" table:number-rows-spanned="1">
            <text:p>02/01/2023</text:p>
          </table:table-cell>
          <table:covered-table-cell/>
          <table:table-cell table:style-name="DiaGregoriano" table:formula="of:=[.A13]+1" office:value-type="date" office:date-value="2023-01-03" calcext:value-type="date" table:number-columns-spanned="2" table:number-rows-spanned="1">
            <text:p>03/01/2023</text:p>
          </table:table-cell>
          <table:covered-table-cell/>
          <table:table-cell table:style-name="DiaGregoriano" table:formula="of:=[.C13]+1" office:value-type="date" office:date-value="2023-01-04" calcext:value-type="date" table:number-columns-spanned="2" table:number-rows-spanned="1">
            <text:p>04/01/2023</text:p>
          </table:table-cell>
          <table:covered-table-cell/>
          <table:table-cell table:style-name="DiaGregoriano" table:formula="of:=[.E13]+1" office:value-type="date" office:date-value="2023-01-05" calcext:value-type="date" table:number-columns-spanned="2" table:number-rows-spanned="1">
            <text:p>05/01/2023</text:p>
          </table:table-cell>
          <table:covered-table-cell/>
          <table:table-cell table:style-name="DiaGregoriano" table:formula="of:=[.G13]+1" office:value-type="date" office:date-value="2023-01-06" calcext:value-type="date" table:number-columns-spanned="2" table:number-rows-spanned="1">
            <text:p>06/01/2023</text:p>
          </table:table-cell>
          <table:covered-table-cell/>
          <table:table-cell table:style-name="DiaGregorianoSábado" table:formula="of:=[.I13]+1" office:value-type="date" office:date-value="2023-01-07" calcext:value-type="date" table:number-columns-spanned="2" table:number-rows-spanned="1">
            <text:p>07/01/2023</text:p>
          </table:table-cell>
          <table:covered-table-cell/>
          <table:table-cell table:style-name="DiaGregorianoDomingo" table:formula="of:=[.K13]+1" office:value-type="date" office:date-value="2023-01-08" calcext:value-type="date" table:number-columns-spanned="2" table:number-rows-spanned="1">
            <text:p>08/01/2023</text:p>
          </table:table-cell>
          <table:covered-table-cell/>
          <table:table-cell/>
          <table:table-cell table:style-name="DiaGregorianoSegunda" table:formula="of:=[.M22]+1" office:value-type="date" office:date-value="2023-01-30" calcext:value-type="date" table:number-columns-spanned="2" table:number-rows-spanned="1">
            <text:p>30/01/2023</text:p>
          </table:table-cell>
          <table:covered-table-cell/>
          <table:table-cell table:style-name="DiaGregoriano" table:formula="of:=[.P13]+1" office:value-type="date" office:date-value="2023-01-31" calcext:value-type="date" table:number-columns-spanned="2" table:number-rows-spanned="1">
            <text:p>31/01/2023</text:p>
          </table:table-cell>
          <table:covered-table-cell/>
          <table:table-cell table:style-name="DiaGregoriano" table:formula="of:=[.R13]+1" office:value-type="date" office:date-value="2023-02-01" calcext:value-type="date" table:number-columns-spanned="2" table:number-rows-spanned="1">
            <text:p>01/02/2023</text:p>
          </table:table-cell>
          <table:covered-table-cell/>
          <table:table-cell table:style-name="DiaGregoriano" table:formula="of:=[.T13]+1" office:value-type="date" office:date-value="2023-02-02" calcext:value-type="date" table:number-columns-spanned="2" table:number-rows-spanned="1">
            <text:p>02/02/2023</text:p>
          </table:table-cell>
          <table:covered-table-cell/>
          <table:table-cell table:style-name="DiaGregoriano" table:formula="of:=[.V13]+1" office:value-type="date" office:date-value="2023-02-03" calcext:value-type="date" table:number-columns-spanned="2" table:number-rows-spanned="1">
            <text:p>03/02/2023</text:p>
          </table:table-cell>
          <table:covered-table-cell/>
          <table:table-cell table:style-name="DiaGregorianoSábado" table:formula="of:=[.X13]+1" office:value-type="date" office:date-value="2023-02-04" calcext:value-type="date" table:number-columns-spanned="2" table:number-rows-spanned="1">
            <text:p>04/02/2023</text:p>
          </table:table-cell>
          <table:covered-table-cell/>
          <table:table-cell table:style-name="DiaGregorianoDomingo" table:formula="of:=[.Z13]+1" office:value-type="date" office:date-value="2023-02-05" calcext:value-type="date" table:number-columns-spanned="2" table:number-rows-spanned="1">
            <text:p>05/02/2023</text:p>
          </table:table-cell>
          <table:covered-table-cell/>
          <table:table-cell/>
          <table:table-cell table:style-name="DiaGregorianoSegunda" table:formula="of:=[.AB25]+1" office:value-type="date" office:date-value="2023-03-06" calcext:value-type="date" table:number-columns-spanned="2" table:number-rows-spanned="1">
            <text:p>06/03/2023</text:p>
          </table:table-cell>
          <table:covered-table-cell/>
          <table:table-cell table:style-name="DiaGregoriano" table:formula="of:=[.AE13]+1" office:value-type="date" office:date-value="2023-03-07" calcext:value-type="date" table:number-columns-spanned="2" table:number-rows-spanned="1">
            <text:p>07/03/2023</text:p>
          </table:table-cell>
          <table:covered-table-cell/>
          <table:table-cell table:style-name="DiaGregoriano" table:formula="of:=[.AG13]+1" office:value-type="date" office:date-value="2023-03-08" calcext:value-type="date" table:number-columns-spanned="2" table:number-rows-spanned="1">
            <text:p>08/03/2023</text:p>
          </table:table-cell>
          <table:covered-table-cell/>
          <table:table-cell table:style-name="DiaGregoriano" table:formula="of:=[.AI13]+1" office:value-type="date" office:date-value="2023-03-09" calcext:value-type="date" table:number-columns-spanned="2" table:number-rows-spanned="1">
            <text:p>09/03/2023</text:p>
          </table:table-cell>
          <table:covered-table-cell/>
          <table:table-cell table:style-name="DiaGregoriano" table:formula="of:=[.AK13]+1" office:value-type="date" office:date-value="2023-03-10" calcext:value-type="date" table:number-columns-spanned="2" table:number-rows-spanned="1">
            <text:p>10/03/2023</text:p>
          </table:table-cell>
          <table:covered-table-cell/>
          <table:table-cell table:style-name="DiaGregorianoSábado" table:formula="of:=[.AM13]+1" office:value-type="date" office:date-value="2023-03-11" calcext:value-type="date" table:number-columns-spanned="2" table:number-rows-spanned="1">
            <text:p>11/03/2023</text:p>
          </table:table-cell>
          <table:covered-table-cell/>
          <table:table-cell table:style-name="DiaGregorianoDomingo" table:formula="of:=[.AO13]+1" office:value-type="date" office:date-value="2023-03-12" calcext:value-type="date" table:number-columns-spanned="2" table:number-rows-spanned="1">
            <text:p>12/03/2023</text:p>
          </table:table-cell>
          <table:covered-table-cell/>
        </table:table-row>
        <table:table-row table:style-name="ro6">
          <table:table-cell table:style-name="NúmeroDaSemanaSegunda" table:formula="of:=BASE(DECIMAL([.A11];6)+1;6)" office:value-type="string" office:string-value="2" calcext:value-type="string">
            <text:p>2</text:p>
          </table:table-cell>
          <table:table-cell table:style-name="DiaCorrido" table:formula="of:=BASE(DECIMAL([.N11];6)+1;6)" office:value-type="string" office:string-value="12" calcext:value-type="string">
            <text:p>12</text:p>
          </table:table-cell>
          <table:table-cell table:style-name="NúmeroDaSemana" table:formula="of:=[.A14]" office:value-type="string" office:string-value="2" calcext:value-type="string">
            <text:p>2</text:p>
          </table:table-cell>
          <table:table-cell table:style-name="DiaCorrido" table:formula="of:=BASE(DECIMAL([.B14];6)+1;6)" office:value-type="string" office:string-value="13" calcext:value-type="string">
            <text:p>13</text:p>
          </table:table-cell>
          <table:table-cell table:style-name="NúmeroDaSemana" table:formula="of:=[.C14]" office:value-type="string" office:string-value="2" calcext:value-type="string">
            <text:p>2</text:p>
          </table:table-cell>
          <table:table-cell table:style-name="DiaCorrido" table:formula="of:=BASE(DECIMAL([.D14];6)+1;6)" office:value-type="string" office:string-value="14" calcext:value-type="string">
            <text:p>14</text:p>
          </table:table-cell>
          <table:table-cell table:style-name="NúmeroDaSemana" table:formula="of:=[.E14]" office:value-type="string" office:string-value="2" calcext:value-type="string">
            <text:p>2</text:p>
          </table:table-cell>
          <table:table-cell table:style-name="DiaCorrido" table:formula="of:=BASE(DECIMAL([.F14];6)+1;6)" office:value-type="string" office:string-value="15" calcext:value-type="string">
            <text:p>15</text:p>
          </table:table-cell>
          <table:table-cell table:style-name="NúmeroDaSemana" table:formula="of:=[.G14]" office:value-type="string" office:string-value="2" calcext:value-type="string">
            <text:p>2</text:p>
          </table:table-cell>
          <table:table-cell table:style-name="DiaCorrido" table:formula="of:=BASE(DECIMAL([.H14];6)+1;6)" office:value-type="string" office:string-value="20" calcext:value-type="string">
            <text:p>20</text:p>
          </table:table-cell>
          <table:table-cell table:style-name="NúmeroDaSemanaSábado" table:formula="of:=[.I14]" office:value-type="string" office:string-value="2" calcext:value-type="string">
            <text:p>2</text:p>
          </table:table-cell>
          <table:table-cell table:style-name="DiaCorridoSábado" table:formula="of:=BASE(DECIMAL([.J14];6)+1;6)" office:value-type="string" office:string-value="21" calcext:value-type="string">
            <text:p>21</text:p>
          </table:table-cell>
          <table:table-cell table:style-name="NúmeroDaSemanaDomingo" table:formula="of:=[.K14]" office:value-type="string" office:string-value="2" calcext:value-type="string">
            <text:p>2</text:p>
          </table:table-cell>
          <table:table-cell table:style-name="DiaCorridoDomingo" table:formula="of:=BASE(DECIMAL([.L14];6)+1;6)" office:value-type="string" office:string-value="22" calcext:value-type="string">
            <text:p>22</text:p>
          </table:table-cell>
          <table:table-cell/>
          <table:table-cell table:style-name="NúmeroDaSemanaSegunda" table:formula="of:=BASE(DECIMAL([.P11];6)+1;6)" office:value-type="string" office:string-value="10" calcext:value-type="string">
            <text:p>10</text:p>
          </table:table-cell>
          <table:table-cell table:style-name="DiaCorrido" table:formula="of:=BASE(DECIMAL([.AC11];6)+1;6)" office:value-type="string" office:string-value="100" calcext:value-type="string">
            <text:p>100</text:p>
          </table:table-cell>
          <table:table-cell table:style-name="NúmeroDaSemana" table:formula="of:=[.P14]" office:value-type="string" office:string-value="10" calcext:value-type="string">
            <text:p>10</text:p>
          </table:table-cell>
          <table:table-cell table:style-name="DiaCorrido" table:formula="of:=BASE(DECIMAL([.Q14];6)+1;6)" office:value-type="string" office:string-value="101" calcext:value-type="string">
            <text:p>101</text:p>
          </table:table-cell>
          <table:table-cell table:style-name="NúmeroDaSemana" table:formula="of:=[.R14]" office:value-type="string" office:string-value="10" calcext:value-type="string">
            <text:p>10</text:p>
          </table:table-cell>
          <table:table-cell table:style-name="DiaCorrido" table:formula="of:=BASE(DECIMAL([.S14];6)+1;6)" office:value-type="string" office:string-value="102" calcext:value-type="string">
            <text:p>102</text:p>
          </table:table-cell>
          <table:table-cell table:style-name="NúmeroDaSemana" table:formula="of:=[.T14]" office:value-type="string" office:string-value="10" calcext:value-type="string">
            <text:p>10</text:p>
          </table:table-cell>
          <table:table-cell table:style-name="DiaCorrido" table:formula="of:=BASE(DECIMAL([.U14];6)+1;6)" office:value-type="string" office:string-value="103" calcext:value-type="string">
            <text:p>103</text:p>
          </table:table-cell>
          <table:table-cell table:style-name="NúmeroDaSemana" table:formula="of:=[.V14]" office:value-type="string" office:string-value="10" calcext:value-type="string">
            <text:p>10</text:p>
          </table:table-cell>
          <table:table-cell table:style-name="DiaCorrido" table:formula="of:=BASE(DECIMAL([.W14];6)+1;6)" office:value-type="string" office:string-value="104" calcext:value-type="string">
            <text:p>104</text:p>
          </table:table-cell>
          <table:table-cell table:style-name="NúmeroDaSemanaSábado" table:formula="of:=[.X14]" office:value-type="string" office:string-value="10" calcext:value-type="string">
            <text:p>10</text:p>
          </table:table-cell>
          <table:table-cell table:style-name="DiaCorridoSábado" table:formula="of:=BASE(DECIMAL([.Y14];6)+1;6)" office:value-type="string" office:string-value="105" calcext:value-type="string">
            <text:p>105</text:p>
          </table:table-cell>
          <table:table-cell table:style-name="NúmeroDaSemanaDomingo" table:formula="of:=[.Z14]" office:value-type="string" office:string-value="10" calcext:value-type="string">
            <text:p>10</text:p>
          </table:table-cell>
          <table:table-cell table:style-name="DiaCorridoDomingo" table:formula="of:=BASE(DECIMAL([.AA14];6)+1;6)" office:value-type="string" office:string-value="110" calcext:value-type="string">
            <text:p>110</text:p>
          </table:table-cell>
          <table:table-cell/>
          <table:table-cell table:style-name="NúmeroDaSemanaSegunda" table:formula="of:=BASE(DECIMAL([.AE11];6)+1;6)" office:value-type="string" office:string-value="15" calcext:value-type="string">
            <text:p>15</text:p>
          </table:table-cell>
          <table:table-cell table:style-name="DiaCorrido" table:formula="of:=BASE(DECIMAL([.AR11];6)+1;6)" office:value-type="string" office:string-value="155" calcext:value-type="string">
            <text:p>155</text:p>
          </table:table-cell>
          <table:table-cell table:style-name="NúmeroDaSemana" table:formula="of:=[.AE14]" office:value-type="string" office:string-value="15" calcext:value-type="string">
            <text:p>15</text:p>
          </table:table-cell>
          <table:table-cell table:style-name="DiaCorrido" table:formula="of:=BASE(DECIMAL([.AF14];6)+1;6)" office:value-type="string" office:string-value="200" calcext:value-type="string">
            <text:p>200</text:p>
          </table:table-cell>
          <table:table-cell table:style-name="NúmeroDaSemana" table:formula="of:=[.AG14]" office:value-type="string" office:string-value="15" calcext:value-type="string">
            <text:p>15</text:p>
          </table:table-cell>
          <table:table-cell table:style-name="DiaCorrido" table:formula="of:=BASE(DECIMAL([.AH14];6)+1;6)" office:value-type="string" office:string-value="201" calcext:value-type="string">
            <text:p>201</text:p>
          </table:table-cell>
          <table:table-cell table:style-name="NúmeroDaSemana" table:formula="of:=[.AI14]" office:value-type="string" office:string-value="15" calcext:value-type="string">
            <text:p>15</text:p>
          </table:table-cell>
          <table:table-cell table:style-name="DiaCorrido" table:formula="of:=BASE(DECIMAL([.AJ14];6)+1;6)" office:value-type="string" office:string-value="202" calcext:value-type="string">
            <text:p>202</text:p>
          </table:table-cell>
          <table:table-cell table:style-name="NúmeroDaSemana" table:formula="of:=[.AK14]" office:value-type="string" office:string-value="15" calcext:value-type="string">
            <text:p>15</text:p>
          </table:table-cell>
          <table:table-cell table:style-name="DiaCorrido" table:formula="of:=BASE(DECIMAL([.AL14];6)+1;6)" office:value-type="string" office:string-value="203" calcext:value-type="string">
            <text:p>203</text:p>
          </table:table-cell>
          <table:table-cell table:style-name="NúmeroDaSemanaSábado" table:formula="of:=[.AM14]" office:value-type="string" office:string-value="15" calcext:value-type="string">
            <text:p>15</text:p>
          </table:table-cell>
          <table:table-cell table:style-name="DiaCorridoSábado" table:formula="of:=BASE(DECIMAL([.AN14];6)+1;6)" office:value-type="string" office:string-value="204" calcext:value-type="string">
            <text:p>204</text:p>
          </table:table-cell>
          <table:table-cell table:style-name="NúmeroDaSemanaDomingo" table:formula="of:=[.AO14]" office:value-type="string" office:string-value="15" calcext:value-type="string">
            <text:p>15</text:p>
          </table:table-cell>
          <table:table-cell table:style-name="DiaCorridoDomingo" table:formula="of:=BASE(DECIMAL([.AP14];6)+1;6)" office:value-type="string" office:string-value="205" calcext:value-type="string">
            <text:p>205</text:p>
          </table:table-cell>
        </table:table-row>
        <table:table-row table:style-name="ro7">
          <table:table-cell table:style-name="DiaDoMêsSegunda" table:formula="of:=BASE(DECIMAL([.M12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15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15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15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15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15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15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12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15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15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15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15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15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15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12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15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15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15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15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15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15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13]+1" office:value-type="date" office:date-value="2023-01-09" calcext:value-type="date" table:number-columns-spanned="2" table:number-rows-spanned="1">
            <text:p>09/01/2023</text:p>
          </table:table-cell>
          <table:covered-table-cell/>
          <table:table-cell table:style-name="DiaGregoriano" table:formula="of:=[.A16]+1" office:value-type="date" office:date-value="2023-01-10" calcext:value-type="date" table:number-columns-spanned="2" table:number-rows-spanned="1">
            <text:p>10/01/2023</text:p>
          </table:table-cell>
          <table:covered-table-cell/>
          <table:table-cell table:style-name="DiaGregoriano" table:formula="of:=[.C16]+1" office:value-type="date" office:date-value="2023-01-11" calcext:value-type="date" table:number-columns-spanned="2" table:number-rows-spanned="1">
            <text:p>11/01/2023</text:p>
          </table:table-cell>
          <table:covered-table-cell/>
          <table:table-cell table:style-name="DiaGregoriano" table:formula="of:=[.E16]+1" office:value-type="date" office:date-value="2023-01-12" calcext:value-type="date" table:number-columns-spanned="2" table:number-rows-spanned="1">
            <text:p>12/01/2023</text:p>
          </table:table-cell>
          <table:covered-table-cell/>
          <table:table-cell table:style-name="DiaGregoriano" table:formula="of:=[.G16]+1" office:value-type="date" office:date-value="2023-01-13" calcext:value-type="date" table:number-columns-spanned="2" table:number-rows-spanned="1">
            <text:p>13/01/2023</text:p>
          </table:table-cell>
          <table:covered-table-cell/>
          <table:table-cell table:style-name="DiaGregorianoSábado" table:formula="of:=[.I16]+1" office:value-type="date" office:date-value="2023-01-14" calcext:value-type="date" table:number-columns-spanned="2" table:number-rows-spanned="1">
            <text:p>14/01/2023</text:p>
          </table:table-cell>
          <table:covered-table-cell/>
          <table:table-cell table:style-name="DiaGregorianoDomingo" table:formula="of:=[.K16]+1" office:value-type="date" office:date-value="2023-01-15" calcext:value-type="date" table:number-columns-spanned="2" table:number-rows-spanned="1">
            <text:p>15/01/2023</text:p>
          </table:table-cell>
          <table:covered-table-cell/>
          <table:table-cell/>
          <table:table-cell table:style-name="DiaGregorianoSegunda" table:formula="of:=[.AB13]+1" office:value-type="date" office:date-value="2023-02-06" calcext:value-type="date" table:number-columns-spanned="2" table:number-rows-spanned="1">
            <text:p>06/02/2023</text:p>
          </table:table-cell>
          <table:covered-table-cell/>
          <table:table-cell table:style-name="DiaGregoriano" table:formula="of:=[.P16]+1" office:value-type="date" office:date-value="2023-02-07" calcext:value-type="date" table:number-columns-spanned="2" table:number-rows-spanned="1">
            <text:p>07/02/2023</text:p>
          </table:table-cell>
          <table:covered-table-cell/>
          <table:table-cell table:style-name="DiaGregoriano" table:formula="of:=[.R16]+1" office:value-type="date" office:date-value="2023-02-08" calcext:value-type="date" table:number-columns-spanned="2" table:number-rows-spanned="1">
            <text:p>08/02/2023</text:p>
          </table:table-cell>
          <table:covered-table-cell/>
          <table:table-cell table:style-name="DiaGregoriano" table:formula="of:=[.T16]+1" office:value-type="date" office:date-value="2023-02-09" calcext:value-type="date" table:number-columns-spanned="2" table:number-rows-spanned="1">
            <text:p>09/02/2023</text:p>
          </table:table-cell>
          <table:covered-table-cell/>
          <table:table-cell table:style-name="DiaGregoriano" table:formula="of:=[.V16]+1" office:value-type="date" office:date-value="2023-02-10" calcext:value-type="date" table:number-columns-spanned="2" table:number-rows-spanned="1">
            <text:p>10/02/2023</text:p>
          </table:table-cell>
          <table:covered-table-cell/>
          <table:table-cell table:style-name="DiaGregorianoSábado" table:formula="of:=[.X16]+1" office:value-type="date" office:date-value="2023-02-11" calcext:value-type="date" table:number-columns-spanned="2" table:number-rows-spanned="1">
            <text:p>11/02/2023</text:p>
          </table:table-cell>
          <table:covered-table-cell/>
          <table:table-cell table:style-name="DiaGregorianoDomingo" table:formula="of:=[.Z16]+1" office:value-type="date" office:date-value="2023-02-12" calcext:value-type="date" table:number-columns-spanned="2" table:number-rows-spanned="1">
            <text:p>12/02/2023</text:p>
          </table:table-cell>
          <table:covered-table-cell/>
          <table:table-cell/>
          <table:table-cell table:style-name="DiaGregorianoSegunda" table:formula="of:=[.AQ13]+1" office:value-type="date" office:date-value="2023-03-13" calcext:value-type="date" table:number-columns-spanned="2" table:number-rows-spanned="1">
            <text:p>13/03/2023</text:p>
          </table:table-cell>
          <table:covered-table-cell/>
          <table:table-cell table:style-name="DiaGregoriano" table:formula="of:=[.AE16]+1" office:value-type="date" office:date-value="2023-03-14" calcext:value-type="date" table:number-columns-spanned="2" table:number-rows-spanned="1">
            <text:p>14/03/2023</text:p>
          </table:table-cell>
          <table:covered-table-cell/>
          <table:table-cell table:style-name="DiaGregoriano" table:formula="of:=[.AG16]+1" office:value-type="date" office:date-value="2023-03-15" calcext:value-type="date" table:number-columns-spanned="2" table:number-rows-spanned="1">
            <text:p>15/03/2023</text:p>
          </table:table-cell>
          <table:covered-table-cell/>
          <table:table-cell table:style-name="DiaGregoriano" table:formula="of:=[.AI16]+1" office:value-type="date" office:date-value="2023-03-16" calcext:value-type="date" table:number-columns-spanned="2" table:number-rows-spanned="1">
            <text:p>16/03/2023</text:p>
          </table:table-cell>
          <table:covered-table-cell/>
          <table:table-cell table:style-name="DiaGregoriano" table:formula="of:=[.AK16]+1" office:value-type="date" office:date-value="2023-03-17" calcext:value-type="date" table:number-columns-spanned="2" table:number-rows-spanned="1">
            <text:p>17/03/2023</text:p>
          </table:table-cell>
          <table:covered-table-cell/>
          <table:table-cell table:style-name="DiaGregorianoSábado" table:formula="of:=[.AM16]+1" office:value-type="date" office:date-value="2023-03-18" calcext:value-type="date" table:number-columns-spanned="2" table:number-rows-spanned="1">
            <text:p>18/03/2023</text:p>
          </table:table-cell>
          <table:covered-table-cell/>
          <table:table-cell table:style-name="DiaGregorianoDomingo" table:formula="of:=[.AO16]+1" office:value-type="date" office:date-value="2023-03-19" calcext:value-type="date" table:number-columns-spanned="2" table:number-rows-spanned="1">
            <text:p>19/03/2023</text:p>
          </table:table-cell>
          <table:covered-table-cell/>
        </table:table-row>
        <table:table-row table:style-name="ro6">
          <table:table-cell table:style-name="NúmeroDaSemanaSegunda" table:formula="of:=BASE(DECIMAL([.A14];6)+1;6)" office:value-type="string" office:string-value="3" calcext:value-type="string">
            <text:p>3</text:p>
          </table:table-cell>
          <table:table-cell table:style-name="DiaCorrido" table:formula="of:=BASE(DECIMAL([.N14];6)+1;6)" office:value-type="string" office:string-value="23" calcext:value-type="string">
            <text:p>23</text:p>
          </table:table-cell>
          <table:table-cell table:style-name="NúmeroDaSemana" table:formula="of:=[.A17]" office:value-type="string" office:string-value="3" calcext:value-type="string">
            <text:p>3</text:p>
          </table:table-cell>
          <table:table-cell table:style-name="DiaCorrido" table:formula="of:=BASE(DECIMAL([.B17];6)+1;6)" office:value-type="string" office:string-value="24" calcext:value-type="string">
            <text:p>24</text:p>
          </table:table-cell>
          <table:table-cell table:style-name="NúmeroDaSemana" table:formula="of:=[.C17]" office:value-type="string" office:string-value="3" calcext:value-type="string">
            <text:p>3</text:p>
          </table:table-cell>
          <table:table-cell table:style-name="DiaCorrido" table:formula="of:=BASE(DECIMAL([.D17];6)+1;6)" office:value-type="string" office:string-value="25" calcext:value-type="string">
            <text:p>25</text:p>
          </table:table-cell>
          <table:table-cell table:style-name="NúmeroDaSemana" table:formula="of:=[.E17]" office:value-type="string" office:string-value="3" calcext:value-type="string">
            <text:p>3</text:p>
          </table:table-cell>
          <table:table-cell table:style-name="DiaCorrido" table:formula="of:=BASE(DECIMAL([.F17];6)+1;6)" office:value-type="string" office:string-value="30" calcext:value-type="string">
            <text:p>30</text:p>
          </table:table-cell>
          <table:table-cell table:style-name="NúmeroDaSemana" table:formula="of:=[.G17]" office:value-type="string" office:string-value="3" calcext:value-type="string">
            <text:p>3</text:p>
          </table:table-cell>
          <table:table-cell table:style-name="DiaCorrido" table:formula="of:=BASE(DECIMAL([.H17];6)+1;6)" office:value-type="string" office:string-value="31" calcext:value-type="string">
            <text:p>31</text:p>
          </table:table-cell>
          <table:table-cell table:style-name="NúmeroDaSemanaSábado" table:formula="of:=[.I17]" office:value-type="string" office:string-value="3" calcext:value-type="string">
            <text:p>3</text:p>
          </table:table-cell>
          <table:table-cell table:style-name="DiaCorridoSábado" table:formula="of:=BASE(DECIMAL([.J17];6)+1;6)" office:value-type="string" office:string-value="32" calcext:value-type="string">
            <text:p>32</text:p>
          </table:table-cell>
          <table:table-cell table:style-name="NúmeroDaSemanaDomingo" table:formula="of:=[.K17]" office:value-type="string" office:string-value="3" calcext:value-type="string">
            <text:p>3</text:p>
          </table:table-cell>
          <table:table-cell table:style-name="DiaCorridoDomingo" table:formula="of:=BASE(DECIMAL([.L17];6)+1;6)" office:value-type="string" office:string-value="33" calcext:value-type="string">
            <text:p>33</text:p>
          </table:table-cell>
          <table:table-cell/>
          <table:table-cell table:style-name="NúmeroDaSemanaSegunda" table:formula="of:=BASE(DECIMAL([.P14];6)+1;6)" office:value-type="string" office:string-value="11" calcext:value-type="string">
            <text:p>11</text:p>
          </table:table-cell>
          <table:table-cell table:style-name="DiaCorrido" table:formula="of:=BASE(DECIMAL([.AC14];6)+1;6)" office:value-type="string" office:string-value="111" calcext:value-type="string">
            <text:p>111</text:p>
          </table:table-cell>
          <table:table-cell table:style-name="NúmeroDaSemana" table:formula="of:=[.P17]" office:value-type="string" office:string-value="11" calcext:value-type="string">
            <text:p>11</text:p>
          </table:table-cell>
          <table:table-cell table:style-name="DiaCorrido" table:formula="of:=BASE(DECIMAL([.Q17];6)+1;6)" office:value-type="string" office:string-value="112" calcext:value-type="string">
            <text:p>112</text:p>
          </table:table-cell>
          <table:table-cell table:style-name="NúmeroDaSemana" table:formula="of:=[.R17]" office:value-type="string" office:string-value="11" calcext:value-type="string">
            <text:p>11</text:p>
          </table:table-cell>
          <table:table-cell table:style-name="DiaCorrido" table:formula="of:=BASE(DECIMAL([.S17];6)+1;6)" office:value-type="string" office:string-value="113" calcext:value-type="string">
            <text:p>113</text:p>
          </table:table-cell>
          <table:table-cell table:style-name="NúmeroDaSemanaMeioTrimestre" table:formula="of:=[.T17]" office:value-type="string" office:string-value="11" calcext:value-type="string">
            <text:p>11</text:p>
          </table:table-cell>
          <table:table-cell table:style-name="DiaCorridoMeioTrimestre" table:formula="of:=BASE(DECIMAL([.U17];6)+1;6)" office:value-type="string" office:string-value="114" calcext:value-type="string">
            <text:p>114</text:p>
          </table:table-cell>
          <table:table-cell table:style-name="NúmeroDaSemana" table:formula="of:=[.V17]" office:value-type="string" office:string-value="11" calcext:value-type="string">
            <text:p>11</text:p>
          </table:table-cell>
          <table:table-cell table:style-name="DiaCorrido" table:formula="of:=BASE(DECIMAL([.W17];6)+1;6)" office:value-type="string" office:string-value="115" calcext:value-type="string">
            <text:p>115</text:p>
          </table:table-cell>
          <table:table-cell table:style-name="NúmeroDaSemanaSábado" table:formula="of:=[.X17]" office:value-type="string" office:string-value="11" calcext:value-type="string">
            <text:p>11</text:p>
          </table:table-cell>
          <table:table-cell table:style-name="DiaCorridoSábado" table:formula="of:=BASE(DECIMAL([.Y17];6)+1;6)" office:value-type="string" office:string-value="120" calcext:value-type="string">
            <text:p>120</text:p>
          </table:table-cell>
          <table:table-cell table:style-name="NúmeroDaSemanaDomingo" table:formula="of:=[.Z17]" office:value-type="string" office:string-value="11" calcext:value-type="string">
            <text:p>11</text:p>
          </table:table-cell>
          <table:table-cell table:style-name="DiaCorridoDomingo" table:formula="of:=BASE(DECIMAL([.AA17];6)+1;6)" office:value-type="string" office:string-value="121" calcext:value-type="string">
            <text:p>121</text:p>
          </table:table-cell>
          <table:table-cell/>
          <table:table-cell table:style-name="NúmeroDaSemanaSegunda" table:formula="of:=BASE(DECIMAL([.AE14];6)+1;6)" office:value-type="string" office:string-value="20" calcext:value-type="string">
            <text:p>20</text:p>
          </table:table-cell>
          <table:table-cell table:style-name="DiaCorrido" table:formula="of:=BASE(DECIMAL([.AR14];6)+1;6)" office:value-type="string" office:string-value="210" calcext:value-type="string">
            <text:p>210</text:p>
          </table:table-cell>
          <table:table-cell table:style-name="NúmeroDaSemana" table:formula="of:=[.AE17]" office:value-type="string" office:string-value="20" calcext:value-type="string">
            <text:p>20</text:p>
          </table:table-cell>
          <table:table-cell table:style-name="DiaCorrido" table:formula="of:=BASE(DECIMAL([.AF17];6)+1;6)" office:value-type="string" office:string-value="211" calcext:value-type="string">
            <text:p>211</text:p>
          </table:table-cell>
          <table:table-cell table:style-name="NúmeroDaSemana" table:formula="of:=[.AG17]" office:value-type="string" office:string-value="20" calcext:value-type="string">
            <text:p>20</text:p>
          </table:table-cell>
          <table:table-cell table:style-name="DiaCorrido" table:formula="of:=BASE(DECIMAL([.AH17];6)+1;6)" office:value-type="string" office:string-value="212" calcext:value-type="string">
            <text:p>212</text:p>
          </table:table-cell>
          <table:table-cell table:style-name="NúmeroDaSemana" table:formula="of:=[.AI17]" office:value-type="string" office:string-value="20" calcext:value-type="string">
            <text:p>20</text:p>
          </table:table-cell>
          <table:table-cell table:style-name="DiaCorrido" table:formula="of:=BASE(DECIMAL([.AJ17];6)+1;6)" office:value-type="string" office:string-value="213" calcext:value-type="string">
            <text:p>213</text:p>
          </table:table-cell>
          <table:table-cell table:style-name="NúmeroDaSemana" table:formula="of:=[.AK17]" office:value-type="string" office:string-value="20" calcext:value-type="string">
            <text:p>20</text:p>
          </table:table-cell>
          <table:table-cell table:style-name="DiaCorrido" table:formula="of:=BASE(DECIMAL([.AL17];6)+1;6)" office:value-type="string" office:string-value="214" calcext:value-type="string">
            <text:p>214</text:p>
          </table:table-cell>
          <table:table-cell table:style-name="NúmeroDaSemanaSábado" table:formula="of:=[.AM17]" office:value-type="string" office:string-value="20" calcext:value-type="string">
            <text:p>20</text:p>
          </table:table-cell>
          <table:table-cell table:style-name="DiaCorridoSábado" table:formula="of:=BASE(DECIMAL([.AN17];6)+1;6)" office:value-type="string" office:string-value="215" calcext:value-type="string">
            <text:p>215</text:p>
          </table:table-cell>
          <table:table-cell table:style-name="NúmeroDaSemanaDomingo" table:formula="of:=[.AO17]" office:value-type="string" office:string-value="20" calcext:value-type="string">
            <text:p>20</text:p>
          </table:table-cell>
          <table:table-cell table:style-name="DiaCorridoDomingo" table:formula="of:=BASE(DECIMAL([.AP17];6)+1;6)" office:value-type="string" office:string-value="220" calcext:value-type="string">
            <text:p>220</text:p>
          </table:table-cell>
        </table:table-row>
        <table:table-row table:style-name="ro7">
          <table:table-cell table:style-name="DiaDoMêsSegunda" table:formula="of:=BASE(DECIMAL([.M15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18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18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18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18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18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18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15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18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18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18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18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18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18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15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18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18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18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18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18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18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16]+1" office:value-type="date" office:date-value="2023-01-16" calcext:value-type="date" table:number-columns-spanned="2" table:number-rows-spanned="1">
            <text:p>16/01/2023</text:p>
          </table:table-cell>
          <table:covered-table-cell/>
          <table:table-cell table:style-name="DiaGregoriano" table:formula="of:=[.A19]+1" office:value-type="date" office:date-value="2023-01-17" calcext:value-type="date" table:number-columns-spanned="2" table:number-rows-spanned="1">
            <text:p>17/01/2023</text:p>
          </table:table-cell>
          <table:covered-table-cell/>
          <table:table-cell table:style-name="DiaGregoriano" table:formula="of:=[.C19]+1" office:value-type="date" office:date-value="2023-01-18" calcext:value-type="date" table:number-columns-spanned="2" table:number-rows-spanned="1">
            <text:p>18/01/2023</text:p>
          </table:table-cell>
          <table:covered-table-cell/>
          <table:table-cell table:style-name="DiaGregoriano" table:formula="of:=[.E19]+1" office:value-type="date" office:date-value="2023-01-19" calcext:value-type="date" table:number-columns-spanned="2" table:number-rows-spanned="1">
            <text:p>19/01/2023</text:p>
          </table:table-cell>
          <table:covered-table-cell/>
          <table:table-cell table:style-name="DiaGregoriano" table:formula="of:=[.G19]+1" office:value-type="date" office:date-value="2023-01-20" calcext:value-type="date" table:number-columns-spanned="2" table:number-rows-spanned="1">
            <text:p>20/01/2023</text:p>
          </table:table-cell>
          <table:covered-table-cell/>
          <table:table-cell table:style-name="DiaGregorianoSábado" table:formula="of:=[.I19]+1" office:value-type="date" office:date-value="2023-01-21" calcext:value-type="date" table:number-columns-spanned="2" table:number-rows-spanned="1">
            <text:p>21/01/2023</text:p>
          </table:table-cell>
          <table:covered-table-cell/>
          <table:table-cell table:style-name="DiaGregorianoDomingo" table:formula="of:=[.K19]+1" office:value-type="date" office:date-value="2023-01-22" calcext:value-type="date" table:number-columns-spanned="2" table:number-rows-spanned="1">
            <text:p>22/01/2023</text:p>
          </table:table-cell>
          <table:covered-table-cell/>
          <table:table-cell/>
          <table:table-cell table:style-name="DiaGregorianoSegunda" table:formula="of:=[.AB16]+1" office:value-type="date" office:date-value="2023-02-13" calcext:value-type="date" table:number-columns-spanned="2" table:number-rows-spanned="1">
            <text:p>13/02/2023</text:p>
          </table:table-cell>
          <table:covered-table-cell/>
          <table:table-cell table:style-name="DiaGregoriano" table:formula="of:=[.P19]+1" office:value-type="date" office:date-value="2023-02-14" calcext:value-type="date" table:number-columns-spanned="2" table:number-rows-spanned="1">
            <text:p>14/02/2023</text:p>
          </table:table-cell>
          <table:covered-table-cell/>
          <table:table-cell table:style-name="DiaGregoriano" table:formula="of:=[.R19]+1" office:value-type="date" office:date-value="2023-02-15" calcext:value-type="date" table:number-columns-spanned="2" table:number-rows-spanned="1">
            <text:p>15/02/2023</text:p>
          </table:table-cell>
          <table:covered-table-cell/>
          <table:table-cell table:style-name="DiaGregorianoMeioTrimestre" table:formula="of:=[.T19]+1" office:value-type="date" office:date-value="2023-02-16" calcext:value-type="date" table:number-columns-spanned="2" table:number-rows-spanned="1">
            <text:p>16/02/2023</text:p>
          </table:table-cell>
          <table:covered-table-cell/>
          <table:table-cell table:style-name="DiaGregoriano" table:formula="of:=[.V19]+1" office:value-type="date" office:date-value="2023-02-17" calcext:value-type="date" table:number-columns-spanned="2" table:number-rows-spanned="1">
            <text:p>17/02/2023</text:p>
          </table:table-cell>
          <table:covered-table-cell/>
          <table:table-cell table:style-name="DiaGregorianoSábado" table:formula="of:=[.X19]+1" office:value-type="date" office:date-value="2023-02-18" calcext:value-type="date" table:number-columns-spanned="2" table:number-rows-spanned="1">
            <text:p>18/02/2023</text:p>
          </table:table-cell>
          <table:covered-table-cell/>
          <table:table-cell table:style-name="DiaGregorianoDomingo" table:formula="of:=[.Z19]+1" office:value-type="date" office:date-value="2023-02-19" calcext:value-type="date" table:number-columns-spanned="2" table:number-rows-spanned="1">
            <text:p>19/02/2023</text:p>
          </table:table-cell>
          <table:covered-table-cell/>
          <table:table-cell/>
          <table:table-cell table:style-name="DiaGregorianoSegunda" table:formula="of:=[.AQ16]+1" office:value-type="date" office:date-value="2023-03-20" calcext:value-type="date" table:number-columns-spanned="2" table:number-rows-spanned="1">
            <text:p>20/03/2023</text:p>
          </table:table-cell>
          <table:covered-table-cell/>
          <table:table-cell table:style-name="DiaGregoriano" table:formula="of:=[.AE19]+1" office:value-type="date" office:date-value="2023-03-21" calcext:value-type="date" table:number-columns-spanned="2" table:number-rows-spanned="1">
            <text:p>21/03/2023</text:p>
          </table:table-cell>
          <table:covered-table-cell/>
          <table:table-cell table:style-name="DiaGregoriano" table:formula="of:=[.AG19]+1" office:value-type="date" office:date-value="2023-03-22" calcext:value-type="date" table:number-columns-spanned="2" table:number-rows-spanned="1">
            <text:p>22/03/2023</text:p>
          </table:table-cell>
          <table:covered-table-cell/>
          <table:table-cell table:style-name="DiaGregoriano" table:formula="of:=[.AI19]+1" office:value-type="date" office:date-value="2023-03-23" calcext:value-type="date" table:number-columns-spanned="2" table:number-rows-spanned="1">
            <text:p>23/03/2023</text:p>
          </table:table-cell>
          <table:covered-table-cell/>
          <table:table-cell table:style-name="DiaGregoriano" table:formula="of:=[.AK19]+1" office:value-type="date" office:date-value="2023-03-24" calcext:value-type="date" table:number-columns-spanned="2" table:number-rows-spanned="1">
            <text:p>24/03/2023</text:p>
          </table:table-cell>
          <table:covered-table-cell/>
          <table:table-cell table:style-name="DiaGregorianoSábado" table:formula="of:=[.AM19]+1" office:value-type="date" office:date-value="2023-03-25" calcext:value-type="date" table:number-columns-spanned="2" table:number-rows-spanned="1">
            <text:p>25/03/2023</text:p>
          </table:table-cell>
          <table:covered-table-cell/>
          <table:table-cell table:style-name="DiaGregorianoDomingo" table:formula="of:=[.AO19]+1" office:value-type="date" office:date-value="2023-03-26" calcext:value-type="date" table:number-columns-spanned="2" table:number-rows-spanned="1">
            <text:p>26/03/2023</text:p>
          </table:table-cell>
          <table:covered-table-cell/>
        </table:table-row>
        <table:table-row table:style-name="ro6">
          <table:table-cell table:style-name="NúmeroDaSemanaSegunda" table:formula="of:=BASE(DECIMAL([.A17];6)+1;6)" office:value-type="string" office:string-value="4" calcext:value-type="string">
            <text:p>4</text:p>
          </table:table-cell>
          <table:table-cell table:style-name="DiaCorrido" table:formula="of:=BASE(DECIMAL([.N17];6)+1;6)" office:value-type="string" office:string-value="34" calcext:value-type="string">
            <text:p>34</text:p>
          </table:table-cell>
          <table:table-cell table:style-name="NúmeroDaSemana" table:formula="of:=[.A20]" office:value-type="string" office:string-value="4" calcext:value-type="string">
            <text:p>4</text:p>
          </table:table-cell>
          <table:table-cell table:style-name="DiaCorrido" table:formula="of:=BASE(DECIMAL([.B20];6)+1;6)" office:value-type="string" office:string-value="35" calcext:value-type="string">
            <text:p>35</text:p>
          </table:table-cell>
          <table:table-cell table:style-name="NúmeroDaSemana" table:formula="of:=[.C20]" office:value-type="string" office:string-value="4" calcext:value-type="string">
            <text:p>4</text:p>
          </table:table-cell>
          <table:table-cell table:style-name="DiaCorrido" table:formula="of:=BASE(DECIMAL([.D20];6)+1;6)" office:value-type="string" office:string-value="40" calcext:value-type="string">
            <text:p>40</text:p>
          </table:table-cell>
          <table:table-cell table:style-name="NúmeroDaSemana" table:formula="of:=[.E20]" office:value-type="string" office:string-value="4" calcext:value-type="string">
            <text:p>4</text:p>
          </table:table-cell>
          <table:table-cell table:style-name="DiaCorrido" table:formula="of:=BASE(DECIMAL([.F20];6)+1;6)" office:value-type="string" office:string-value="41" calcext:value-type="string">
            <text:p>41</text:p>
          </table:table-cell>
          <table:table-cell table:style-name="NúmeroDaSemana" table:formula="of:=[.G20]" office:value-type="string" office:string-value="4" calcext:value-type="string">
            <text:p>4</text:p>
          </table:table-cell>
          <table:table-cell table:style-name="DiaCorrido" table:formula="of:=BASE(DECIMAL([.H20];6)+1;6)" office:value-type="string" office:string-value="42" calcext:value-type="string">
            <text:p>42</text:p>
          </table:table-cell>
          <table:table-cell table:style-name="NúmeroDaSemanaSábado" table:formula="of:=[.I20]" office:value-type="string" office:string-value="4" calcext:value-type="string">
            <text:p>4</text:p>
          </table:table-cell>
          <table:table-cell table:style-name="DiaCorridoSábado" table:formula="of:=BASE(DECIMAL([.J20];6)+1;6)" office:value-type="string" office:string-value="43" calcext:value-type="string">
            <text:p>43</text:p>
          </table:table-cell>
          <table:table-cell table:style-name="NúmeroDaSemanaDomingo" table:formula="of:=[.K20]" office:value-type="string" office:string-value="4" calcext:value-type="string">
            <text:p>4</text:p>
          </table:table-cell>
          <table:table-cell table:style-name="DiaCorridoDomingo" table:formula="of:=BASE(DECIMAL([.L20];6)+1;6)" office:value-type="string" office:string-value="44" calcext:value-type="string">
            <text:p>44</text:p>
          </table:table-cell>
          <table:table-cell/>
          <table:table-cell table:style-name="NúmeroDaSemanaSegunda" table:formula="of:=BASE(DECIMAL([.P17];6)+1;6)" office:value-type="string" office:string-value="12" calcext:value-type="string">
            <text:p>12</text:p>
          </table:table-cell>
          <table:table-cell table:style-name="DiaCorrido" table:formula="of:=BASE(DECIMAL([.AC17];6)+1;6)" office:value-type="string" office:string-value="122" calcext:value-type="string">
            <text:p>122</text:p>
          </table:table-cell>
          <table:table-cell table:style-name="NúmeroDaSemana" table:formula="of:=[.P20]" office:value-type="string" office:string-value="12" calcext:value-type="string">
            <text:p>12</text:p>
          </table:table-cell>
          <table:table-cell table:style-name="DiaCorrido" table:formula="of:=BASE(DECIMAL([.Q20];6)+1;6)" office:value-type="string" office:string-value="123" calcext:value-type="string">
            <text:p>123</text:p>
          </table:table-cell>
          <table:table-cell table:style-name="NúmeroDaSemana" table:formula="of:=[.R20]" office:value-type="string" office:string-value="12" calcext:value-type="string">
            <text:p>12</text:p>
          </table:table-cell>
          <table:table-cell table:style-name="DiaCorrido" table:formula="of:=BASE(DECIMAL([.S20];6)+1;6)" office:value-type="string" office:string-value="124" calcext:value-type="string">
            <text:p>124</text:p>
          </table:table-cell>
          <table:table-cell table:style-name="NúmeroDaSemana" table:formula="of:=[.T20]" office:value-type="string" office:string-value="12" calcext:value-type="string">
            <text:p>12</text:p>
          </table:table-cell>
          <table:table-cell table:style-name="DiaCorrido" table:formula="of:=BASE(DECIMAL([.U20];6)+1;6)" office:value-type="string" office:string-value="125" calcext:value-type="string">
            <text:p>125</text:p>
          </table:table-cell>
          <table:table-cell table:style-name="NúmeroDaSemana" table:formula="of:=[.V20]" office:value-type="string" office:string-value="12" calcext:value-type="string">
            <text:p>12</text:p>
          </table:table-cell>
          <table:table-cell table:style-name="DiaCorrido" table:formula="of:=BASE(DECIMAL([.W20];6)+1;6)" office:value-type="string" office:string-value="130" calcext:value-type="string">
            <text:p>130</text:p>
          </table:table-cell>
          <table:table-cell table:style-name="NúmeroDaSemanaSábado" table:formula="of:=[.X20]" office:value-type="string" office:string-value="12" calcext:value-type="string">
            <text:p>12</text:p>
          </table:table-cell>
          <table:table-cell table:style-name="DiaCorridoSábado" table:formula="of:=BASE(DECIMAL([.Y20];6)+1;6)" office:value-type="string" office:string-value="131" calcext:value-type="string">
            <text:p>131</text:p>
          </table:table-cell>
          <table:table-cell table:style-name="NúmeroDaSemanaDomingo" table:formula="of:=[.Z20]" office:value-type="string" office:string-value="12" calcext:value-type="string">
            <text:p>12</text:p>
          </table:table-cell>
          <table:table-cell table:style-name="DiaCorridoDomingo" table:formula="of:=BASE(DECIMAL([.AA20];6)+1;6)" office:value-type="string" office:string-value="132" calcext:value-type="string">
            <text:p>132</text:p>
          </table:table-cell>
          <table:table-cell/>
          <table:table-cell table:style-name="NúmeroDaSemanaSegunda" table:formula="of:=BASE(DECIMAL([.AE17];6)+1;6)" office:value-type="string" office:string-value="21" calcext:value-type="string">
            <text:p>21</text:p>
          </table:table-cell>
          <table:table-cell table:style-name="DiaCorrido" table:formula="of:=BASE(DECIMAL([.AR17];6)+1;6)" office:value-type="string" office:string-value="221" calcext:value-type="string">
            <text:p>221</text:p>
          </table:table-cell>
          <table:table-cell table:style-name="NúmeroDaSemana" table:formula="of:=[.AE20]" office:value-type="string" office:string-value="21" calcext:value-type="string">
            <text:p>21</text:p>
          </table:table-cell>
          <table:table-cell table:style-name="DiaCorrido" table:formula="of:=BASE(DECIMAL([.AF20];6)+1;6)" office:value-type="string" office:string-value="222" calcext:value-type="string">
            <text:p>222</text:p>
          </table:table-cell>
          <table:table-cell table:style-name="NúmeroDaSemana" table:formula="of:=[.AG20]" office:value-type="string" office:string-value="21" calcext:value-type="string">
            <text:p>21</text:p>
          </table:table-cell>
          <table:table-cell table:style-name="DiaCorrido" table:formula="of:=BASE(DECIMAL([.AH20];6)+1;6)" office:value-type="string" office:string-value="223" calcext:value-type="string">
            <text:p>223</text:p>
          </table:table-cell>
          <table:table-cell table:style-name="NúmeroDaSemana" table:formula="of:=[.AI20]" office:value-type="string" office:string-value="21" calcext:value-type="string">
            <text:p>21</text:p>
          </table:table-cell>
          <table:table-cell table:style-name="DiaCorrido" table:formula="of:=BASE(DECIMAL([.AJ20];6)+1;6)" office:value-type="string" office:string-value="224" calcext:value-type="string">
            <text:p>224</text:p>
          </table:table-cell>
          <table:table-cell table:style-name="NúmeroDaSemana" table:formula="of:=[.AK20]" office:value-type="string" office:string-value="21" calcext:value-type="string">
            <text:p>21</text:p>
          </table:table-cell>
          <table:table-cell table:style-name="DiaCorrido" table:formula="of:=BASE(DECIMAL([.AL20];6)+1;6)" office:value-type="string" office:string-value="225" calcext:value-type="string">
            <text:p>225</text:p>
          </table:table-cell>
          <table:table-cell table:style-name="NúmeroDaSemanaSábado" table:formula="of:=[.AM20]" office:value-type="string" office:string-value="21" calcext:value-type="string">
            <text:p>21</text:p>
          </table:table-cell>
          <table:table-cell table:style-name="DiaCorridoSábado" table:formula="of:=BASE(DECIMAL([.AN20];6)+1;6)" office:value-type="string" office:string-value="230" calcext:value-type="string">
            <text:p>230</text:p>
          </table:table-cell>
          <table:table-cell table:style-name="NúmeroDaSemanaDomingo" table:formula="of:=[.AO20]" office:value-type="string" office:string-value="21" calcext:value-type="string">
            <text:p>21</text:p>
          </table:table-cell>
          <table:table-cell table:style-name="DiaCorridoDomingo" table:formula="of:=BASE(DECIMAL([.AP20];6)+1;6)" office:value-type="string" office:string-value="231" calcext:value-type="string">
            <text:p>231</text:p>
          </table:table-cell>
        </table:table-row>
        <table:table-row table:style-name="ro7">
          <table:table-cell table:style-name="DiaDoMêsSegunda" table:formula="of:=BASE(DECIMAL([.M18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21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21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21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21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21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21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18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21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21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21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21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21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21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18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21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21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21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21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21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21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19]+1" office:value-type="date" office:date-value="2023-01-23" calcext:value-type="date" table:number-columns-spanned="2" table:number-rows-spanned="1">
            <text:p>23/01/2023</text:p>
          </table:table-cell>
          <table:covered-table-cell/>
          <table:table-cell table:style-name="DiaGregoriano" table:formula="of:=[.A22]+1" office:value-type="date" office:date-value="2023-01-24" calcext:value-type="date" table:number-columns-spanned="2" table:number-rows-spanned="1">
            <text:p>24/01/2023</text:p>
          </table:table-cell>
          <table:covered-table-cell/>
          <table:table-cell table:style-name="DiaGregoriano" table:formula="of:=[.C22]+1" office:value-type="date" office:date-value="2023-01-25" calcext:value-type="date" table:number-columns-spanned="2" table:number-rows-spanned="1">
            <text:p>25/01/2023</text:p>
          </table:table-cell>
          <table:covered-table-cell/>
          <table:table-cell table:style-name="DiaGregoriano" table:formula="of:=[.E22]+1" office:value-type="date" office:date-value="2023-01-26" calcext:value-type="date" table:number-columns-spanned="2" table:number-rows-spanned="1">
            <text:p>26/01/2023</text:p>
          </table:table-cell>
          <table:covered-table-cell/>
          <table:table-cell table:style-name="DiaGregoriano" table:formula="of:=[.G22]+1" office:value-type="date" office:date-value="2023-01-27" calcext:value-type="date" table:number-columns-spanned="2" table:number-rows-spanned="1">
            <text:p>27/01/2023</text:p>
          </table:table-cell>
          <table:covered-table-cell/>
          <table:table-cell table:style-name="DiaGregorianoSábado" table:formula="of:=[.I22]+1" office:value-type="date" office:date-value="2023-01-28" calcext:value-type="date" table:number-columns-spanned="2" table:number-rows-spanned="1">
            <text:p>28/01/2023</text:p>
          </table:table-cell>
          <table:covered-table-cell/>
          <table:table-cell table:style-name="DiaGregorianoDomingo" table:formula="of:=[.K22]+1" office:value-type="date" office:date-value="2023-01-29" calcext:value-type="date" table:number-columns-spanned="2" table:number-rows-spanned="1">
            <text:p>29/01/2023</text:p>
          </table:table-cell>
          <table:covered-table-cell/>
          <table:table-cell/>
          <table:table-cell table:style-name="DiaGregorianoSegunda" table:formula="of:=[.AB19]+1" office:value-type="date" office:date-value="2023-02-20" calcext:value-type="date" table:number-columns-spanned="2" table:number-rows-spanned="1">
            <text:p>20/02/2023</text:p>
          </table:table-cell>
          <table:covered-table-cell/>
          <table:table-cell table:style-name="DiaGregoriano" table:formula="of:=[.P22]+1" office:value-type="date" office:date-value="2023-02-21" calcext:value-type="date" table:number-columns-spanned="2" table:number-rows-spanned="1">
            <text:p>21/02/2023</text:p>
          </table:table-cell>
          <table:covered-table-cell/>
          <table:table-cell table:style-name="DiaGregoriano" table:formula="of:=[.R22]+1" office:value-type="date" office:date-value="2023-02-22" calcext:value-type="date" table:number-columns-spanned="2" table:number-rows-spanned="1">
            <text:p>22/02/2023</text:p>
          </table:table-cell>
          <table:covered-table-cell/>
          <table:table-cell table:style-name="DiaGregoriano" table:formula="of:=[.T22]+1" office:value-type="date" office:date-value="2023-02-23" calcext:value-type="date" table:number-columns-spanned="2" table:number-rows-spanned="1">
            <text:p>23/02/2023</text:p>
          </table:table-cell>
          <table:covered-table-cell/>
          <table:table-cell table:style-name="DiaGregoriano" table:formula="of:=[.V22]+1" office:value-type="date" office:date-value="2023-02-24" calcext:value-type="date" table:number-columns-spanned="2" table:number-rows-spanned="1">
            <text:p>24/02/2023</text:p>
          </table:table-cell>
          <table:covered-table-cell/>
          <table:table-cell table:style-name="DiaGregorianoSábado" table:formula="of:=[.X22]+1" office:value-type="date" office:date-value="2023-02-25" calcext:value-type="date" table:number-columns-spanned="2" table:number-rows-spanned="1">
            <text:p>25/02/2023</text:p>
          </table:table-cell>
          <table:covered-table-cell/>
          <table:table-cell table:style-name="DiaGregorianoDomingo" table:formula="of:=[.Z22]+1" office:value-type="date" office:date-value="2023-02-26" calcext:value-type="date" table:number-columns-spanned="2" table:number-rows-spanned="1">
            <text:p>26/02/2023</text:p>
          </table:table-cell>
          <table:covered-table-cell/>
          <table:table-cell/>
          <table:table-cell table:style-name="DiaGregorianoSegunda" table:formula="of:=[.AQ19]+1" office:value-type="date" office:date-value="2023-03-27" calcext:value-type="date" table:number-columns-spanned="2" table:number-rows-spanned="1">
            <text:p>27/03/2023</text:p>
          </table:table-cell>
          <table:covered-table-cell/>
          <table:table-cell table:style-name="DiaGregoriano" table:formula="of:=[.AE22]+1" office:value-type="date" office:date-value="2023-03-28" calcext:value-type="date" table:number-columns-spanned="2" table:number-rows-spanned="1">
            <text:p>28/03/2023</text:p>
          </table:table-cell>
          <table:covered-table-cell/>
          <table:table-cell table:style-name="DiaGregoriano" table:formula="of:=[.AG22]+1" office:value-type="date" office:date-value="2023-03-29" calcext:value-type="date" table:number-columns-spanned="2" table:number-rows-spanned="1">
            <text:p>29/03/2023</text:p>
          </table:table-cell>
          <table:covered-table-cell/>
          <table:table-cell table:style-name="DiaGregoriano" table:formula="of:=[.AI22]+1" office:value-type="date" office:date-value="2023-03-30" calcext:value-type="date" table:number-columns-spanned="2" table:number-rows-spanned="1">
            <text:p>30/03/2023</text:p>
          </table:table-cell>
          <table:covered-table-cell/>
          <table:table-cell table:style-name="DiaGregoriano" table:formula="of:=[.AK22]+1" office:value-type="date" office:date-value="2023-03-31" calcext:value-type="date" table:number-columns-spanned="2" table:number-rows-spanned="1">
            <text:p>31/03/2023</text:p>
          </table:table-cell>
          <table:covered-table-cell/>
          <table:table-cell table:style-name="DiaGregorianoSábado" table:formula="of:=[.AM22]+1" office:value-type="date" office:date-value="2023-04-01" calcext:value-type="date" table:number-columns-spanned="2" table:number-rows-spanned="1">
            <text:p>01/04/2023</text:p>
          </table:table-cell>
          <table:covered-table-cell/>
          <table:table-cell table:style-name="DiaGregorianoDomingo" table:formula="of:=[.AO22]+1" office:value-type="date" office:date-value="2023-04-02" calcext:value-type="date" table:number-columns-spanned="2" table:number-rows-spanned="1">
            <text:p>02/04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20];6)+1;6)" office:value-type="string" office:string-value="13" calcext:value-type="string">
            <text:p>13</text:p>
          </table:table-cell>
          <table:table-cell table:style-name="DiaCorrido" table:formula="of:=BASE(DECIMAL([.AC20];6)+1;6)" office:value-type="string" office:string-value="133" calcext:value-type="string">
            <text:p>133</text:p>
          </table:table-cell>
          <table:table-cell table:style-name="NúmeroDaSemana" table:formula="of:=[.P23]" office:value-type="string" office:string-value="13" calcext:value-type="string">
            <text:p>13</text:p>
          </table:table-cell>
          <table:table-cell table:style-name="DiaCorrido" table:formula="of:=BASE(DECIMAL([.Q23];6)+1;6)" office:value-type="string" office:string-value="134" calcext:value-type="string">
            <text:p>134</text:p>
          </table:table-cell>
          <table:table-cell table:style-name="NúmeroDaSemana" table:formula="of:=[.R23]" office:value-type="string" office:string-value="13" calcext:value-type="string">
            <text:p>13</text:p>
          </table:table-cell>
          <table:table-cell table:style-name="DiaCorrido" table:formula="of:=BASE(DECIMAL([.S23];6)+1;6)" office:value-type="string" office:string-value="135" calcext:value-type="string">
            <text:p>135</text:p>
          </table:table-cell>
          <table:table-cell table:style-name="NúmeroDaSemana" table:formula="of:=[.T23]" office:value-type="string" office:string-value="13" calcext:value-type="string">
            <text:p>13</text:p>
          </table:table-cell>
          <table:table-cell table:style-name="DiaCorrido" table:formula="of:=BASE(DECIMAL([.U23];6)+1;6)" office:value-type="string" office:string-value="140" calcext:value-type="string">
            <text:p>140</text:p>
          </table:table-cell>
          <table:table-cell table:style-name="NúmeroDaSemana" table:formula="of:=[.V23]" office:value-type="string" office:string-value="13" calcext:value-type="string">
            <text:p>13</text:p>
          </table:table-cell>
          <table:table-cell table:style-name="DiaCorrido" table:formula="of:=BASE(DECIMAL([.W23];6)+1;6)" office:value-type="string" office:string-value="141" calcext:value-type="string">
            <text:p>141</text:p>
          </table:table-cell>
          <table:table-cell table:style-name="NúmeroDaSemanaSábado" table:formula="of:=[.X23]" office:value-type="string" office:string-value="13" calcext:value-type="string">
            <text:p>13</text:p>
          </table:table-cell>
          <table:table-cell table:style-name="DiaCorridoSábado" table:formula="of:=BASE(DECIMAL([.Y23];6)+1;6)" office:value-type="string" office:string-value="142" calcext:value-type="string">
            <text:p>142</text:p>
          </table:table-cell>
          <table:table-cell table:style-name="NúmeroDaSemanaDomingo" table:formula="of:=[.Z23]" office:value-type="string" office:string-value="13" calcext:value-type="string">
            <text:p>13</text:p>
          </table:table-cell>
          <table:table-cell table:style-name="DiaCorridoDomingo" table:formula="of:=BASE(DECIMAL([.AA23];6)+1;6)" office:value-type="string" office:string-value="143" calcext:value-type="string">
            <text:p>143</text:p>
          </table:table-cell>
          <table:table-cell table:number-columns-repeated="15"/>
        </table:table-row>
        <table:table-row table:style-name="ro7">
          <table:table-cell table:number-columns-repeated="15"/>
          <table:table-cell table:style-name="DiaDoMêsSegunda" table:formula="of:=BASE(DECIMAL([.AB21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24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24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24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24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24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24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 table:number-columns-repeated="15"/>
        </table:table-row>
        <table:table-row table:style-name="ro6">
          <table:table-cell table:number-columns-repeated="15"/>
          <table:table-cell table:style-name="DiaGregorianoSegunda" table:formula="of:=[.AB22]+1" office:value-type="date" office:date-value="2023-02-27" calcext:value-type="date" table:number-columns-spanned="2" table:number-rows-spanned="1">
            <text:p>27/02/2023</text:p>
          </table:table-cell>
          <table:covered-table-cell/>
          <table:table-cell table:style-name="DiaGregoriano" table:formula="of:=[.P25]+1" office:value-type="date" office:date-value="2023-02-28" calcext:value-type="date" table:number-columns-spanned="2" table:number-rows-spanned="1">
            <text:p>28/02/2023</text:p>
          </table:table-cell>
          <table:covered-table-cell/>
          <table:table-cell table:style-name="DiaGregoriano" table:formula="of:=[.R25]+1" office:value-type="date" office:date-value="2023-03-01" calcext:value-type="date" table:number-columns-spanned="2" table:number-rows-spanned="1">
            <text:p>01/03/2023</text:p>
          </table:table-cell>
          <table:covered-table-cell/>
          <table:table-cell table:style-name="DiaGregoriano" table:formula="of:=[.T25]+1" office:value-type="date" office:date-value="2023-03-02" calcext:value-type="date" table:number-columns-spanned="2" table:number-rows-spanned="1">
            <text:p>02/03/2023</text:p>
          </table:table-cell>
          <table:covered-table-cell/>
          <table:table-cell table:style-name="DiaGregoriano" table:formula="of:=[.V25]+1" office:value-type="date" office:date-value="2023-03-03" calcext:value-type="date" table:number-columns-spanned="2" table:number-rows-spanned="1">
            <text:p>03/03/2023</text:p>
          </table:table-cell>
          <table:covered-table-cell/>
          <table:table-cell table:style-name="DiaGregorianoSábado" table:formula="of:=[.X25]+1" office:value-type="date" office:date-value="2023-03-04" calcext:value-type="date" table:number-columns-spanned="2" table:number-rows-spanned="1">
            <text:p>04/03/2023</text:p>
          </table:table-cell>
          <table:covered-table-cell/>
          <table:table-cell table:style-name="DiaGregorianoDomingo" table:formula="of:=[.Z25]+1" office:value-type="date" office:date-value="2023-03-05" calcext:value-type="date" table:number-columns-spanned="2" table:number-rows-spanned="1">
            <text:p>05/03/2023</text:p>
          </table:table-cell>
          <table:covered-table-cell/>
          <table:table-cell table:number-columns-repeated="15"/>
        </table:table-row>
        <table:table-row table:style-name="ro8">
          <table:table-cell table:number-columns-repeated="44"/>
        </table:table-row>
        <table:table-row table:style-name="ro4">
          <table:table-cell table:style-name="MêsDeOutono" table:formula="of:=[.G37]" office:value-type="date" office:date-value="2023-04-20" calcext:value-type="date" table:number-columns-spanned="12" table:number-rows-spanned="1">
            <text:p>abril</text:p>
          </table:table-cell>
          <table:covered-table-cell table:number-columns-repeated="11" table:style-name="MêsDeOutono"/>
          <table:table-cell table:style-name="ce5" table:formula="of:=BASE(MONTH([.G37]);6)" office:value-type="string" office:string-value="4" calcext:value-type="string" table:number-columns-spanned="2" table:number-rows-spanned="1">
            <text:p>4</text:p>
          </table:table-cell>
          <table:covered-table-cell table:style-name="MêsDeOutono"/>
          <table:table-cell/>
          <table:table-cell table:style-name="MêsDeOutono" table:formula="of:=[.V37]" office:value-type="date" office:date-value="2023-05-18" calcext:value-type="date" table:number-columns-spanned="12" table:number-rows-spanned="1">
            <text:p>maio</text:p>
          </table:table-cell>
          <table:covered-table-cell table:number-columns-repeated="11" table:style-name="MêsDeOutono"/>
          <table:table-cell table:style-name="ce5" table:formula="of:=BASE(MONTH([.V37]);6)" office:value-type="string" office:string-value="5" calcext:value-type="string" table:number-columns-spanned="2" table:number-rows-spanned="1">
            <text:p>5</text:p>
          </table:table-cell>
          <table:covered-table-cell table:style-name="MêsDeOutono"/>
          <table:table-cell/>
          <table:table-cell table:style-name="MêsDeInverno" table:formula="of:=[.AK37]" office:value-type="date" office:date-value="2023-06-22" calcext:value-type="date" table:number-columns-spanned="12" table:number-rows-spanned="1">
            <text:p>junho</text:p>
          </table:table-cell>
          <table:covered-table-cell table:number-columns-repeated="11" table:style-name="MêsDeInverno"/>
          <table:table-cell table:style-name="ce10" table:formula="of:=BASE(MONTH([.AK37]);6)" office:value-type="string" office:string-value="10" calcext:value-type="string" table:number-columns-spanned="2" table:number-rows-spanned="1">
            <text:p>10</text:p>
          </table:table-cell>
          <table:covered-table-cell table:style-name="MêsDeInverno"/>
        </table:table-row>
        <table:table-row table:style-name="ro5">
          <table:table-cell table:style-name="DiaDaSemana" table:formula="of:=[.A31]" office:value-type="date" office:date-value="2023-04-03" calcext:value-type="date" table:number-columns-spanned="2" table:number-rows-spanned="1">
            <text:p>seg</text:p>
          </table:table-cell>
          <table:covered-table-cell/>
          <table:table-cell table:style-name="DiaDaSemana" table:formula="of:=[.C31]" office:value-type="date" office:date-value="2023-04-04" calcext:value-type="date" table:number-columns-spanned="2" table:number-rows-spanned="1">
            <text:p>ter</text:p>
          </table:table-cell>
          <table:covered-table-cell/>
          <table:table-cell table:style-name="DiaDaSemana" table:formula="of:=[.E31]" office:value-type="date" office:date-value="2023-04-05" calcext:value-type="date" table:number-columns-spanned="2" table:number-rows-spanned="1">
            <text:p>qua</text:p>
          </table:table-cell>
          <table:covered-table-cell/>
          <table:table-cell table:style-name="DiaDaSemana" table:formula="of:=[.G31]" office:value-type="date" office:date-value="2023-04-06" calcext:value-type="date" table:number-columns-spanned="2" table:number-rows-spanned="1">
            <text:p>qui</text:p>
          </table:table-cell>
          <table:covered-table-cell/>
          <table:table-cell table:style-name="DiaDaSemana" table:formula="of:=[.I31]" office:value-type="date" office:date-value="2023-04-07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31]" office:value-type="date" office:date-value="2023-04-08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31]" office:value-type="date" office:date-value="2023-04-09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31]" office:value-type="date" office:date-value="2023-05-01" calcext:value-type="date" table:number-columns-spanned="2" table:number-rows-spanned="1">
            <text:p>seg</text:p>
          </table:table-cell>
          <table:covered-table-cell/>
          <table:table-cell table:style-name="DiaDaSemana" table:formula="of:=[.R31]" office:value-type="date" office:date-value="2023-05-02" calcext:value-type="date" table:number-columns-spanned="2" table:number-rows-spanned="1">
            <text:p>ter</text:p>
          </table:table-cell>
          <table:covered-table-cell/>
          <table:table-cell table:style-name="DiaDaSemana" table:formula="of:=[.T31]" office:value-type="date" office:date-value="2023-05-03" calcext:value-type="date" table:number-columns-spanned="2" table:number-rows-spanned="1">
            <text:p>qua</text:p>
          </table:table-cell>
          <table:covered-table-cell/>
          <table:table-cell table:style-name="DiaDaSemana" table:formula="of:=[.V31]" office:value-type="date" office:date-value="2023-05-04" calcext:value-type="date" table:number-columns-spanned="2" table:number-rows-spanned="1">
            <text:p>qui</text:p>
          </table:table-cell>
          <table:covered-table-cell/>
          <table:table-cell table:style-name="DiaDaSemana" table:formula="of:=[.X31]" office:value-type="date" office:date-value="2023-05-05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31]" office:value-type="date" office:date-value="2023-05-06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31]" office:value-type="date" office:date-value="2023-05-07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31]" office:value-type="date" office:date-value="2023-06-05" calcext:value-type="date" table:number-columns-spanned="2" table:number-rows-spanned="1">
            <text:p>seg</text:p>
          </table:table-cell>
          <table:covered-table-cell/>
          <table:table-cell table:style-name="DiaDaSemana" table:formula="of:=[.AG31]" office:value-type="date" office:date-value="2023-06-06" calcext:value-type="date" table:number-columns-spanned="2" table:number-rows-spanned="1">
            <text:p>ter</text:p>
          </table:table-cell>
          <table:covered-table-cell/>
          <table:table-cell table:style-name="DiaDaSemana" table:formula="of:=[.AI31]" office:value-type="date" office:date-value="2023-06-07" calcext:value-type="date" table:number-columns-spanned="2" table:number-rows-spanned="1">
            <text:p>qua</text:p>
          </table:table-cell>
          <table:covered-table-cell/>
          <table:table-cell table:style-name="DiaDaSemana" table:formula="of:=[.AK31]" office:value-type="date" office:date-value="2023-06-08" calcext:value-type="date" table:number-columns-spanned="2" table:number-rows-spanned="1">
            <text:p>qui</text:p>
          </table:table-cell>
          <table:covered-table-cell/>
          <table:table-cell table:style-name="DiaDaSemana" table:formula="of:=[.AM31]" office:value-type="date" office:date-value="2023-06-09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31]" office:value-type="date" office:date-value="2023-06-10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31]" office:value-type="date" office:date-value="2023-06-11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table:formula="of:=BASE(DECIMAL([.AE20];6)+1;6)" office:value-type="string" office:string-value="22" calcext:value-type="string">
            <text:p>22</text:p>
          </table:table-cell>
          <table:table-cell table:style-name="DiaCorrido" table:formula="of:=BASE(DECIMAL([.AR20];6)+1;6)" office:value-type="string" office:string-value="232" calcext:value-type="string">
            <text:p>232</text:p>
          </table:table-cell>
          <table:table-cell table:style-name="NúmeroDaSemana" table:formula="of:=[.A29]" office:value-type="string" office:string-value="22" calcext:value-type="string">
            <text:p>22</text:p>
          </table:table-cell>
          <table:table-cell table:style-name="DiaCorrido" table:formula="of:=BASE(DECIMAL([.B29];6)+1;6)" office:value-type="string" office:string-value="233" calcext:value-type="string">
            <text:p>233</text:p>
          </table:table-cell>
          <table:table-cell table:style-name="NúmeroDaSemana" table:formula="of:=[.C29]" office:value-type="string" office:string-value="22" calcext:value-type="string">
            <text:p>22</text:p>
          </table:table-cell>
          <table:table-cell table:style-name="DiaCorrido" table:formula="of:=BASE(DECIMAL([.D29];6)+1;6)" office:value-type="string" office:string-value="234" calcext:value-type="string">
            <text:p>234</text:p>
          </table:table-cell>
          <table:table-cell table:style-name="NúmeroDaSemana" table:formula="of:=[.E29]" office:value-type="string" office:string-value="22" calcext:value-type="string">
            <text:p>22</text:p>
          </table:table-cell>
          <table:table-cell table:style-name="DiaCorrido" table:formula="of:=BASE(DECIMAL([.F29];6)+1;6)" office:value-type="string" office:string-value="235" calcext:value-type="string">
            <text:p>235</text:p>
          </table:table-cell>
          <table:table-cell table:style-name="NúmeroDaSemana" table:formula="of:=[.G29]" office:value-type="string" office:string-value="22" calcext:value-type="string">
            <text:p>22</text:p>
          </table:table-cell>
          <table:table-cell table:style-name="DiaCorrido" table:formula="of:=BASE(DECIMAL([.H29];6)+1;6)" office:value-type="string" office:string-value="240" calcext:value-type="string">
            <text:p>240</text:p>
          </table:table-cell>
          <table:table-cell table:style-name="NúmeroDaSemanaSábado" table:formula="of:=[.I29]" office:value-type="string" office:string-value="22" calcext:value-type="string">
            <text:p>22</text:p>
          </table:table-cell>
          <table:table-cell table:style-name="DiaCorridoSábado" table:formula="of:=BASE(DECIMAL([.J29];6)+1;6)" office:value-type="string" office:string-value="241" calcext:value-type="string">
            <text:p>241</text:p>
          </table:table-cell>
          <table:table-cell table:style-name="NúmeroDaSemanaDomingo" table:formula="of:=[.K29]" office:value-type="string" office:string-value="22" calcext:value-type="string">
            <text:p>22</text:p>
          </table:table-cell>
          <table:table-cell table:style-name="DiaCorridoDomingo" table:formula="of:=BASE(DECIMAL([.L29];6)+1;6)" office:value-type="string" office:string-value="242" calcext:value-type="string">
            <text:p>242</text:p>
          </table:table-cell>
          <table:table-cell/>
          <table:table-cell table:style-name="NúmeroDaSemanaSegunda" table:formula="of:=BASE(DECIMAL([.A38];6)+1;6)" office:value-type="string" office:string-value="30" calcext:value-type="string">
            <text:p>30</text:p>
          </table:table-cell>
          <table:table-cell table:style-name="DiaCorrido" table:formula="of:=BASE(DECIMAL([.N38];6)+1;6)" office:value-type="string" office:string-value="320" calcext:value-type="string">
            <text:p>320</text:p>
          </table:table-cell>
          <table:table-cell table:style-name="NúmeroDaSemana" table:formula="of:=[.P29]" office:value-type="string" office:string-value="30" calcext:value-type="string">
            <text:p>30</text:p>
          </table:table-cell>
          <table:table-cell table:style-name="DiaCorrido" table:formula="of:=BASE(DECIMAL([.Q29];6)+1;6)" office:value-type="string" office:string-value="321" calcext:value-type="string">
            <text:p>321</text:p>
          </table:table-cell>
          <table:table-cell table:style-name="NúmeroDaSemana" table:formula="of:=[.R29]" office:value-type="string" office:string-value="30" calcext:value-type="string">
            <text:p>30</text:p>
          </table:table-cell>
          <table:table-cell table:style-name="DiaCorrido" table:formula="of:=BASE(DECIMAL([.S29];6)+1;6)" office:value-type="string" office:string-value="322" calcext:value-type="string">
            <text:p>322</text:p>
          </table:table-cell>
          <table:table-cell table:style-name="NúmeroDaSemana" table:formula="of:=[.T29]" office:value-type="string" office:string-value="30" calcext:value-type="string">
            <text:p>30</text:p>
          </table:table-cell>
          <table:table-cell table:style-name="DiaCorrido" table:formula="of:=BASE(DECIMAL([.U29];6)+1;6)" office:value-type="string" office:string-value="323" calcext:value-type="string">
            <text:p>323</text:p>
          </table:table-cell>
          <table:table-cell table:style-name="NúmeroDaSemana" table:formula="of:=[.V29]" office:value-type="string" office:string-value="30" calcext:value-type="string">
            <text:p>30</text:p>
          </table:table-cell>
          <table:table-cell table:style-name="DiaCorrido" table:formula="of:=BASE(DECIMAL([.W29];6)+1;6)" office:value-type="string" office:string-value="324" calcext:value-type="string">
            <text:p>324</text:p>
          </table:table-cell>
          <table:table-cell table:style-name="NúmeroDaSemanaSábado" table:formula="of:=[.X29]" office:value-type="string" office:string-value="30" calcext:value-type="string">
            <text:p>30</text:p>
          </table:table-cell>
          <table:table-cell table:style-name="DiaCorridoSábado" table:formula="of:=BASE(DECIMAL([.Y29];6)+1;6)" office:value-type="string" office:string-value="325" calcext:value-type="string">
            <text:p>325</text:p>
          </table:table-cell>
          <table:table-cell table:style-name="NúmeroDaSemanaDomingo" table:formula="of:=[.Z29]" office:value-type="string" office:string-value="30" calcext:value-type="string">
            <text:p>30</text:p>
          </table:table-cell>
          <table:table-cell table:style-name="DiaCorridoDomingo" table:formula="of:=BASE(DECIMAL([.AA29];6)+1;6)" office:value-type="string" office:string-value="330" calcext:value-type="string">
            <text:p>330</text:p>
          </table:table-cell>
          <table:table-cell/>
          <table:table-cell table:style-name="NúmeroDaSemanaSegunda" table:formula="of:=BASE(DECIMAL([.P41];6)+1;6)" office:value-type="string" office:string-value="35" calcext:value-type="string">
            <text:p>35</text:p>
          </table:table-cell>
          <table:table-cell table:style-name="DiaCorrido" table:formula="of:=BASE(DECIMAL([.AC41];6)+1;6)" office:value-type="string" office:string-value="415" calcext:value-type="string">
            <text:p>415</text:p>
          </table:table-cell>
          <table:table-cell table:style-name="NúmeroDaSemana" table:formula="of:=[.AE29]" office:value-type="string" office:string-value="35" calcext:value-type="string">
            <text:p>35</text:p>
          </table:table-cell>
          <table:table-cell table:style-name="DiaCorrido" table:formula="of:=BASE(DECIMAL([.AF29];6)+1;6)" office:value-type="string" office:string-value="420" calcext:value-type="string">
            <text:p>420</text:p>
          </table:table-cell>
          <table:table-cell table:style-name="NúmeroDaSemana" table:formula="of:=[.AG29]" office:value-type="string" office:string-value="35" calcext:value-type="string">
            <text:p>35</text:p>
          </table:table-cell>
          <table:table-cell table:style-name="DiaCorrido" table:formula="of:=BASE(DECIMAL([.AH29];6)+1;6)" office:value-type="string" office:string-value="421" calcext:value-type="string">
            <text:p>421</text:p>
          </table:table-cell>
          <table:table-cell table:style-name="NúmeroDaSemana" table:formula="of:=[.AI29]" office:value-type="string" office:string-value="35" calcext:value-type="string">
            <text:p>35</text:p>
          </table:table-cell>
          <table:table-cell table:style-name="DiaCorrido" table:formula="of:=BASE(DECIMAL([.AJ29];6)+1;6)" office:value-type="string" office:string-value="422" calcext:value-type="string">
            <text:p>422</text:p>
          </table:table-cell>
          <table:table-cell table:style-name="NúmeroDaSemana" table:formula="of:=[.AK29]" office:value-type="string" office:string-value="35" calcext:value-type="string">
            <text:p>35</text:p>
          </table:table-cell>
          <table:table-cell table:style-name="DiaCorrido" table:formula="of:=BASE(DECIMAL([.AL29];6)+1;6)" office:value-type="string" office:string-value="423" calcext:value-type="string">
            <text:p>423</text:p>
          </table:table-cell>
          <table:table-cell table:style-name="NúmeroDaSemanaSábado" table:formula="of:=[.AM29]" office:value-type="string" office:string-value="35" calcext:value-type="string">
            <text:p>35</text:p>
          </table:table-cell>
          <table:table-cell table:style-name="DiaCorridoSábado" table:formula="of:=BASE(DECIMAL([.AN29];6)+1;6)" office:value-type="string" office:string-value="424" calcext:value-type="string">
            <text:p>424</text:p>
          </table:table-cell>
          <table:table-cell table:style-name="NúmeroDaSemanaDomingo" table:formula="of:=[.AO29]" office:value-type="string" office:string-value="35" calcext:value-type="string">
            <text:p>35</text:p>
          </table:table-cell>
          <table:table-cell table:style-name="DiaCorridoDomingo" table:formula="of:=BASE(DECIMAL([.AP29];6)+1;6)" office:value-type="string" office:string-value="425" calcext:value-type="string">
            <text:p>425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30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30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30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30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30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30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30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30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30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30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30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30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30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30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30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30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30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30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[.AQ22]+1" office:value-type="date" office:date-value="2023-04-03" calcext:value-type="date" table:number-columns-spanned="2" table:number-rows-spanned="1">
            <text:p>03/04/2023</text:p>
          </table:table-cell>
          <table:covered-table-cell/>
          <table:table-cell table:style-name="DiaGregoriano" table:formula="of:=[.A31]+1" office:value-type="date" office:date-value="2023-04-04" calcext:value-type="date" table:number-columns-spanned="2" table:number-rows-spanned="1">
            <text:p>04/04/2023</text:p>
          </table:table-cell>
          <table:covered-table-cell/>
          <table:table-cell table:style-name="DiaGregoriano" table:formula="of:=[.C31]+1" office:value-type="date" office:date-value="2023-04-05" calcext:value-type="date" table:number-columns-spanned="2" table:number-rows-spanned="1">
            <text:p>05/04/2023</text:p>
          </table:table-cell>
          <table:covered-table-cell/>
          <table:table-cell table:style-name="DiaGregoriano" table:formula="of:=[.E31]+1" office:value-type="date" office:date-value="2023-04-06" calcext:value-type="date" table:number-columns-spanned="2" table:number-rows-spanned="1">
            <text:p>06/04/2023</text:p>
          </table:table-cell>
          <table:covered-table-cell/>
          <table:table-cell table:style-name="DiaGregoriano" table:formula="of:=[.G31]+1" office:value-type="date" office:date-value="2023-04-07" calcext:value-type="date" table:number-columns-spanned="2" table:number-rows-spanned="1">
            <text:p>07/04/2023</text:p>
          </table:table-cell>
          <table:covered-table-cell/>
          <table:table-cell table:style-name="DiaGregorianoSábado" table:formula="of:=[.I31]+1" office:value-type="date" office:date-value="2023-04-08" calcext:value-type="date" table:number-columns-spanned="2" table:number-rows-spanned="1">
            <text:p>08/04/2023</text:p>
          </table:table-cell>
          <table:covered-table-cell/>
          <table:table-cell table:style-name="DiaGregorianoDomingo" table:formula="of:=[.K31]+1" office:value-type="date" office:date-value="2023-04-09" calcext:value-type="date" table:number-columns-spanned="2" table:number-rows-spanned="1">
            <text:p>09/04/2023</text:p>
          </table:table-cell>
          <table:covered-table-cell/>
          <table:table-cell/>
          <table:table-cell table:style-name="DiaGregorianoSegunda" table:formula="of:=[.M40]+1" office:value-type="date" office:date-value="2023-05-01" calcext:value-type="date" table:number-columns-spanned="2" table:number-rows-spanned="1">
            <text:p>01/05/2023</text:p>
          </table:table-cell>
          <table:covered-table-cell/>
          <table:table-cell table:style-name="DiaGregoriano" table:formula="of:=[.P31]+1" office:value-type="date" office:date-value="2023-05-02" calcext:value-type="date" table:number-columns-spanned="2" table:number-rows-spanned="1">
            <text:p>02/05/2023</text:p>
          </table:table-cell>
          <table:covered-table-cell/>
          <table:table-cell table:style-name="DiaGregoriano" table:formula="of:=[.R31]+1" office:value-type="date" office:date-value="2023-05-03" calcext:value-type="date" table:number-columns-spanned="2" table:number-rows-spanned="1">
            <text:p>03/05/2023</text:p>
          </table:table-cell>
          <table:covered-table-cell/>
          <table:table-cell table:style-name="DiaGregoriano" table:formula="of:=[.T31]+1" office:value-type="date" office:date-value="2023-05-04" calcext:value-type="date" table:number-columns-spanned="2" table:number-rows-spanned="1">
            <text:p>04/05/2023</text:p>
          </table:table-cell>
          <table:covered-table-cell/>
          <table:table-cell table:style-name="DiaGregoriano" table:formula="of:=[.V31]+1" office:value-type="date" office:date-value="2023-05-05" calcext:value-type="date" table:number-columns-spanned="2" table:number-rows-spanned="1">
            <text:p>05/05/2023</text:p>
          </table:table-cell>
          <table:covered-table-cell/>
          <table:table-cell table:style-name="DiaGregorianoSábado" table:formula="of:=[.X31]+1" office:value-type="date" office:date-value="2023-05-06" calcext:value-type="date" table:number-columns-spanned="2" table:number-rows-spanned="1">
            <text:p>06/05/2023</text:p>
          </table:table-cell>
          <table:covered-table-cell/>
          <table:table-cell table:style-name="DiaGregorianoDomingo" table:formula="of:=[.Z31]+1" office:value-type="date" office:date-value="2023-05-07" calcext:value-type="date" table:number-columns-spanned="2" table:number-rows-spanned="1">
            <text:p>07/05/2023</text:p>
          </table:table-cell>
          <table:covered-table-cell/>
          <table:table-cell/>
          <table:table-cell table:style-name="DiaGregorianoSegunda" table:formula="of:=[.AB43]+1" office:value-type="date" office:date-value="2023-06-05" calcext:value-type="date" table:number-columns-spanned="2" table:number-rows-spanned="1">
            <text:p>05/06/2023</text:p>
          </table:table-cell>
          <table:covered-table-cell/>
          <table:table-cell table:style-name="DiaGregoriano" table:formula="of:=[.AE31]+1" office:value-type="date" office:date-value="2023-06-06" calcext:value-type="date" table:number-columns-spanned="2" table:number-rows-spanned="1">
            <text:p>06/06/2023</text:p>
          </table:table-cell>
          <table:covered-table-cell/>
          <table:table-cell table:style-name="DiaGregoriano" table:formula="of:=[.AG31]+1" office:value-type="date" office:date-value="2023-06-07" calcext:value-type="date" table:number-columns-spanned="2" table:number-rows-spanned="1">
            <text:p>07/06/2023</text:p>
          </table:table-cell>
          <table:covered-table-cell/>
          <table:table-cell table:style-name="DiaGregoriano" table:formula="of:=[.AI31]+1" office:value-type="date" office:date-value="2023-06-08" calcext:value-type="date" table:number-columns-spanned="2" table:number-rows-spanned="1">
            <text:p>08/06/2023</text:p>
          </table:table-cell>
          <table:covered-table-cell/>
          <table:table-cell table:style-name="DiaGregoriano" table:formula="of:=[.AK31]+1" office:value-type="date" office:date-value="2023-06-09" calcext:value-type="date" table:number-columns-spanned="2" table:number-rows-spanned="1">
            <text:p>09/06/2023</text:p>
          </table:table-cell>
          <table:covered-table-cell/>
          <table:table-cell table:style-name="DiaGregorianoSábado" table:formula="of:=[.AM31]+1" office:value-type="date" office:date-value="2023-06-10" calcext:value-type="date" table:number-columns-spanned="2" table:number-rows-spanned="1">
            <text:p>10/06/2023</text:p>
          </table:table-cell>
          <table:covered-table-cell/>
          <table:table-cell table:style-name="DiaGregorianoDomingo" table:formula="of:=[.AO31]+1" office:value-type="date" office:date-value="2023-06-11" calcext:value-type="date" table:number-columns-spanned="2" table:number-rows-spanned="1">
            <text:p>11/06/2023</text:p>
          </table:table-cell>
          <table:covered-table-cell/>
        </table:table-row>
        <table:table-row table:style-name="ro6">
          <table:table-cell table:style-name="NúmeroDaSemanaSegunda" table:formula="of:=BASE(DECIMAL([.A29];6)+1;6)" office:value-type="string" office:string-value="23" calcext:value-type="string">
            <text:p>23</text:p>
          </table:table-cell>
          <table:table-cell table:style-name="DiaCorrido" table:formula="of:=BASE(DECIMAL([.N29];6)+1;6)" office:value-type="string" office:string-value="243" calcext:value-type="string">
            <text:p>243</text:p>
          </table:table-cell>
          <table:table-cell table:style-name="NúmeroDaSemana" table:formula="of:=[.A32]" office:value-type="string" office:string-value="23" calcext:value-type="string">
            <text:p>23</text:p>
          </table:table-cell>
          <table:table-cell table:style-name="DiaCorrido" table:formula="of:=BASE(DECIMAL([.B32];6)+1;6)" office:value-type="string" office:string-value="244" calcext:value-type="string">
            <text:p>244</text:p>
          </table:table-cell>
          <table:table-cell table:style-name="NúmeroDaSemana" table:formula="of:=[.C32]" office:value-type="string" office:string-value="23" calcext:value-type="string">
            <text:p>23</text:p>
          </table:table-cell>
          <table:table-cell table:style-name="DiaCorrido" table:formula="of:=BASE(DECIMAL([.D32];6)+1;6)" office:value-type="string" office:string-value="245" calcext:value-type="string">
            <text:p>245</text:p>
          </table:table-cell>
          <table:table-cell table:style-name="NúmeroDaSemana" table:formula="of:=[.E32]" office:value-type="string" office:string-value="23" calcext:value-type="string">
            <text:p>23</text:p>
          </table:table-cell>
          <table:table-cell table:style-name="DiaCorrido" table:formula="of:=BASE(DECIMAL([.F32];6)+1;6)" office:value-type="string" office:string-value="250" calcext:value-type="string">
            <text:p>250</text:p>
          </table:table-cell>
          <table:table-cell table:style-name="NúmeroDaSemana" table:formula="of:=[.G32]" office:value-type="string" office:string-value="23" calcext:value-type="string">
            <text:p>23</text:p>
          </table:table-cell>
          <table:table-cell table:style-name="DiaCorrido" table:formula="of:=BASE(DECIMAL([.H32];6)+1;6)" office:value-type="string" office:string-value="251" calcext:value-type="string">
            <text:p>251</text:p>
          </table:table-cell>
          <table:table-cell table:style-name="NúmeroDaSemanaSábado" table:formula="of:=[.I32]" office:value-type="string" office:string-value="23" calcext:value-type="string">
            <text:p>23</text:p>
          </table:table-cell>
          <table:table-cell table:style-name="DiaCorridoSábado" table:formula="of:=BASE(DECIMAL([.J32];6)+1;6)" office:value-type="string" office:string-value="252" calcext:value-type="string">
            <text:p>252</text:p>
          </table:table-cell>
          <table:table-cell table:style-name="NúmeroDaSemanaDomingo" table:formula="of:=[.K32]" office:value-type="string" office:string-value="23" calcext:value-type="string">
            <text:p>23</text:p>
          </table:table-cell>
          <table:table-cell table:style-name="DiaCorridoDomingo" table:formula="of:=BASE(DECIMAL([.L32];6)+1;6)" office:value-type="string" office:string-value="253" calcext:value-type="string">
            <text:p>253</text:p>
          </table:table-cell>
          <table:table-cell/>
          <table:table-cell table:style-name="NúmeroDaSemanaSegunda" table:formula="of:=BASE(DECIMAL([.P29];6)+1;6)" office:value-type="string" office:string-value="31" calcext:value-type="string">
            <text:p>31</text:p>
          </table:table-cell>
          <table:table-cell table:style-name="DiaCorrido" table:formula="of:=BASE(DECIMAL([.AC29];6)+1;6)" office:value-type="string" office:string-value="331" calcext:value-type="string">
            <text:p>331</text:p>
          </table:table-cell>
          <table:table-cell table:style-name="NúmeroDaSemana" table:formula="of:=[.P32]" office:value-type="string" office:string-value="31" calcext:value-type="string">
            <text:p>31</text:p>
          </table:table-cell>
          <table:table-cell table:style-name="DiaCorrido" table:formula="of:=BASE(DECIMAL([.Q32];6)+1;6)" office:value-type="string" office:string-value="332" calcext:value-type="string">
            <text:p>332</text:p>
          </table:table-cell>
          <table:table-cell table:style-name="NúmeroDaSemana" table:formula="of:=[.R32]" office:value-type="string" office:string-value="31" calcext:value-type="string">
            <text:p>31</text:p>
          </table:table-cell>
          <table:table-cell table:style-name="DiaCorrido" table:formula="of:=BASE(DECIMAL([.S32];6)+1;6)" office:value-type="string" office:string-value="333" calcext:value-type="string">
            <text:p>333</text:p>
          </table:table-cell>
          <table:table-cell table:style-name="NúmeroDaSemana" table:formula="of:=[.T32]" office:value-type="string" office:string-value="31" calcext:value-type="string">
            <text:p>31</text:p>
          </table:table-cell>
          <table:table-cell table:style-name="DiaCorrido" table:formula="of:=BASE(DECIMAL([.U32];6)+1;6)" office:value-type="string" office:string-value="334" calcext:value-type="string">
            <text:p>334</text:p>
          </table:table-cell>
          <table:table-cell table:style-name="NúmeroDaSemana" table:formula="of:=[.V32]" office:value-type="string" office:string-value="31" calcext:value-type="string">
            <text:p>31</text:p>
          </table:table-cell>
          <table:table-cell table:style-name="DiaCorrido" table:formula="of:=BASE(DECIMAL([.W32];6)+1;6)" office:value-type="string" office:string-value="335" calcext:value-type="string">
            <text:p>335</text:p>
          </table:table-cell>
          <table:table-cell table:style-name="NúmeroDaSemanaSábado" table:formula="of:=[.X32]" office:value-type="string" office:string-value="31" calcext:value-type="string">
            <text:p>31</text:p>
          </table:table-cell>
          <table:table-cell table:style-name="DiaCorridoSábado" table:formula="of:=BASE(DECIMAL([.Y32];6)+1;6)" office:value-type="string" office:string-value="340" calcext:value-type="string">
            <text:p>340</text:p>
          </table:table-cell>
          <table:table-cell table:style-name="NúmeroDaSemanaDomingo" table:formula="of:=[.Z32]" office:value-type="string" office:string-value="31" calcext:value-type="string">
            <text:p>31</text:p>
          </table:table-cell>
          <table:table-cell table:style-name="DiaCorridoDomingo" table:formula="of:=BASE(DECIMAL([.AA32];6)+1;6)" office:value-type="string" office:string-value="341" calcext:value-type="string">
            <text:p>341</text:p>
          </table:table-cell>
          <table:table-cell/>
          <table:table-cell table:style-name="NúmeroDaSemanaSegunda" table:formula="of:=BASE(DECIMAL([.AE29];6)+1;6)" office:value-type="string" office:string-value="40" calcext:value-type="string">
            <text:p>40</text:p>
          </table:table-cell>
          <table:table-cell table:style-name="DiaCorrido" table:formula="of:=BASE(DECIMAL([.AR29];6)+1;6)" office:value-type="string" office:string-value="430" calcext:value-type="string">
            <text:p>430</text:p>
          </table:table-cell>
          <table:table-cell table:style-name="NúmeroDaSemana" table:formula="of:=[.AE32]" office:value-type="string" office:string-value="40" calcext:value-type="string">
            <text:p>40</text:p>
          </table:table-cell>
          <table:table-cell table:style-name="DiaCorrido" table:formula="of:=BASE(DECIMAL([.AF32];6)+1;6)" office:value-type="string" office:string-value="431" calcext:value-type="string">
            <text:p>431</text:p>
          </table:table-cell>
          <table:table-cell table:style-name="NúmeroDaSemana" table:formula="of:=[.AG32]" office:value-type="string" office:string-value="40" calcext:value-type="string">
            <text:p>40</text:p>
          </table:table-cell>
          <table:table-cell table:style-name="DiaCorrido" table:formula="of:=BASE(DECIMAL([.AH32];6)+1;6)" office:value-type="string" office:string-value="432" calcext:value-type="string">
            <text:p>432</text:p>
          </table:table-cell>
          <table:table-cell table:style-name="NúmeroDaSemana" table:formula="of:=[.AI32]" office:value-type="string" office:string-value="40" calcext:value-type="string">
            <text:p>40</text:p>
          </table:table-cell>
          <table:table-cell table:style-name="DiaCorrido" table:formula="of:=BASE(DECIMAL([.AJ32];6)+1;6)" office:value-type="string" office:string-value="433" calcext:value-type="string">
            <text:p>433</text:p>
          </table:table-cell>
          <table:table-cell table:style-name="NúmeroDaSemana" table:formula="of:=[.AK32]" office:value-type="string" office:string-value="40" calcext:value-type="string">
            <text:p>40</text:p>
          </table:table-cell>
          <table:table-cell table:style-name="DiaCorrido" table:formula="of:=BASE(DECIMAL([.AL32];6)+1;6)" office:value-type="string" office:string-value="434" calcext:value-type="string">
            <text:p>434</text:p>
          </table:table-cell>
          <table:table-cell table:style-name="NúmeroDaSemanaSábado" table:formula="of:=[.AM32]" office:value-type="string" office:string-value="40" calcext:value-type="string">
            <text:p>40</text:p>
          </table:table-cell>
          <table:table-cell table:style-name="DiaCorridoSábado" table:formula="of:=BASE(DECIMAL([.AN32];6)+1;6)" office:value-type="string" office:string-value="435" calcext:value-type="string">
            <text:p>435</text:p>
          </table:table-cell>
          <table:table-cell table:style-name="NúmeroDaSemanaDomingo" table:formula="of:=[.AO32]" office:value-type="string" office:string-value="40" calcext:value-type="string">
            <text:p>40</text:p>
          </table:table-cell>
          <table:table-cell table:style-name="DiaCorridoDomingo" table:formula="of:=BASE(DECIMAL([.AP32];6)+1;6)" office:value-type="string" office:string-value="440" calcext:value-type="string">
            <text:p>440</text:p>
          </table:table-cell>
        </table:table-row>
        <table:table-row table:style-name="ro7">
          <table:table-cell table:style-name="DiaDoMêsSegunda" table:formula="of:=BASE(DECIMAL([.M30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33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33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33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33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33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33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30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33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33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33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33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33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33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30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33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33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33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33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33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33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31]+1" office:value-type="date" office:date-value="2023-04-10" calcext:value-type="date" table:number-columns-spanned="2" table:number-rows-spanned="1">
            <text:p>10/04/2023</text:p>
          </table:table-cell>
          <table:covered-table-cell/>
          <table:table-cell table:style-name="DiaGregoriano" table:formula="of:=[.A34]+1" office:value-type="date" office:date-value="2023-04-11" calcext:value-type="date" table:number-columns-spanned="2" table:number-rows-spanned="1">
            <text:p>11/04/2023</text:p>
          </table:table-cell>
          <table:covered-table-cell/>
          <table:table-cell table:style-name="DiaGregoriano" table:formula="of:=[.C34]+1" office:value-type="date" office:date-value="2023-04-12" calcext:value-type="date" table:number-columns-spanned="2" table:number-rows-spanned="1">
            <text:p>12/04/2023</text:p>
          </table:table-cell>
          <table:covered-table-cell/>
          <table:table-cell table:style-name="DiaGregoriano" table:formula="of:=[.E34]+1" office:value-type="date" office:date-value="2023-04-13" calcext:value-type="date" table:number-columns-spanned="2" table:number-rows-spanned="1">
            <text:p>13/04/2023</text:p>
          </table:table-cell>
          <table:covered-table-cell/>
          <table:table-cell table:style-name="DiaGregoriano" table:formula="of:=[.G34]+1" office:value-type="date" office:date-value="2023-04-14" calcext:value-type="date" table:number-columns-spanned="2" table:number-rows-spanned="1">
            <text:p>14/04/2023</text:p>
          </table:table-cell>
          <table:covered-table-cell/>
          <table:table-cell table:style-name="DiaGregorianoSábado" table:formula="of:=[.I34]+1" office:value-type="date" office:date-value="2023-04-15" calcext:value-type="date" table:number-columns-spanned="2" table:number-rows-spanned="1">
            <text:p>15/04/2023</text:p>
          </table:table-cell>
          <table:covered-table-cell/>
          <table:table-cell table:style-name="DiaGregorianoDomingo" table:formula="of:=[.K34]+1" office:value-type="date" office:date-value="2023-04-16" calcext:value-type="date" table:number-columns-spanned="2" table:number-rows-spanned="1">
            <text:p>16/04/2023</text:p>
          </table:table-cell>
          <table:covered-table-cell/>
          <table:table-cell/>
          <table:table-cell table:style-name="DiaGregorianoSegunda" table:formula="of:=[.AB31]+1" office:value-type="date" office:date-value="2023-05-08" calcext:value-type="date" table:number-columns-spanned="2" table:number-rows-spanned="1">
            <text:p>08/05/2023</text:p>
          </table:table-cell>
          <table:covered-table-cell/>
          <table:table-cell table:style-name="DiaGregoriano" table:formula="of:=[.P34]+1" office:value-type="date" office:date-value="2023-05-09" calcext:value-type="date" table:number-columns-spanned="2" table:number-rows-spanned="1">
            <text:p>09/05/2023</text:p>
          </table:table-cell>
          <table:covered-table-cell/>
          <table:table-cell table:style-name="DiaGregoriano" table:formula="of:=[.R34]+1" office:value-type="date" office:date-value="2023-05-10" calcext:value-type="date" table:number-columns-spanned="2" table:number-rows-spanned="1">
            <text:p>10/05/2023</text:p>
          </table:table-cell>
          <table:covered-table-cell/>
          <table:table-cell table:style-name="DiaGregoriano" table:formula="of:=[.T34]+1" office:value-type="date" office:date-value="2023-05-11" calcext:value-type="date" table:number-columns-spanned="2" table:number-rows-spanned="1">
            <text:p>11/05/2023</text:p>
          </table:table-cell>
          <table:covered-table-cell/>
          <table:table-cell table:style-name="DiaGregoriano" table:formula="of:=[.V34]+1" office:value-type="date" office:date-value="2023-05-12" calcext:value-type="date" table:number-columns-spanned="2" table:number-rows-spanned="1">
            <text:p>12/05/2023</text:p>
          </table:table-cell>
          <table:covered-table-cell/>
          <table:table-cell table:style-name="DiaGregorianoSábado" table:formula="of:=[.X34]+1" office:value-type="date" office:date-value="2023-05-13" calcext:value-type="date" table:number-columns-spanned="2" table:number-rows-spanned="1">
            <text:p>13/05/2023</text:p>
          </table:table-cell>
          <table:covered-table-cell/>
          <table:table-cell table:style-name="DiaGregorianoDomingo" table:formula="of:=[.Z34]+1" office:value-type="date" office:date-value="2023-05-14" calcext:value-type="date" table:number-columns-spanned="2" table:number-rows-spanned="1">
            <text:p>14/05/2023</text:p>
          </table:table-cell>
          <table:covered-table-cell/>
          <table:table-cell/>
          <table:table-cell table:style-name="DiaGregorianoSegunda" table:formula="of:=[.AQ31]+1" office:value-type="date" office:date-value="2023-06-12" calcext:value-type="date" table:number-columns-spanned="2" table:number-rows-spanned="1">
            <text:p>12/06/2023</text:p>
          </table:table-cell>
          <table:covered-table-cell/>
          <table:table-cell table:style-name="DiaGregoriano" table:formula="of:=[.AE34]+1" office:value-type="date" office:date-value="2023-06-13" calcext:value-type="date" table:number-columns-spanned="2" table:number-rows-spanned="1">
            <text:p>13/06/2023</text:p>
          </table:table-cell>
          <table:covered-table-cell/>
          <table:table-cell table:style-name="DiaGregoriano" table:formula="of:=[.AG34]+1" office:value-type="date" office:date-value="2023-06-14" calcext:value-type="date" table:number-columns-spanned="2" table:number-rows-spanned="1">
            <text:p>14/06/2023</text:p>
          </table:table-cell>
          <table:covered-table-cell/>
          <table:table-cell table:style-name="DiaGregoriano" table:formula="of:=[.AI34]+1" office:value-type="date" office:date-value="2023-06-15" calcext:value-type="date" table:number-columns-spanned="2" table:number-rows-spanned="1">
            <text:p>15/06/2023</text:p>
          </table:table-cell>
          <table:covered-table-cell/>
          <table:table-cell table:style-name="DiaGregoriano" table:formula="of:=[.AK34]+1" office:value-type="date" office:date-value="2023-06-16" calcext:value-type="date" table:number-columns-spanned="2" table:number-rows-spanned="1">
            <text:p>16/06/2023</text:p>
          </table:table-cell>
          <table:covered-table-cell/>
          <table:table-cell table:style-name="DiaGregorianoSábado" table:formula="of:=[.AM34]+1" office:value-type="date" office:date-value="2023-06-17" calcext:value-type="date" table:number-columns-spanned="2" table:number-rows-spanned="1">
            <text:p>17/06/2023</text:p>
          </table:table-cell>
          <table:covered-table-cell/>
          <table:table-cell table:style-name="DiaGregorianoDomingo" table:formula="of:=[.AO34]+1" office:value-type="date" office:date-value="2023-06-18" calcext:value-type="date" table:number-columns-spanned="2" table:number-rows-spanned="1">
            <text:p>18/06/2023</text:p>
          </table:table-cell>
          <table:covered-table-cell/>
        </table:table-row>
        <table:table-row table:style-name="ro6">
          <table:table-cell table:style-name="NúmeroDaSemanaSegunda" table:formula="of:=BASE(DECIMAL([.A32];6)+1;6)" office:value-type="string" office:string-value="24" calcext:value-type="string">
            <text:p>24</text:p>
          </table:table-cell>
          <table:table-cell table:style-name="DiaCorrido" table:formula="of:=BASE(DECIMAL([.N32];6)+1;6)" office:value-type="string" office:string-value="254" calcext:value-type="string">
            <text:p>254</text:p>
          </table:table-cell>
          <table:table-cell table:style-name="NúmeroDaSemana" table:formula="of:=[.A35]" office:value-type="string" office:string-value="24" calcext:value-type="string">
            <text:p>24</text:p>
          </table:table-cell>
          <table:table-cell table:style-name="DiaCorrido" table:formula="of:=BASE(DECIMAL([.B35];6)+1;6)" office:value-type="string" office:string-value="255" calcext:value-type="string">
            <text:p>255</text:p>
          </table:table-cell>
          <table:table-cell table:style-name="NúmeroDaSemana" table:formula="of:=[.C35]" office:value-type="string" office:string-value="24" calcext:value-type="string">
            <text:p>24</text:p>
          </table:table-cell>
          <table:table-cell table:style-name="DiaCorrido" table:formula="of:=BASE(DECIMAL([.D35];6)+1;6)" office:value-type="string" office:string-value="300" calcext:value-type="string">
            <text:p>300</text:p>
          </table:table-cell>
          <table:table-cell table:style-name="NúmeroDaSemana" table:formula="of:=[.E35]" office:value-type="string" office:string-value="24" calcext:value-type="string">
            <text:p>24</text:p>
          </table:table-cell>
          <table:table-cell table:style-name="DiaCorrido" table:formula="of:=BASE(DECIMAL([.F35];6)+1;6)" office:value-type="string" office:string-value="301" calcext:value-type="string">
            <text:p>301</text:p>
          </table:table-cell>
          <table:table-cell table:style-name="NúmeroDaSemana" table:formula="of:=[.G35]" office:value-type="string" office:string-value="24" calcext:value-type="string">
            <text:p>24</text:p>
          </table:table-cell>
          <table:table-cell table:style-name="DiaCorrido" table:formula="of:=BASE(DECIMAL([.H35];6)+1;6)" office:value-type="string" office:string-value="302" calcext:value-type="string">
            <text:p>302</text:p>
          </table:table-cell>
          <table:table-cell table:style-name="NúmeroDaSemanaSábado" table:formula="of:=[.I35]" office:value-type="string" office:string-value="24" calcext:value-type="string">
            <text:p>24</text:p>
          </table:table-cell>
          <table:table-cell table:style-name="DiaCorridoSábado" table:formula="of:=BASE(DECIMAL([.J35];6)+1;6)" office:value-type="string" office:string-value="303" calcext:value-type="string">
            <text:p>303</text:p>
          </table:table-cell>
          <table:table-cell table:style-name="NúmeroDaSemanaDomingo" table:formula="of:=[.K35]" office:value-type="string" office:string-value="24" calcext:value-type="string">
            <text:p>24</text:p>
          </table:table-cell>
          <table:table-cell table:style-name="DiaCorridoDomingo" table:formula="of:=BASE(DECIMAL([.L35];6)+1;6)" office:value-type="string" office:string-value="304" calcext:value-type="string">
            <text:p>304</text:p>
          </table:table-cell>
          <table:table-cell/>
          <table:table-cell table:style-name="NúmeroDaSemanaSegunda" table:formula="of:=BASE(DECIMAL([.P32];6)+1;6)" office:value-type="string" office:string-value="32" calcext:value-type="string">
            <text:p>32</text:p>
          </table:table-cell>
          <table:table-cell table:style-name="DiaCorrido" table:formula="of:=BASE(DECIMAL([.AC32];6)+1;6)" office:value-type="string" office:string-value="342" calcext:value-type="string">
            <text:p>342</text:p>
          </table:table-cell>
          <table:table-cell table:style-name="NúmeroDaSemana" table:formula="of:=[.P35]" office:value-type="string" office:string-value="32" calcext:value-type="string">
            <text:p>32</text:p>
          </table:table-cell>
          <table:table-cell table:style-name="DiaCorrido" table:formula="of:=BASE(DECIMAL([.Q35];6)+1;6)" office:value-type="string" office:string-value="343" calcext:value-type="string">
            <text:p>343</text:p>
          </table:table-cell>
          <table:table-cell table:style-name="NúmeroDaSemana" table:formula="of:=[.R35]" office:value-type="string" office:string-value="32" calcext:value-type="string">
            <text:p>32</text:p>
          </table:table-cell>
          <table:table-cell table:style-name="DiaCorrido" table:formula="of:=BASE(DECIMAL([.S35];6)+1;6)" office:value-type="string" office:string-value="344" calcext:value-type="string">
            <text:p>344</text:p>
          </table:table-cell>
          <table:table-cell table:style-name="NúmeroDaSemanaMeioTrimestre" table:formula="of:=[.T35]" office:value-type="string" office:string-value="32" calcext:value-type="string">
            <text:p>32</text:p>
          </table:table-cell>
          <table:table-cell table:style-name="DiaCorridoMeioTrimestre" table:formula="of:=BASE(DECIMAL([.U35];6)+1;6)" office:value-type="string" office:string-value="345" calcext:value-type="string">
            <text:p>345</text:p>
          </table:table-cell>
          <table:table-cell table:style-name="NúmeroDaSemana" table:formula="of:=[.V35]" office:value-type="string" office:string-value="32" calcext:value-type="string">
            <text:p>32</text:p>
          </table:table-cell>
          <table:table-cell table:style-name="DiaCorrido" table:formula="of:=BASE(DECIMAL([.W35];6)+1;6)" office:value-type="string" office:string-value="350" calcext:value-type="string">
            <text:p>350</text:p>
          </table:table-cell>
          <table:table-cell table:style-name="NúmeroDaSemanaSábado" table:formula="of:=[.X35]" office:value-type="string" office:string-value="32" calcext:value-type="string">
            <text:p>32</text:p>
          </table:table-cell>
          <table:table-cell table:style-name="DiaCorridoSábado" table:formula="of:=BASE(DECIMAL([.Y35];6)+1;6)" office:value-type="string" office:string-value="351" calcext:value-type="string">
            <text:p>351</text:p>
          </table:table-cell>
          <table:table-cell table:style-name="NúmeroDaSemanaDomingo" table:formula="of:=[.Z35]" office:value-type="string" office:string-value="32" calcext:value-type="string">
            <text:p>32</text:p>
          </table:table-cell>
          <table:table-cell table:style-name="DiaCorridoDomingo" table:formula="of:=BASE(DECIMAL([.AA35];6)+1;6)" office:value-type="string" office:string-value="352" calcext:value-type="string">
            <text:p>352</text:p>
          </table:table-cell>
          <table:table-cell/>
          <table:table-cell table:style-name="NúmeroDaSemanaSegunda" table:formula="of:=BASE(DECIMAL([.AE32];6)+1;6)" office:value-type="string" office:string-value="41" calcext:value-type="string">
            <text:p>41</text:p>
          </table:table-cell>
          <table:table-cell table:style-name="DiaCorrido" table:formula="of:=BASE(DECIMAL([.AR32];6)+1;6)" office:value-type="string" office:string-value="441" calcext:value-type="string">
            <text:p>441</text:p>
          </table:table-cell>
          <table:table-cell table:style-name="NúmeroDaSemana" table:formula="of:=[.AE35]" office:value-type="string" office:string-value="41" calcext:value-type="string">
            <text:p>41</text:p>
          </table:table-cell>
          <table:table-cell table:style-name="DiaCorrido" table:formula="of:=BASE(DECIMAL([.AF35];6)+1;6)" office:value-type="string" office:string-value="442" calcext:value-type="string">
            <text:p>442</text:p>
          </table:table-cell>
          <table:table-cell table:style-name="NúmeroDaSemana" table:formula="of:=[.AG35]" office:value-type="string" office:string-value="41" calcext:value-type="string">
            <text:p>41</text:p>
          </table:table-cell>
          <table:table-cell table:style-name="DiaCorrido" table:formula="of:=BASE(DECIMAL([.AH35];6)+1;6)" office:value-type="string" office:string-value="443" calcext:value-type="string">
            <text:p>443</text:p>
          </table:table-cell>
          <table:table-cell table:style-name="NúmeroDaSemana" table:formula="of:=[.AI35]" office:value-type="string" office:string-value="41" calcext:value-type="string">
            <text:p>41</text:p>
          </table:table-cell>
          <table:table-cell table:style-name="DiaCorrido" table:formula="of:=BASE(DECIMAL([.AJ35];6)+1;6)" office:value-type="string" office:string-value="444" calcext:value-type="string">
            <text:p>444</text:p>
          </table:table-cell>
          <table:table-cell table:style-name="NúmeroDaSemana" table:formula="of:=[.AK35]" office:value-type="string" office:string-value="41" calcext:value-type="string">
            <text:p>41</text:p>
          </table:table-cell>
          <table:table-cell table:style-name="DiaCorrido" table:formula="of:=BASE(DECIMAL([.AL35];6)+1;6)" office:value-type="string" office:string-value="445" calcext:value-type="string">
            <text:p>445</text:p>
          </table:table-cell>
          <table:table-cell table:style-name="NúmeroDaSemanaSábado" table:formula="of:=[.AM35]" office:value-type="string" office:string-value="41" calcext:value-type="string">
            <text:p>41</text:p>
          </table:table-cell>
          <table:table-cell table:style-name="DiaCorridoSábado" table:formula="of:=BASE(DECIMAL([.AN35];6)+1;6)" office:value-type="string" office:string-value="450" calcext:value-type="string">
            <text:p>450</text:p>
          </table:table-cell>
          <table:table-cell table:style-name="NúmeroDaSemanaDomingo" table:formula="of:=[.AO35]" office:value-type="string" office:string-value="41" calcext:value-type="string">
            <text:p>41</text:p>
          </table:table-cell>
          <table:table-cell table:style-name="DiaCorridoDomingo" table:formula="of:=BASE(DECIMAL([.AP35];6)+1;6)" office:value-type="string" office:string-value="451" calcext:value-type="string">
            <text:p>451</text:p>
          </table:table-cell>
        </table:table-row>
        <table:table-row table:style-name="ro7">
          <table:table-cell table:style-name="DiaDoMêsSegunda" table:formula="of:=BASE(DECIMAL([.M33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36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36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36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36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36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36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33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36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36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36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36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36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36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33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36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36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36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36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36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36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34]+1" office:value-type="date" office:date-value="2023-04-17" calcext:value-type="date" table:number-columns-spanned="2" table:number-rows-spanned="1">
            <text:p>17/04/2023</text:p>
          </table:table-cell>
          <table:covered-table-cell/>
          <table:table-cell table:style-name="DiaGregoriano" table:formula="of:=[.A37]+1" office:value-type="date" office:date-value="2023-04-18" calcext:value-type="date" table:number-columns-spanned="2" table:number-rows-spanned="1">
            <text:p>18/04/2023</text:p>
          </table:table-cell>
          <table:covered-table-cell/>
          <table:table-cell table:style-name="DiaGregoriano" table:formula="of:=[.C37]+1" office:value-type="date" office:date-value="2023-04-19" calcext:value-type="date" table:number-columns-spanned="2" table:number-rows-spanned="1">
            <text:p>19/04/2023</text:p>
          </table:table-cell>
          <table:covered-table-cell/>
          <table:table-cell table:style-name="DiaGregoriano" table:formula="of:=[.E37]+1" office:value-type="date" office:date-value="2023-04-20" calcext:value-type="date" table:number-columns-spanned="2" table:number-rows-spanned="1">
            <text:p>20/04/2023</text:p>
          </table:table-cell>
          <table:covered-table-cell/>
          <table:table-cell table:style-name="DiaGregoriano" table:formula="of:=[.G37]+1" office:value-type="date" office:date-value="2023-04-21" calcext:value-type="date" table:number-columns-spanned="2" table:number-rows-spanned="1">
            <text:p>21/04/2023</text:p>
          </table:table-cell>
          <table:covered-table-cell/>
          <table:table-cell table:style-name="DiaGregorianoSábado" table:formula="of:=[.I37]+1" office:value-type="date" office:date-value="2023-04-22" calcext:value-type="date" table:number-columns-spanned="2" table:number-rows-spanned="1">
            <text:p>22/04/2023</text:p>
          </table:table-cell>
          <table:covered-table-cell/>
          <table:table-cell table:style-name="DiaGregorianoDomingo" table:formula="of:=[.K37]+1" office:value-type="date" office:date-value="2023-04-23" calcext:value-type="date" table:number-columns-spanned="2" table:number-rows-spanned="1">
            <text:p>23/04/2023</text:p>
          </table:table-cell>
          <table:covered-table-cell/>
          <table:table-cell/>
          <table:table-cell table:style-name="DiaGregorianoSegunda" table:formula="of:=[.AB34]+1" office:value-type="date" office:date-value="2023-05-15" calcext:value-type="date" table:number-columns-spanned="2" table:number-rows-spanned="1">
            <text:p>15/05/2023</text:p>
          </table:table-cell>
          <table:covered-table-cell/>
          <table:table-cell table:style-name="DiaGregoriano" table:formula="of:=[.P37]+1" office:value-type="date" office:date-value="2023-05-16" calcext:value-type="date" table:number-columns-spanned="2" table:number-rows-spanned="1">
            <text:p>16/05/2023</text:p>
          </table:table-cell>
          <table:covered-table-cell/>
          <table:table-cell table:style-name="DiaGregoriano" table:formula="of:=[.R37]+1" office:value-type="date" office:date-value="2023-05-17" calcext:value-type="date" table:number-columns-spanned="2" table:number-rows-spanned="1">
            <text:p>17/05/2023</text:p>
          </table:table-cell>
          <table:covered-table-cell/>
          <table:table-cell table:style-name="DiaGregorianoMeioTrimestre" table:formula="of:=[.T37]+1" office:value-type="date" office:date-value="2023-05-18" calcext:value-type="date" table:number-columns-spanned="2" table:number-rows-spanned="1">
            <text:p>18/05/2023</text:p>
          </table:table-cell>
          <table:covered-table-cell/>
          <table:table-cell table:style-name="DiaGregoriano" table:formula="of:=[.V37]+1" office:value-type="date" office:date-value="2023-05-19" calcext:value-type="date" table:number-columns-spanned="2" table:number-rows-spanned="1">
            <text:p>19/05/2023</text:p>
          </table:table-cell>
          <table:covered-table-cell/>
          <table:table-cell table:style-name="DiaGregorianoSábado" table:formula="of:=[.X37]+1" office:value-type="date" office:date-value="2023-05-20" calcext:value-type="date" table:number-columns-spanned="2" table:number-rows-spanned="1">
            <text:p>20/05/2023</text:p>
          </table:table-cell>
          <table:covered-table-cell/>
          <table:table-cell table:style-name="DiaGregorianoDomingo" table:formula="of:=[.Z37]+1" office:value-type="date" office:date-value="2023-05-21" calcext:value-type="date" table:number-columns-spanned="2" table:number-rows-spanned="1">
            <text:p>21/05/2023</text:p>
          </table:table-cell>
          <table:covered-table-cell/>
          <table:table-cell/>
          <table:table-cell table:style-name="DiaGregorianoSegunda" table:formula="of:=[.AQ34]+1" office:value-type="date" office:date-value="2023-06-19" calcext:value-type="date" table:number-columns-spanned="2" table:number-rows-spanned="1">
            <text:p>19/06/2023</text:p>
          </table:table-cell>
          <table:covered-table-cell/>
          <table:table-cell table:style-name="DiaGregoriano" table:formula="of:=[.AE37]+1" office:value-type="date" office:date-value="2023-06-20" calcext:value-type="date" table:number-columns-spanned="2" table:number-rows-spanned="1">
            <text:p>20/06/2023</text:p>
          </table:table-cell>
          <table:covered-table-cell/>
          <table:table-cell table:style-name="DiaGregoriano" table:formula="of:=[.AG37]+1" office:value-type="date" office:date-value="2023-06-21" calcext:value-type="date" table:number-columns-spanned="2" table:number-rows-spanned="1">
            <text:p>21/06/2023</text:p>
          </table:table-cell>
          <table:covered-table-cell/>
          <table:table-cell table:style-name="DiaGregoriano" table:formula="of:=[.AI37]+1" office:value-type="date" office:date-value="2023-06-22" calcext:value-type="date" table:number-columns-spanned="2" table:number-rows-spanned="1">
            <text:p>22/06/2023</text:p>
          </table:table-cell>
          <table:covered-table-cell/>
          <table:table-cell table:style-name="DiaGregoriano" table:formula="of:=[.AK37]+1" office:value-type="date" office:date-value="2023-06-23" calcext:value-type="date" table:number-columns-spanned="2" table:number-rows-spanned="1">
            <text:p>23/06/2023</text:p>
          </table:table-cell>
          <table:covered-table-cell/>
          <table:table-cell table:style-name="DiaGregorianoSábado" table:formula="of:=[.AM37]+1" office:value-type="date" office:date-value="2023-06-24" calcext:value-type="date" table:number-columns-spanned="2" table:number-rows-spanned="1">
            <text:p>24/06/2023</text:p>
          </table:table-cell>
          <table:covered-table-cell/>
          <table:table-cell table:style-name="DiaGregorianoDomingo" table:formula="of:=[.AO37]+1" office:value-type="date" office:date-value="2023-06-25" calcext:value-type="date" table:number-columns-spanned="2" table:number-rows-spanned="1">
            <text:p>25/06/2023</text:p>
          </table:table-cell>
          <table:covered-table-cell/>
        </table:table-row>
        <table:table-row table:style-name="ro6">
          <table:table-cell table:style-name="NúmeroDaSemanaSegunda" table:formula="of:=BASE(DECIMAL([.A35];6)+1;6)" office:value-type="string" office:string-value="25" calcext:value-type="string">
            <text:p>25</text:p>
          </table:table-cell>
          <table:table-cell table:style-name="DiaCorrido" table:formula="of:=BASE(DECIMAL([.N35];6)+1;6)" office:value-type="string" office:string-value="305" calcext:value-type="string">
            <text:p>305</text:p>
          </table:table-cell>
          <table:table-cell table:style-name="NúmeroDaSemana" table:formula="of:=[.A38]" office:value-type="string" office:string-value="25" calcext:value-type="string">
            <text:p>25</text:p>
          </table:table-cell>
          <table:table-cell table:style-name="DiaCorrido" table:formula="of:=BASE(DECIMAL([.B38];6)+1;6)" office:value-type="string" office:string-value="310" calcext:value-type="string">
            <text:p>310</text:p>
          </table:table-cell>
          <table:table-cell table:style-name="NúmeroDaSemana" table:formula="of:=[.C38]" office:value-type="string" office:string-value="25" calcext:value-type="string">
            <text:p>25</text:p>
          </table:table-cell>
          <table:table-cell table:style-name="DiaCorrido" table:formula="of:=BASE(DECIMAL([.D38];6)+1;6)" office:value-type="string" office:string-value="311" calcext:value-type="string">
            <text:p>311</text:p>
          </table:table-cell>
          <table:table-cell table:style-name="NúmeroDaSemana" table:formula="of:=[.E38]" office:value-type="string" office:string-value="25" calcext:value-type="string">
            <text:p>25</text:p>
          </table:table-cell>
          <table:table-cell table:style-name="DiaCorrido" table:formula="of:=BASE(DECIMAL([.F38];6)+1;6)" office:value-type="string" office:string-value="312" calcext:value-type="string">
            <text:p>312</text:p>
          </table:table-cell>
          <table:table-cell table:style-name="NúmeroDaSemana" table:formula="of:=[.G38]" office:value-type="string" office:string-value="25" calcext:value-type="string">
            <text:p>25</text:p>
          </table:table-cell>
          <table:table-cell table:style-name="DiaCorrido" table:formula="of:=BASE(DECIMAL([.H38];6)+1;6)" office:value-type="string" office:string-value="313" calcext:value-type="string">
            <text:p>313</text:p>
          </table:table-cell>
          <table:table-cell table:style-name="NúmeroDaSemanaSábado" table:formula="of:=[.I38]" office:value-type="string" office:string-value="25" calcext:value-type="string">
            <text:p>25</text:p>
          </table:table-cell>
          <table:table-cell table:style-name="DiaCorridoSábado" table:formula="of:=BASE(DECIMAL([.J38];6)+1;6)" office:value-type="string" office:string-value="314" calcext:value-type="string">
            <text:p>314</text:p>
          </table:table-cell>
          <table:table-cell table:style-name="NúmeroDaSemanaDomingo" table:formula="of:=[.K38]" office:value-type="string" office:string-value="25" calcext:value-type="string">
            <text:p>25</text:p>
          </table:table-cell>
          <table:table-cell table:style-name="DiaCorridoDomingo" table:formula="of:=BASE(DECIMAL([.L38];6)+1;6)" office:value-type="string" office:string-value="315" calcext:value-type="string">
            <text:p>315</text:p>
          </table:table-cell>
          <table:table-cell/>
          <table:table-cell table:style-name="NúmeroDaSemanaSegunda" table:formula="of:=BASE(DECIMAL([.P35];6)+1;6)" office:value-type="string" office:string-value="33" calcext:value-type="string">
            <text:p>33</text:p>
          </table:table-cell>
          <table:table-cell table:style-name="DiaCorrido" table:formula="of:=BASE(DECIMAL([.AC35];6)+1;6)" office:value-type="string" office:string-value="353" calcext:value-type="string">
            <text:p>353</text:p>
          </table:table-cell>
          <table:table-cell table:style-name="NúmeroDaSemana" table:formula="of:=[.P38]" office:value-type="string" office:string-value="33" calcext:value-type="string">
            <text:p>33</text:p>
          </table:table-cell>
          <table:table-cell table:style-name="DiaCorrido" table:formula="of:=BASE(DECIMAL([.Q38];6)+1;6)" office:value-type="string" office:string-value="354" calcext:value-type="string">
            <text:p>354</text:p>
          </table:table-cell>
          <table:table-cell table:style-name="NúmeroDaSemana" table:formula="of:=[.R38]" office:value-type="string" office:string-value="33" calcext:value-type="string">
            <text:p>33</text:p>
          </table:table-cell>
          <table:table-cell table:style-name="DiaCorrido" table:formula="of:=BASE(DECIMAL([.S38];6)+1;6)" office:value-type="string" office:string-value="355" calcext:value-type="string">
            <text:p>355</text:p>
          </table:table-cell>
          <table:table-cell table:style-name="NúmeroDaSemana" table:formula="of:=[.T38]" office:value-type="string" office:string-value="33" calcext:value-type="string">
            <text:p>33</text:p>
          </table:table-cell>
          <table:table-cell table:style-name="DiaCorrido" table:formula="of:=BASE(DECIMAL([.U38];6)+1;6)" office:value-type="string" office:string-value="400" calcext:value-type="string">
            <text:p>400</text:p>
          </table:table-cell>
          <table:table-cell table:style-name="NúmeroDaSemana" table:formula="of:=[.V38]" office:value-type="string" office:string-value="33" calcext:value-type="string">
            <text:p>33</text:p>
          </table:table-cell>
          <table:table-cell table:style-name="DiaCorrido" table:formula="of:=BASE(DECIMAL([.W38];6)+1;6)" office:value-type="string" office:string-value="401" calcext:value-type="string">
            <text:p>401</text:p>
          </table:table-cell>
          <table:table-cell table:style-name="NúmeroDaSemanaSábado" table:formula="of:=[.X38]" office:value-type="string" office:string-value="33" calcext:value-type="string">
            <text:p>33</text:p>
          </table:table-cell>
          <table:table-cell table:style-name="DiaCorridoSábado" table:formula="of:=BASE(DECIMAL([.Y38];6)+1;6)" office:value-type="string" office:string-value="402" calcext:value-type="string">
            <text:p>402</text:p>
          </table:table-cell>
          <table:table-cell table:style-name="NúmeroDaSemanaDomingo" table:formula="of:=[.Z38]" office:value-type="string" office:string-value="33" calcext:value-type="string">
            <text:p>33</text:p>
          </table:table-cell>
          <table:table-cell table:style-name="DiaCorridoDomingo" table:formula="of:=BASE(DECIMAL([.AA38];6)+1;6)" office:value-type="string" office:string-value="403" calcext:value-type="string">
            <text:p>403</text:p>
          </table:table-cell>
          <table:table-cell/>
          <table:table-cell table:style-name="NúmeroDaSemanaSegunda" table:formula="of:=BASE(DECIMAL([.AE35];6)+1;6)" office:value-type="string" office:string-value="42" calcext:value-type="string">
            <text:p>42</text:p>
          </table:table-cell>
          <table:table-cell table:style-name="DiaCorrido" table:formula="of:=BASE(DECIMAL([.AR35];6)+1;6)" office:value-type="string" office:string-value="452" calcext:value-type="string">
            <text:p>452</text:p>
          </table:table-cell>
          <table:table-cell table:style-name="NúmeroDaSemana" table:formula="of:=[.AE38]" office:value-type="string" office:string-value="42" calcext:value-type="string">
            <text:p>42</text:p>
          </table:table-cell>
          <table:table-cell table:style-name="DiaCorrido" table:formula="of:=BASE(DECIMAL([.AF38];6)+1;6)" office:value-type="string" office:string-value="453" calcext:value-type="string">
            <text:p>453</text:p>
          </table:table-cell>
          <table:table-cell table:style-name="NúmeroDaSemana" table:formula="of:=[.AG38]" office:value-type="string" office:string-value="42" calcext:value-type="string">
            <text:p>42</text:p>
          </table:table-cell>
          <table:table-cell table:style-name="DiaCorrido" table:formula="of:=BASE(DECIMAL([.AH38];6)+1;6)" office:value-type="string" office:string-value="454" calcext:value-type="string">
            <text:p>454</text:p>
          </table:table-cell>
          <table:table-cell table:style-name="NúmeroDaSemana" table:formula="of:=[.AI38]" office:value-type="string" office:string-value="42" calcext:value-type="string">
            <text:p>42</text:p>
          </table:table-cell>
          <table:table-cell table:style-name="DiaCorrido" table:formula="of:=BASE(DECIMAL([.AJ38];6)+1;6)" office:value-type="string" office:string-value="455" calcext:value-type="string">
            <text:p>455</text:p>
          </table:table-cell>
          <table:table-cell table:style-name="NúmeroDaSemana" table:formula="of:=[.AK38]" office:value-type="string" office:string-value="42" calcext:value-type="string">
            <text:p>42</text:p>
          </table:table-cell>
          <table:table-cell table:style-name="DiaCorrido" table:formula="of:=BASE(DECIMAL([.AL38];6)+1;6)" office:value-type="string" office:string-value="500" calcext:value-type="string">
            <text:p>500</text:p>
          </table:table-cell>
          <table:table-cell table:style-name="NúmeroDaSemanaSábado" table:formula="of:=[.AM38]" office:value-type="string" office:string-value="42" calcext:value-type="string">
            <text:p>42</text:p>
          </table:table-cell>
          <table:table-cell table:style-name="DiaCorridoSábado" table:formula="of:=BASE(DECIMAL([.AN38];6)+1;6)" office:value-type="string" office:string-value="501" calcext:value-type="string">
            <text:p>501</text:p>
          </table:table-cell>
          <table:table-cell table:style-name="NúmeroDaSemanaDomingo" table:formula="of:=[.AO38]" office:value-type="string" office:string-value="42" calcext:value-type="string">
            <text:p>42</text:p>
          </table:table-cell>
          <table:table-cell table:style-name="DiaCorridoDomingo" table:formula="of:=BASE(DECIMAL([.AP38];6)+1;6)" office:value-type="string" office:string-value="502" calcext:value-type="string">
            <text:p>502</text:p>
          </table:table-cell>
        </table:table-row>
        <table:table-row table:style-name="ro7">
          <table:table-cell table:style-name="DiaDoMêsSegunda" table:formula="of:=BASE(DECIMAL([.M36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39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39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39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39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39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39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36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39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39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39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39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39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39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36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39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39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39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39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39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39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37]+1" office:value-type="date" office:date-value="2023-04-24" calcext:value-type="date" table:number-columns-spanned="2" table:number-rows-spanned="1">
            <text:p>24/04/2023</text:p>
          </table:table-cell>
          <table:covered-table-cell/>
          <table:table-cell table:style-name="DiaGregoriano" table:formula="of:=[.A40]+1" office:value-type="date" office:date-value="2023-04-25" calcext:value-type="date" table:number-columns-spanned="2" table:number-rows-spanned="1">
            <text:p>25/04/2023</text:p>
          </table:table-cell>
          <table:covered-table-cell/>
          <table:table-cell table:style-name="DiaGregoriano" table:formula="of:=[.C40]+1" office:value-type="date" office:date-value="2023-04-26" calcext:value-type="date" table:number-columns-spanned="2" table:number-rows-spanned="1">
            <text:p>26/04/2023</text:p>
          </table:table-cell>
          <table:covered-table-cell/>
          <table:table-cell table:style-name="DiaGregoriano" table:formula="of:=[.E40]+1" office:value-type="date" office:date-value="2023-04-27" calcext:value-type="date" table:number-columns-spanned="2" table:number-rows-spanned="1">
            <text:p>27/04/2023</text:p>
          </table:table-cell>
          <table:covered-table-cell/>
          <table:table-cell table:style-name="DiaGregoriano" table:formula="of:=[.G40]+1" office:value-type="date" office:date-value="2023-04-28" calcext:value-type="date" table:number-columns-spanned="2" table:number-rows-spanned="1">
            <text:p>28/04/2023</text:p>
          </table:table-cell>
          <table:covered-table-cell/>
          <table:table-cell table:style-name="DiaGregorianoSábado" table:formula="of:=[.I40]+1" office:value-type="date" office:date-value="2023-04-29" calcext:value-type="date" table:number-columns-spanned="2" table:number-rows-spanned="1">
            <text:p>29/04/2023</text:p>
          </table:table-cell>
          <table:covered-table-cell/>
          <table:table-cell table:style-name="DiaGregorianoDomingo" table:formula="of:=[.K40]+1" office:value-type="date" office:date-value="2023-04-30" calcext:value-type="date" table:number-columns-spanned="2" table:number-rows-spanned="1">
            <text:p>30/04/2023</text:p>
          </table:table-cell>
          <table:covered-table-cell/>
          <table:table-cell/>
          <table:table-cell table:style-name="DiaGregorianoSegunda" table:formula="of:=[.AB37]+1" office:value-type="date" office:date-value="2023-05-22" calcext:value-type="date" table:number-columns-spanned="2" table:number-rows-spanned="1">
            <text:p>22/05/2023</text:p>
          </table:table-cell>
          <table:covered-table-cell/>
          <table:table-cell table:style-name="DiaGregoriano" table:formula="of:=[.P40]+1" office:value-type="date" office:date-value="2023-05-23" calcext:value-type="date" table:number-columns-spanned="2" table:number-rows-spanned="1">
            <text:p>23/05/2023</text:p>
          </table:table-cell>
          <table:covered-table-cell/>
          <table:table-cell table:style-name="DiaGregoriano" table:formula="of:=[.R40]+1" office:value-type="date" office:date-value="2023-05-24" calcext:value-type="date" table:number-columns-spanned="2" table:number-rows-spanned="1">
            <text:p>24/05/2023</text:p>
          </table:table-cell>
          <table:covered-table-cell/>
          <table:table-cell table:style-name="DiaGregoriano" table:formula="of:=[.T40]+1" office:value-type="date" office:date-value="2023-05-25" calcext:value-type="date" table:number-columns-spanned="2" table:number-rows-spanned="1">
            <text:p>25/05/2023</text:p>
          </table:table-cell>
          <table:covered-table-cell/>
          <table:table-cell table:style-name="DiaGregoriano" table:formula="of:=[.V40]+1" office:value-type="date" office:date-value="2023-05-26" calcext:value-type="date" table:number-columns-spanned="2" table:number-rows-spanned="1">
            <text:p>26/05/2023</text:p>
          </table:table-cell>
          <table:covered-table-cell/>
          <table:table-cell table:style-name="DiaGregorianoSábado" table:formula="of:=[.X40]+1" office:value-type="date" office:date-value="2023-05-27" calcext:value-type="date" table:number-columns-spanned="2" table:number-rows-spanned="1">
            <text:p>27/05/2023</text:p>
          </table:table-cell>
          <table:covered-table-cell/>
          <table:table-cell table:style-name="DiaGregorianoDomingo" table:formula="of:=[.Z40]+1" office:value-type="date" office:date-value="2023-05-28" calcext:value-type="date" table:number-columns-spanned="2" table:number-rows-spanned="1">
            <text:p>28/05/2023</text:p>
          </table:table-cell>
          <table:covered-table-cell/>
          <table:table-cell/>
          <table:table-cell table:style-name="DiaGregorianoSegunda" table:formula="of:=[.AQ37]+1" office:value-type="date" office:date-value="2023-06-26" calcext:value-type="date" table:number-columns-spanned="2" table:number-rows-spanned="1">
            <text:p>26/06/2023</text:p>
          </table:table-cell>
          <table:covered-table-cell/>
          <table:table-cell table:style-name="DiaGregoriano" table:formula="of:=[.AE40]+1" office:value-type="date" office:date-value="2023-06-27" calcext:value-type="date" table:number-columns-spanned="2" table:number-rows-spanned="1">
            <text:p>27/06/2023</text:p>
          </table:table-cell>
          <table:covered-table-cell/>
          <table:table-cell table:style-name="DiaGregoriano" table:formula="of:=[.AG40]+1" office:value-type="date" office:date-value="2023-06-28" calcext:value-type="date" table:number-columns-spanned="2" table:number-rows-spanned="1">
            <text:p>28/06/2023</text:p>
          </table:table-cell>
          <table:covered-table-cell/>
          <table:table-cell table:style-name="DiaGregoriano" table:formula="of:=[.AI40]+1" office:value-type="date" office:date-value="2023-06-29" calcext:value-type="date" table:number-columns-spanned="2" table:number-rows-spanned="1">
            <text:p>29/06/2023</text:p>
          </table:table-cell>
          <table:covered-table-cell/>
          <table:table-cell table:style-name="DiaGregoriano" table:formula="of:=[.AK40]+1" office:value-type="date" office:date-value="2023-06-30" calcext:value-type="date" table:number-columns-spanned="2" table:number-rows-spanned="1">
            <text:p>30/06/2023</text:p>
          </table:table-cell>
          <table:covered-table-cell/>
          <table:table-cell table:style-name="DiaGregorianoSábado" table:formula="of:=[.AM40]+1" office:value-type="date" office:date-value="2023-07-01" calcext:value-type="date" table:number-columns-spanned="2" table:number-rows-spanned="1">
            <text:p>01/07/2023</text:p>
          </table:table-cell>
          <table:covered-table-cell/>
          <table:table-cell table:style-name="DiaGregorianoDomingo" table:formula="of:=[.AO40]+1" office:value-type="date" office:date-value="2023-07-02" calcext:value-type="date" table:number-columns-spanned="2" table:number-rows-spanned="1">
            <text:p>02/07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38];6)+1;6)" office:value-type="string" office:string-value="34" calcext:value-type="string">
            <text:p>34</text:p>
          </table:table-cell>
          <table:table-cell table:style-name="DiaCorrido" table:formula="of:=BASE(DECIMAL([.AC38];6)+1;6)" office:value-type="string" office:string-value="404" calcext:value-type="string">
            <text:p>404</text:p>
          </table:table-cell>
          <table:table-cell table:style-name="NúmeroDaSemana" table:formula="of:=[.P41]" office:value-type="string" office:string-value="34" calcext:value-type="string">
            <text:p>34</text:p>
          </table:table-cell>
          <table:table-cell table:style-name="DiaCorrido" table:formula="of:=BASE(DECIMAL([.Q41];6)+1;6)" office:value-type="string" office:string-value="405" calcext:value-type="string">
            <text:p>405</text:p>
          </table:table-cell>
          <table:table-cell table:style-name="NúmeroDaSemana" table:formula="of:=[.R41]" office:value-type="string" office:string-value="34" calcext:value-type="string">
            <text:p>34</text:p>
          </table:table-cell>
          <table:table-cell table:style-name="DiaCorrido" table:formula="of:=BASE(DECIMAL([.S41];6)+1;6)" office:value-type="string" office:string-value="410" calcext:value-type="string">
            <text:p>410</text:p>
          </table:table-cell>
          <table:table-cell table:style-name="NúmeroDaSemana" table:formula="of:=[.T41]" office:value-type="string" office:string-value="34" calcext:value-type="string">
            <text:p>34</text:p>
          </table:table-cell>
          <table:table-cell table:style-name="DiaCorrido" table:formula="of:=BASE(DECIMAL([.U41];6)+1;6)" office:value-type="string" office:string-value="411" calcext:value-type="string">
            <text:p>411</text:p>
          </table:table-cell>
          <table:table-cell table:style-name="NúmeroDaSemana" table:formula="of:=[.V41]" office:value-type="string" office:string-value="34" calcext:value-type="string">
            <text:p>34</text:p>
          </table:table-cell>
          <table:table-cell table:style-name="DiaCorrido" table:formula="of:=BASE(DECIMAL([.W41];6)+1;6)" office:value-type="string" office:string-value="412" calcext:value-type="string">
            <text:p>412</text:p>
          </table:table-cell>
          <table:table-cell table:style-name="NúmeroDaSemanaSábado" table:formula="of:=[.X41]" office:value-type="string" office:string-value="34" calcext:value-type="string">
            <text:p>34</text:p>
          </table:table-cell>
          <table:table-cell table:style-name="DiaCorridoSábado" table:formula="of:=BASE(DECIMAL([.Y41];6)+1;6)" office:value-type="string" office:string-value="413" calcext:value-type="string">
            <text:p>413</text:p>
          </table:table-cell>
          <table:table-cell table:style-name="NúmeroDaSemanaDomingo" table:formula="of:=[.Z41]" office:value-type="string" office:string-value="34" calcext:value-type="string">
            <text:p>34</text:p>
          </table:table-cell>
          <table:table-cell table:style-name="DiaCorridoDomingo" table:formula="of:=BASE(DECIMAL([.AA41];6)+1;6)" office:value-type="string" office:string-value="414" calcext:value-type="string">
            <text:p>414</text:p>
          </table:table-cell>
          <table:table-cell table:number-columns-repeated="15"/>
        </table:table-row>
        <table:table-row table:style-name="ro7">
          <table:table-cell table:number-columns-repeated="15"/>
          <table:table-cell table:style-name="DiaDoMêsSegunda" table:formula="of:=BASE(DECIMAL([.AB39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42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42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42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42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42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42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 table:number-columns-repeated="15"/>
        </table:table-row>
        <table:table-row table:style-name="ro6">
          <table:table-cell table:number-columns-repeated="15"/>
          <table:table-cell table:style-name="DiaGregorianoSegunda" table:formula="of:=[.AB40]+1" office:value-type="date" office:date-value="2023-05-29" calcext:value-type="date" table:number-columns-spanned="2" table:number-rows-spanned="1">
            <text:p>29/05/2023</text:p>
          </table:table-cell>
          <table:covered-table-cell/>
          <table:table-cell table:style-name="DiaGregoriano" table:formula="of:=[.P43]+1" office:value-type="date" office:date-value="2023-05-30" calcext:value-type="date" table:number-columns-spanned="2" table:number-rows-spanned="1">
            <text:p>30/05/2023</text:p>
          </table:table-cell>
          <table:covered-table-cell/>
          <table:table-cell table:style-name="DiaGregoriano" table:formula="of:=[.R43]+1" office:value-type="date" office:date-value="2023-05-31" calcext:value-type="date" table:number-columns-spanned="2" table:number-rows-spanned="1">
            <text:p>31/05/2023</text:p>
          </table:table-cell>
          <table:covered-table-cell/>
          <table:table-cell table:style-name="DiaGregoriano" table:formula="of:=[.T43]+1" office:value-type="date" office:date-value="2023-06-01" calcext:value-type="date" table:number-columns-spanned="2" table:number-rows-spanned="1">
            <text:p>01/06/2023</text:p>
          </table:table-cell>
          <table:covered-table-cell/>
          <table:table-cell table:style-name="DiaGregoriano" table:formula="of:=[.V43]+1" office:value-type="date" office:date-value="2023-06-02" calcext:value-type="date" table:number-columns-spanned="2" table:number-rows-spanned="1">
            <text:p>02/06/2023</text:p>
          </table:table-cell>
          <table:covered-table-cell/>
          <table:table-cell table:style-name="DiaGregorianoSábado" table:formula="of:=[.X43]+1" office:value-type="date" office:date-value="2023-06-03" calcext:value-type="date" table:number-columns-spanned="2" table:number-rows-spanned="1">
            <text:p>03/06/2023</text:p>
          </table:table-cell>
          <table:covered-table-cell/>
          <table:table-cell table:style-name="DiaGregorianoDomingo" table:formula="of:=[.Z43]+1" office:value-type="date" office:date-value="2023-06-04" calcext:value-type="date" table:number-columns-spanned="2" table:number-rows-spanned="1">
            <text:p>04/06/2023</text:p>
          </table:table-cell>
          <table:covered-table-cell/>
          <table:table-cell table:number-columns-repeated="15"/>
        </table:table-row>
        <table:table-row table:style-name="ro8">
          <table:table-cell table:number-columns-repeated="44"/>
        </table:table-row>
        <table:table-row table:style-name="ro4">
          <table:table-cell table:style-name="MêsDeInverno" table:formula="of:=[.G55]" office:value-type="date" office:date-value="2023-07-20" calcext:value-type="date" table:number-columns-spanned="12" table:number-rows-spanned="1">
            <text:p>julho</text:p>
          </table:table-cell>
          <table:covered-table-cell table:number-columns-repeated="11" table:style-name="MêsDeInverno"/>
          <table:table-cell table:style-name="ce10" table:formula="of:=BASE(MONTH([.G55]);6)" office:value-type="string" office:string-value="11" calcext:value-type="string" table:number-columns-spanned="2" table:number-rows-spanned="1">
            <text:p>11</text:p>
          </table:table-cell>
          <table:covered-table-cell table:style-name="MêsDeInverno"/>
          <table:table-cell/>
          <table:table-cell table:style-name="MêsDeInverno" table:formula="of:=[.V55]" office:value-type="date" office:date-value="2023-08-17" calcext:value-type="date" table:number-columns-spanned="12" table:number-rows-spanned="1">
            <text:p>agosto</text:p>
          </table:table-cell>
          <table:covered-table-cell table:number-columns-repeated="11" table:style-name="MêsDeInverno"/>
          <table:table-cell table:style-name="ce10" table:formula="of:=BASE(MONTH([.V55]);6)" office:value-type="string" office:string-value="12" calcext:value-type="string" table:number-columns-spanned="2" table:number-rows-spanned="1">
            <text:p>12</text:p>
          </table:table-cell>
          <table:covered-table-cell table:style-name="MêsDeInverno"/>
          <table:table-cell/>
          <table:table-cell table:style-name="MêsDePrimavera" table:formula="of:=[.AK55]" office:value-type="date" office:date-value="2023-09-21" calcext:value-type="date" table:number-columns-spanned="12" table:number-rows-spanned="1">
            <text:p>setembro</text:p>
          </table:table-cell>
          <table:covered-table-cell table:number-columns-repeated="11" table:style-name="MêsDePrimavera"/>
          <table:table-cell table:style-name="ce11" table:formula="of:=BASE(MONTH([.AK55]);6)" office:value-type="string" office:string-value="13" calcext:value-type="string" table:number-columns-spanned="2" table:number-rows-spanned="1">
            <text:p>13</text:p>
          </table:table-cell>
          <table:covered-table-cell table:style-name="MêsDePrimavera"/>
        </table:table-row>
        <table:table-row table:style-name="ro5">
          <table:table-cell table:style-name="DiaDaSemana" table:formula="of:=[.A49]" office:value-type="date" office:date-value="2023-07-03" calcext:value-type="date" table:number-columns-spanned="2" table:number-rows-spanned="1">
            <text:p>seg</text:p>
          </table:table-cell>
          <table:covered-table-cell/>
          <table:table-cell table:style-name="DiaDaSemana" table:formula="of:=[.C49]" office:value-type="date" office:date-value="2023-07-04" calcext:value-type="date" table:number-columns-spanned="2" table:number-rows-spanned="1">
            <text:p>ter</text:p>
          </table:table-cell>
          <table:covered-table-cell/>
          <table:table-cell table:style-name="DiaDaSemana" table:formula="of:=[.E49]" office:value-type="date" office:date-value="2023-07-05" calcext:value-type="date" table:number-columns-spanned="2" table:number-rows-spanned="1">
            <text:p>qua</text:p>
          </table:table-cell>
          <table:covered-table-cell/>
          <table:table-cell table:style-name="DiaDaSemana" table:formula="of:=[.G49]" office:value-type="date" office:date-value="2023-07-06" calcext:value-type="date" table:number-columns-spanned="2" table:number-rows-spanned="1">
            <text:p>qui</text:p>
          </table:table-cell>
          <table:covered-table-cell/>
          <table:table-cell table:style-name="DiaDaSemana" table:formula="of:=[.I49]" office:value-type="date" office:date-value="2023-07-07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49]" office:value-type="date" office:date-value="2023-07-08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49]" office:value-type="date" office:date-value="2023-07-09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49]" office:value-type="date" office:date-value="2023-07-31" calcext:value-type="date" table:number-columns-spanned="2" table:number-rows-spanned="1">
            <text:p>seg</text:p>
          </table:table-cell>
          <table:covered-table-cell/>
          <table:table-cell table:style-name="DiaDaSemana" table:formula="of:=[.R49]" office:value-type="date" office:date-value="2023-08-01" calcext:value-type="date" table:number-columns-spanned="2" table:number-rows-spanned="1">
            <text:p>ter</text:p>
          </table:table-cell>
          <table:covered-table-cell/>
          <table:table-cell table:style-name="DiaDaSemana" table:formula="of:=[.T49]" office:value-type="date" office:date-value="2023-08-02" calcext:value-type="date" table:number-columns-spanned="2" table:number-rows-spanned="1">
            <text:p>qua</text:p>
          </table:table-cell>
          <table:covered-table-cell/>
          <table:table-cell table:style-name="DiaDaSemana" table:formula="of:=[.V49]" office:value-type="date" office:date-value="2023-08-03" calcext:value-type="date" table:number-columns-spanned="2" table:number-rows-spanned="1">
            <text:p>qui</text:p>
          </table:table-cell>
          <table:covered-table-cell/>
          <table:table-cell table:style-name="DiaDaSemana" table:formula="of:=[.X49]" office:value-type="date" office:date-value="2023-08-04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49]" office:value-type="date" office:date-value="2023-08-05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49]" office:value-type="date" office:date-value="2023-08-06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49]" office:value-type="date" office:date-value="2023-09-04" calcext:value-type="date" table:number-columns-spanned="2" table:number-rows-spanned="1">
            <text:p>seg</text:p>
          </table:table-cell>
          <table:covered-table-cell/>
          <table:table-cell table:style-name="DiaDaSemana" table:formula="of:=[.AG49]" office:value-type="date" office:date-value="2023-09-05" calcext:value-type="date" table:number-columns-spanned="2" table:number-rows-spanned="1">
            <text:p>ter</text:p>
          </table:table-cell>
          <table:covered-table-cell/>
          <table:table-cell table:style-name="DiaDaSemana" table:formula="of:=[.AI49]" office:value-type="date" office:date-value="2023-09-06" calcext:value-type="date" table:number-columns-spanned="2" table:number-rows-spanned="1">
            <text:p>qua</text:p>
          </table:table-cell>
          <table:covered-table-cell/>
          <table:table-cell table:style-name="DiaDaSemana" table:formula="of:=[.AK49]" office:value-type="date" office:date-value="2023-09-07" calcext:value-type="date" table:number-columns-spanned="2" table:number-rows-spanned="1">
            <text:p>qui</text:p>
          </table:table-cell>
          <table:covered-table-cell/>
          <table:table-cell table:style-name="DiaDaSemana" table:formula="of:=[.AM49]" office:value-type="date" office:date-value="2023-09-08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49]" office:value-type="date" office:date-value="2023-09-09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49]" office:value-type="date" office:date-value="2023-09-10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table:formula="of:=BASE(DECIMAL([.AE38];6)+1;6)" office:value-type="string" office:string-value="43" calcext:value-type="string">
            <text:p>43</text:p>
          </table:table-cell>
          <table:table-cell table:style-name="DiaCorrido" table:formula="of:=BASE(DECIMAL([.AR38];6)+1;6)" office:value-type="string" office:string-value="503" calcext:value-type="string">
            <text:p>503</text:p>
          </table:table-cell>
          <table:table-cell table:style-name="NúmeroDaSemana" table:formula="of:=[.A47]" office:value-type="string" office:string-value="43" calcext:value-type="string">
            <text:p>43</text:p>
          </table:table-cell>
          <table:table-cell table:style-name="DiaCorrido" table:formula="of:=BASE(DECIMAL([.B47];6)+1;6)" office:value-type="string" office:string-value="504" calcext:value-type="string">
            <text:p>504</text:p>
          </table:table-cell>
          <table:table-cell table:style-name="NúmeroDaSemana" table:formula="of:=[.C47]" office:value-type="string" office:string-value="43" calcext:value-type="string">
            <text:p>43</text:p>
          </table:table-cell>
          <table:table-cell table:style-name="DiaCorrido" table:formula="of:=BASE(DECIMAL([.D47];6)+1;6)" office:value-type="string" office:string-value="505" calcext:value-type="string">
            <text:p>505</text:p>
          </table:table-cell>
          <table:table-cell table:style-name="NúmeroDaSemana" table:formula="of:=[.E47]" office:value-type="string" office:string-value="43" calcext:value-type="string">
            <text:p>43</text:p>
          </table:table-cell>
          <table:table-cell table:style-name="DiaCorrido" table:formula="of:=BASE(DECIMAL([.F47];6)+1;6)" office:value-type="string" office:string-value="510" calcext:value-type="string">
            <text:p>510</text:p>
          </table:table-cell>
          <table:table-cell table:style-name="NúmeroDaSemana" table:formula="of:=[.G47]" office:value-type="string" office:string-value="43" calcext:value-type="string">
            <text:p>43</text:p>
          </table:table-cell>
          <table:table-cell table:style-name="DiaCorrido" table:formula="of:=BASE(DECIMAL([.H47];6)+1;6)" office:value-type="string" office:string-value="511" calcext:value-type="string">
            <text:p>511</text:p>
          </table:table-cell>
          <table:table-cell table:style-name="NúmeroDaSemanaSábado" table:formula="of:=[.I47]" office:value-type="string" office:string-value="43" calcext:value-type="string">
            <text:p>43</text:p>
          </table:table-cell>
          <table:table-cell table:style-name="DiaCorridoSábado" table:formula="of:=BASE(DECIMAL([.J47];6)+1;6)" office:value-type="string" office:string-value="512" calcext:value-type="string">
            <text:p>512</text:p>
          </table:table-cell>
          <table:table-cell table:style-name="NúmeroDaSemanaDomingo" table:formula="of:=[.K47]" office:value-type="string" office:string-value="43" calcext:value-type="string">
            <text:p>43</text:p>
          </table:table-cell>
          <table:table-cell table:style-name="DiaCorridoDomingo" table:formula="of:=BASE(DECIMAL([.L47];6)+1;6)" office:value-type="string" office:string-value="513" calcext:value-type="string">
            <text:p>513</text:p>
          </table:table-cell>
          <table:table-cell/>
          <table:table-cell table:style-name="NúmeroDaSemanaSegunda" table:formula="of:=BASE(DECIMAL([.A56];6)+1;6)" office:value-type="string" office:string-value="51" calcext:value-type="string">
            <text:p>51</text:p>
          </table:table-cell>
          <table:table-cell table:style-name="DiaCorrido" table:formula="of:=BASE(DECIMAL([.N56];6)+1;6)" office:value-type="string" office:string-value="551" calcext:value-type="string">
            <text:p>551</text:p>
          </table:table-cell>
          <table:table-cell table:style-name="NúmeroDaSemana" table:formula="of:=[.P47]" office:value-type="string" office:string-value="51" calcext:value-type="string">
            <text:p>51</text:p>
          </table:table-cell>
          <table:table-cell table:style-name="DiaCorrido" table:formula="of:=BASE(DECIMAL([.Q47];6)+1;6)" office:value-type="string" office:string-value="552" calcext:value-type="string">
            <text:p>552</text:p>
          </table:table-cell>
          <table:table-cell table:style-name="NúmeroDaSemana" table:formula="of:=[.R47]" office:value-type="string" office:string-value="51" calcext:value-type="string">
            <text:p>51</text:p>
          </table:table-cell>
          <table:table-cell table:style-name="DiaCorrido" table:formula="of:=BASE(DECIMAL([.S47];6)+1;6)" office:value-type="string" office:string-value="553" calcext:value-type="string">
            <text:p>553</text:p>
          </table:table-cell>
          <table:table-cell table:style-name="NúmeroDaSemana" table:formula="of:=[.T47]" office:value-type="string" office:string-value="51" calcext:value-type="string">
            <text:p>51</text:p>
          </table:table-cell>
          <table:table-cell table:style-name="DiaCorrido" table:formula="of:=BASE(DECIMAL([.U47];6)+1;6)" office:value-type="string" office:string-value="554" calcext:value-type="string">
            <text:p>554</text:p>
          </table:table-cell>
          <table:table-cell table:style-name="NúmeroDaSemana" table:formula="of:=[.V47]" office:value-type="string" office:string-value="51" calcext:value-type="string">
            <text:p>51</text:p>
          </table:table-cell>
          <table:table-cell table:style-name="DiaCorrido" table:formula="of:=BASE(DECIMAL([.W47];6)+1;6)" office:value-type="string" office:string-value="555" calcext:value-type="string">
            <text:p>555</text:p>
          </table:table-cell>
          <table:table-cell table:style-name="NúmeroDaSemanaSábado" table:formula="of:=[.X47]" office:value-type="string" office:string-value="51" calcext:value-type="string">
            <text:p>51</text:p>
          </table:table-cell>
          <table:table-cell table:style-name="DiaCorridoSábado" table:formula="of:=BASE(DECIMAL([.Y47];6)+1;6)" office:value-type="string" office:string-value="1000" calcext:value-type="string">
            <text:p>1000</text:p>
          </table:table-cell>
          <table:table-cell table:style-name="NúmeroDaSemanaDomingo" table:formula="of:=[.Z47]" office:value-type="string" office:string-value="51" calcext:value-type="string">
            <text:p>51</text:p>
          </table:table-cell>
          <table:table-cell table:style-name="DiaCorridoDomingo" table:formula="of:=BASE(DECIMAL([.AA47];6)+1;6)" office:value-type="string" office:string-value="1001" calcext:value-type="string">
            <text:p>1001</text:p>
          </table:table-cell>
          <table:table-cell/>
          <table:table-cell table:style-name="NúmeroDaSemanaSegunda" table:formula="of:=BASE(DECIMAL([.P59];6)+1;6)" office:value-type="string" office:string-value="100" calcext:value-type="string">
            <text:p>100</text:p>
          </table:table-cell>
          <table:table-cell table:style-name="DiaCorrido" table:formula="of:=BASE(DECIMAL([.AC59];6)+1;6)" office:value-type="string" office:string-value="1050" calcext:value-type="string">
            <text:p>1050</text:p>
          </table:table-cell>
          <table:table-cell table:style-name="NúmeroDaSemana" table:formula="of:=[.AE47]" office:value-type="string" office:string-value="100" calcext:value-type="string">
            <text:p>100</text:p>
          </table:table-cell>
          <table:table-cell table:style-name="DiaCorrido" table:formula="of:=BASE(DECIMAL([.AF47];6)+1;6)" office:value-type="string" office:string-value="1051" calcext:value-type="string">
            <text:p>1051</text:p>
          </table:table-cell>
          <table:table-cell table:style-name="NúmeroDaSemana" table:formula="of:=[.AG47]" office:value-type="string" office:string-value="100" calcext:value-type="string">
            <text:p>100</text:p>
          </table:table-cell>
          <table:table-cell table:style-name="DiaCorrido" table:formula="of:=BASE(DECIMAL([.AH47];6)+1;6)" office:value-type="string" office:string-value="1052" calcext:value-type="string">
            <text:p>1052</text:p>
          </table:table-cell>
          <table:table-cell table:style-name="NúmeroDaSemana" table:formula="of:=[.AI47]" office:value-type="string" office:string-value="100" calcext:value-type="string">
            <text:p>100</text:p>
          </table:table-cell>
          <table:table-cell table:style-name="DiaCorrido" table:formula="of:=BASE(DECIMAL([.AJ47];6)+1;6)" office:value-type="string" office:string-value="1053" calcext:value-type="string">
            <text:p>1053</text:p>
          </table:table-cell>
          <table:table-cell table:style-name="NúmeroDaSemana" table:formula="of:=[.AK47]" office:value-type="string" office:string-value="100" calcext:value-type="string">
            <text:p>100</text:p>
          </table:table-cell>
          <table:table-cell table:style-name="DiaCorrido" table:formula="of:=BASE(DECIMAL([.AL47];6)+1;6)" office:value-type="string" office:string-value="1054" calcext:value-type="string">
            <text:p>1054</text:p>
          </table:table-cell>
          <table:table-cell table:style-name="NúmeroDaSemanaSábado" table:formula="of:=[.AM47]" office:value-type="string" office:string-value="100" calcext:value-type="string">
            <text:p>100</text:p>
          </table:table-cell>
          <table:table-cell table:style-name="DiaCorridoSábado" table:formula="of:=BASE(DECIMAL([.AN47];6)+1;6)" office:value-type="string" office:string-value="1055" calcext:value-type="string">
            <text:p>1055</text:p>
          </table:table-cell>
          <table:table-cell table:style-name="NúmeroDaSemanaDomingo" table:formula="of:=[.AO47]" office:value-type="string" office:string-value="100" calcext:value-type="string">
            <text:p>100</text:p>
          </table:table-cell>
          <table:table-cell table:style-name="DiaCorridoDomingo" table:formula="of:=BASE(DECIMAL([.AP47];6)+1;6)" office:value-type="string" office:string-value="1100" calcext:value-type="string">
            <text:p>1100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48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48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48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48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48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4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48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48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48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48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48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4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48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48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48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48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48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4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[.AQ40]+1" office:value-type="date" office:date-value="2023-07-03" calcext:value-type="date" table:number-columns-spanned="2" table:number-rows-spanned="1">
            <text:p>03/07/2023</text:p>
          </table:table-cell>
          <table:covered-table-cell/>
          <table:table-cell table:style-name="DiaGregoriano" table:formula="of:=[.A49]+1" office:value-type="date" office:date-value="2023-07-04" calcext:value-type="date" table:number-columns-spanned="2" table:number-rows-spanned="1">
            <text:p>04/07/2023</text:p>
          </table:table-cell>
          <table:covered-table-cell/>
          <table:table-cell table:style-name="DiaGregoriano" table:formula="of:=[.C49]+1" office:value-type="date" office:date-value="2023-07-05" calcext:value-type="date" table:number-columns-spanned="2" table:number-rows-spanned="1">
            <text:p>05/07/2023</text:p>
          </table:table-cell>
          <table:covered-table-cell/>
          <table:table-cell table:style-name="DiaGregoriano" table:formula="of:=[.E49]+1" office:value-type="date" office:date-value="2023-07-06" calcext:value-type="date" table:number-columns-spanned="2" table:number-rows-spanned="1">
            <text:p>06/07/2023</text:p>
          </table:table-cell>
          <table:covered-table-cell/>
          <table:table-cell table:style-name="DiaGregoriano" table:formula="of:=[.G49]+1" office:value-type="date" office:date-value="2023-07-07" calcext:value-type="date" table:number-columns-spanned="2" table:number-rows-spanned="1">
            <text:p>07/07/2023</text:p>
          </table:table-cell>
          <table:covered-table-cell/>
          <table:table-cell table:style-name="DiaGregorianoSábado" table:formula="of:=[.I49]+1" office:value-type="date" office:date-value="2023-07-08" calcext:value-type="date" table:number-columns-spanned="2" table:number-rows-spanned="1">
            <text:p>08/07/2023</text:p>
          </table:table-cell>
          <table:covered-table-cell/>
          <table:table-cell table:style-name="DiaGregorianoDomingo" table:formula="of:=[.K49]+1" office:value-type="date" office:date-value="2023-07-09" calcext:value-type="date" table:number-columns-spanned="2" table:number-rows-spanned="1">
            <text:p>09/07/2023</text:p>
          </table:table-cell>
          <table:covered-table-cell/>
          <table:table-cell/>
          <table:table-cell table:style-name="DiaGregorianoSegunda" table:formula="of:=[.M58]+1" office:value-type="date" office:date-value="2023-07-31" calcext:value-type="date" table:number-columns-spanned="2" table:number-rows-spanned="1">
            <text:p>31/07/2023</text:p>
          </table:table-cell>
          <table:covered-table-cell/>
          <table:table-cell table:style-name="DiaGregoriano" table:formula="of:=[.P49]+1" office:value-type="date" office:date-value="2023-08-01" calcext:value-type="date" table:number-columns-spanned="2" table:number-rows-spanned="1">
            <text:p>01/08/2023</text:p>
          </table:table-cell>
          <table:covered-table-cell/>
          <table:table-cell table:style-name="DiaGregoriano" table:formula="of:=[.R49]+1" office:value-type="date" office:date-value="2023-08-02" calcext:value-type="date" table:number-columns-spanned="2" table:number-rows-spanned="1">
            <text:p>02/08/2023</text:p>
          </table:table-cell>
          <table:covered-table-cell/>
          <table:table-cell table:style-name="DiaGregoriano" table:formula="of:=[.T49]+1" office:value-type="date" office:date-value="2023-08-03" calcext:value-type="date" table:number-columns-spanned="2" table:number-rows-spanned="1">
            <text:p>03/08/2023</text:p>
          </table:table-cell>
          <table:covered-table-cell/>
          <table:table-cell table:style-name="DiaGregoriano" table:formula="of:=[.V49]+1" office:value-type="date" office:date-value="2023-08-04" calcext:value-type="date" table:number-columns-spanned="2" table:number-rows-spanned="1">
            <text:p>04/08/2023</text:p>
          </table:table-cell>
          <table:covered-table-cell/>
          <table:table-cell table:style-name="DiaGregorianoSábado" table:formula="of:=[.X49]+1" office:value-type="date" office:date-value="2023-08-05" calcext:value-type="date" table:number-columns-spanned="2" table:number-rows-spanned="1">
            <text:p>05/08/2023</text:p>
          </table:table-cell>
          <table:covered-table-cell/>
          <table:table-cell table:style-name="DiaGregorianoDomingo" table:formula="of:=[.Z49]+1" office:value-type="date" office:date-value="2023-08-06" calcext:value-type="date" table:number-columns-spanned="2" table:number-rows-spanned="1">
            <text:p>06/08/2023</text:p>
          </table:table-cell>
          <table:covered-table-cell/>
          <table:table-cell/>
          <table:table-cell table:style-name="DiaGregorianoSegunda" table:formula="of:=[.AB61]+1" office:value-type="date" office:date-value="2023-09-04" calcext:value-type="date" table:number-columns-spanned="2" table:number-rows-spanned="1">
            <text:p>04/09/2023</text:p>
          </table:table-cell>
          <table:covered-table-cell/>
          <table:table-cell table:style-name="DiaGregoriano" table:formula="of:=[.AE49]+1" office:value-type="date" office:date-value="2023-09-05" calcext:value-type="date" table:number-columns-spanned="2" table:number-rows-spanned="1">
            <text:p>05/09/2023</text:p>
          </table:table-cell>
          <table:covered-table-cell/>
          <table:table-cell table:style-name="DiaGregoriano" table:formula="of:=[.AG49]+1" office:value-type="date" office:date-value="2023-09-06" calcext:value-type="date" table:number-columns-spanned="2" table:number-rows-spanned="1">
            <text:p>06/09/2023</text:p>
          </table:table-cell>
          <table:covered-table-cell/>
          <table:table-cell table:style-name="DiaGregoriano" table:formula="of:=[.AI49]+1" office:value-type="date" office:date-value="2023-09-07" calcext:value-type="date" table:number-columns-spanned="2" table:number-rows-spanned="1">
            <text:p>07/09/2023</text:p>
          </table:table-cell>
          <table:covered-table-cell/>
          <table:table-cell table:style-name="DiaGregoriano" table:formula="of:=[.AK49]+1" office:value-type="date" office:date-value="2023-09-08" calcext:value-type="date" table:number-columns-spanned="2" table:number-rows-spanned="1">
            <text:p>08/09/2023</text:p>
          </table:table-cell>
          <table:covered-table-cell/>
          <table:table-cell table:style-name="DiaGregorianoSábado" table:formula="of:=[.AM49]+1" office:value-type="date" office:date-value="2023-09-09" calcext:value-type="date" table:number-columns-spanned="2" table:number-rows-spanned="1">
            <text:p>09/09/2023</text:p>
          </table:table-cell>
          <table:covered-table-cell/>
          <table:table-cell table:style-name="DiaGregorianoDomingo" table:formula="of:=[.AO49]+1" office:value-type="date" office:date-value="2023-09-10" calcext:value-type="date" table:number-columns-spanned="2" table:number-rows-spanned="1">
            <text:p>10/09/2023</text:p>
          </table:table-cell>
          <table:covered-table-cell/>
        </table:table-row>
        <table:table-row table:style-name="ro6">
          <table:table-cell table:style-name="NúmeroDaSemanaSegunda" table:formula="of:=BASE(DECIMAL([.A47];6)+1;6)" office:value-type="string" office:string-value="44" calcext:value-type="string">
            <text:p>44</text:p>
          </table:table-cell>
          <table:table-cell table:style-name="DiaCorrido" table:formula="of:=BASE(DECIMAL([.N47];6)+1;6)" office:value-type="string" office:string-value="514" calcext:value-type="string">
            <text:p>514</text:p>
          </table:table-cell>
          <table:table-cell table:style-name="NúmeroDaSemana" table:formula="of:=[.A50]" office:value-type="string" office:string-value="44" calcext:value-type="string">
            <text:p>44</text:p>
          </table:table-cell>
          <table:table-cell table:style-name="DiaCorrido" table:formula="of:=BASE(DECIMAL([.B50];6)+1;6)" office:value-type="string" office:string-value="515" calcext:value-type="string">
            <text:p>515</text:p>
          </table:table-cell>
          <table:table-cell table:style-name="NúmeroDaSemana" table:formula="of:=[.C50]" office:value-type="string" office:string-value="44" calcext:value-type="string">
            <text:p>44</text:p>
          </table:table-cell>
          <table:table-cell table:style-name="DiaCorrido" table:formula="of:=BASE(DECIMAL([.D50];6)+1;6)" office:value-type="string" office:string-value="520" calcext:value-type="string">
            <text:p>520</text:p>
          </table:table-cell>
          <table:table-cell table:style-name="NúmeroDaSemana" table:formula="of:=[.E50]" office:value-type="string" office:string-value="44" calcext:value-type="string">
            <text:p>44</text:p>
          </table:table-cell>
          <table:table-cell table:style-name="DiaCorrido" table:formula="of:=BASE(DECIMAL([.F50];6)+1;6)" office:value-type="string" office:string-value="521" calcext:value-type="string">
            <text:p>521</text:p>
          </table:table-cell>
          <table:table-cell table:style-name="NúmeroDaSemana" table:formula="of:=[.G50]" office:value-type="string" office:string-value="44" calcext:value-type="string">
            <text:p>44</text:p>
          </table:table-cell>
          <table:table-cell table:style-name="DiaCorrido" table:formula="of:=BASE(DECIMAL([.H50];6)+1;6)" office:value-type="string" office:string-value="522" calcext:value-type="string">
            <text:p>522</text:p>
          </table:table-cell>
          <table:table-cell table:style-name="NúmeroDaSemanaSábado" table:formula="of:=[.I50]" office:value-type="string" office:string-value="44" calcext:value-type="string">
            <text:p>44</text:p>
          </table:table-cell>
          <table:table-cell table:style-name="DiaCorridoSábado" table:formula="of:=BASE(DECIMAL([.J50];6)+1;6)" office:value-type="string" office:string-value="523" calcext:value-type="string">
            <text:p>523</text:p>
          </table:table-cell>
          <table:table-cell table:style-name="NúmeroDaSemanaDomingo" table:formula="of:=[.K50]" office:value-type="string" office:string-value="44" calcext:value-type="string">
            <text:p>44</text:p>
          </table:table-cell>
          <table:table-cell table:style-name="DiaCorridoDomingo" table:formula="of:=BASE(DECIMAL([.L50];6)+1;6)" office:value-type="string" office:string-value="524" calcext:value-type="string">
            <text:p>524</text:p>
          </table:table-cell>
          <table:table-cell/>
          <table:table-cell table:style-name="NúmeroDaSemanaSegunda" table:formula="of:=BASE(DECIMAL([.P47];6)+1;6)" office:value-type="string" office:string-value="52" calcext:value-type="string">
            <text:p>52</text:p>
          </table:table-cell>
          <table:table-cell table:style-name="DiaCorrido" table:formula="of:=BASE(DECIMAL([.AC47];6)+1;6)" office:value-type="string" office:string-value="1002" calcext:value-type="string">
            <text:p>1002</text:p>
          </table:table-cell>
          <table:table-cell table:style-name="NúmeroDaSemana" table:formula="of:=[.P50]" office:value-type="string" office:string-value="52" calcext:value-type="string">
            <text:p>52</text:p>
          </table:table-cell>
          <table:table-cell table:style-name="DiaCorrido" table:formula="of:=BASE(DECIMAL([.Q50];6)+1;6)" office:value-type="string" office:string-value="1003" calcext:value-type="string">
            <text:p>1003</text:p>
          </table:table-cell>
          <table:table-cell table:style-name="NúmeroDaSemana" table:formula="of:=[.R50]" office:value-type="string" office:string-value="52" calcext:value-type="string">
            <text:p>52</text:p>
          </table:table-cell>
          <table:table-cell table:style-name="DiaCorrido" table:formula="of:=BASE(DECIMAL([.S50];6)+1;6)" office:value-type="string" office:string-value="1004" calcext:value-type="string">
            <text:p>1004</text:p>
          </table:table-cell>
          <table:table-cell table:style-name="NúmeroDaSemana" table:formula="of:=[.T50]" office:value-type="string" office:string-value="52" calcext:value-type="string">
            <text:p>52</text:p>
          </table:table-cell>
          <table:table-cell table:style-name="DiaCorrido" table:formula="of:=BASE(DECIMAL([.U50];6)+1;6)" office:value-type="string" office:string-value="1005" calcext:value-type="string">
            <text:p>1005</text:p>
          </table:table-cell>
          <table:table-cell table:style-name="NúmeroDaSemana" table:formula="of:=[.V50]" office:value-type="string" office:string-value="52" calcext:value-type="string">
            <text:p>52</text:p>
          </table:table-cell>
          <table:table-cell table:style-name="DiaCorrido" table:formula="of:=BASE(DECIMAL([.W50];6)+1;6)" office:value-type="string" office:string-value="1010" calcext:value-type="string">
            <text:p>1010</text:p>
          </table:table-cell>
          <table:table-cell table:style-name="NúmeroDaSemanaSábado" table:formula="of:=[.X50]" office:value-type="string" office:string-value="52" calcext:value-type="string">
            <text:p>52</text:p>
          </table:table-cell>
          <table:table-cell table:style-name="DiaCorridoSábado" table:formula="of:=BASE(DECIMAL([.Y50];6)+1;6)" office:value-type="string" office:string-value="1011" calcext:value-type="string">
            <text:p>1011</text:p>
          </table:table-cell>
          <table:table-cell table:style-name="NúmeroDaSemanaDomingo" table:formula="of:=[.Z50]" office:value-type="string" office:string-value="52" calcext:value-type="string">
            <text:p>52</text:p>
          </table:table-cell>
          <table:table-cell table:style-name="DiaCorridoDomingo" table:formula="of:=BASE(DECIMAL([.AA50];6)+1;6)" office:value-type="string" office:string-value="1012" calcext:value-type="string">
            <text:p>1012</text:p>
          </table:table-cell>
          <table:table-cell/>
          <table:table-cell table:style-name="NúmeroDaSemanaSegunda" table:formula="of:=BASE(DECIMAL([.AE47];6)+1;6)" office:value-type="string" office:string-value="101" calcext:value-type="string">
            <text:p>101</text:p>
          </table:table-cell>
          <table:table-cell table:style-name="DiaCorrido" table:formula="of:=BASE(DECIMAL([.AR47];6)+1;6)" office:value-type="string" office:string-value="1101" calcext:value-type="string">
            <text:p>1101</text:p>
          </table:table-cell>
          <table:table-cell table:style-name="NúmeroDaSemana" table:formula="of:=[.AE50]" office:value-type="string" office:string-value="101" calcext:value-type="string">
            <text:p>101</text:p>
          </table:table-cell>
          <table:table-cell table:style-name="DiaCorrido" table:formula="of:=BASE(DECIMAL([.AF50];6)+1;6)" office:value-type="string" office:string-value="1102" calcext:value-type="string">
            <text:p>1102</text:p>
          </table:table-cell>
          <table:table-cell table:style-name="NúmeroDaSemana" table:formula="of:=[.AG50]" office:value-type="string" office:string-value="101" calcext:value-type="string">
            <text:p>101</text:p>
          </table:table-cell>
          <table:table-cell table:style-name="DiaCorrido" table:formula="of:=BASE(DECIMAL([.AH50];6)+1;6)" office:value-type="string" office:string-value="1103" calcext:value-type="string">
            <text:p>1103</text:p>
          </table:table-cell>
          <table:table-cell table:style-name="NúmeroDaSemana" table:formula="of:=[.AI50]" office:value-type="string" office:string-value="101" calcext:value-type="string">
            <text:p>101</text:p>
          </table:table-cell>
          <table:table-cell table:style-name="DiaCorrido" table:formula="of:=BASE(DECIMAL([.AJ50];6)+1;6)" office:value-type="string" office:string-value="1104" calcext:value-type="string">
            <text:p>1104</text:p>
          </table:table-cell>
          <table:table-cell table:style-name="NúmeroDaSemana" table:formula="of:=[.AK50]" office:value-type="string" office:string-value="101" calcext:value-type="string">
            <text:p>101</text:p>
          </table:table-cell>
          <table:table-cell table:style-name="DiaCorrido" table:formula="of:=BASE(DECIMAL([.AL50];6)+1;6)" office:value-type="string" office:string-value="1105" calcext:value-type="string">
            <text:p>1105</text:p>
          </table:table-cell>
          <table:table-cell table:style-name="NúmeroDaSemanaSábado" table:formula="of:=[.AM50]" office:value-type="string" office:string-value="101" calcext:value-type="string">
            <text:p>101</text:p>
          </table:table-cell>
          <table:table-cell table:style-name="DiaCorridoSábado" table:formula="of:=BASE(DECIMAL([.AN50];6)+1;6)" office:value-type="string" office:string-value="1110" calcext:value-type="string">
            <text:p>1110</text:p>
          </table:table-cell>
          <table:table-cell table:style-name="NúmeroDaSemanaDomingo" table:formula="of:=[.AO50]" office:value-type="string" office:string-value="101" calcext:value-type="string">
            <text:p>101</text:p>
          </table:table-cell>
          <table:table-cell table:style-name="DiaCorridoDomingo" table:formula="of:=BASE(DECIMAL([.AP50];6)+1;6)" office:value-type="string" office:string-value="1111" calcext:value-type="string">
            <text:p>1111</text:p>
          </table:table-cell>
        </table:table-row>
        <table:table-row table:style-name="ro7">
          <table:table-cell table:style-name="DiaDoMêsSegunda" table:formula="of:=BASE(DECIMAL([.M48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51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51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51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51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51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51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48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51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51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51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51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51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51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48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51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51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51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51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51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51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49]+1" office:value-type="date" office:date-value="2023-07-10" calcext:value-type="date" table:number-columns-spanned="2" table:number-rows-spanned="1">
            <text:p>10/07/2023</text:p>
          </table:table-cell>
          <table:covered-table-cell/>
          <table:table-cell table:style-name="DiaGregoriano" table:formula="of:=[.A52]+1" office:value-type="date" office:date-value="2023-07-11" calcext:value-type="date" table:number-columns-spanned="2" table:number-rows-spanned="1">
            <text:p>11/07/2023</text:p>
          </table:table-cell>
          <table:covered-table-cell/>
          <table:table-cell table:style-name="DiaGregoriano" table:formula="of:=[.C52]+1" office:value-type="date" office:date-value="2023-07-12" calcext:value-type="date" table:number-columns-spanned="2" table:number-rows-spanned="1">
            <text:p>12/07/2023</text:p>
          </table:table-cell>
          <table:covered-table-cell/>
          <table:table-cell table:style-name="DiaGregoriano" table:formula="of:=[.E52]+1" office:value-type="date" office:date-value="2023-07-13" calcext:value-type="date" table:number-columns-spanned="2" table:number-rows-spanned="1">
            <text:p>13/07/2023</text:p>
          </table:table-cell>
          <table:covered-table-cell/>
          <table:table-cell table:style-name="DiaGregoriano" table:formula="of:=[.G52]+1" office:value-type="date" office:date-value="2023-07-14" calcext:value-type="date" table:number-columns-spanned="2" table:number-rows-spanned="1">
            <text:p>14/07/2023</text:p>
          </table:table-cell>
          <table:covered-table-cell/>
          <table:table-cell table:style-name="DiaGregorianoSábado" table:formula="of:=[.I52]+1" office:value-type="date" office:date-value="2023-07-15" calcext:value-type="date" table:number-columns-spanned="2" table:number-rows-spanned="1">
            <text:p>15/07/2023</text:p>
          </table:table-cell>
          <table:covered-table-cell/>
          <table:table-cell table:style-name="DiaGregorianoDomingo" table:formula="of:=[.K52]+1" office:value-type="date" office:date-value="2023-07-16" calcext:value-type="date" table:number-columns-spanned="2" table:number-rows-spanned="1">
            <text:p>16/07/2023</text:p>
          </table:table-cell>
          <table:covered-table-cell/>
          <table:table-cell/>
          <table:table-cell table:style-name="DiaGregorianoSegunda" table:formula="of:=[.AB49]+1" office:value-type="date" office:date-value="2023-08-07" calcext:value-type="date" table:number-columns-spanned="2" table:number-rows-spanned="1">
            <text:p>07/08/2023</text:p>
          </table:table-cell>
          <table:covered-table-cell/>
          <table:table-cell table:style-name="DiaGregoriano" table:formula="of:=[.P52]+1" office:value-type="date" office:date-value="2023-08-08" calcext:value-type="date" table:number-columns-spanned="2" table:number-rows-spanned="1">
            <text:p>08/08/2023</text:p>
          </table:table-cell>
          <table:covered-table-cell/>
          <table:table-cell table:style-name="DiaGregoriano" table:formula="of:=[.R52]+1" office:value-type="date" office:date-value="2023-08-09" calcext:value-type="date" table:number-columns-spanned="2" table:number-rows-spanned="1">
            <text:p>09/08/2023</text:p>
          </table:table-cell>
          <table:covered-table-cell/>
          <table:table-cell table:style-name="DiaGregoriano" table:formula="of:=[.T52]+1" office:value-type="date" office:date-value="2023-08-10" calcext:value-type="date" table:number-columns-spanned="2" table:number-rows-spanned="1">
            <text:p>10/08/2023</text:p>
          </table:table-cell>
          <table:covered-table-cell/>
          <table:table-cell table:style-name="DiaGregoriano" table:formula="of:=[.V52]+1" office:value-type="date" office:date-value="2023-08-11" calcext:value-type="date" table:number-columns-spanned="2" table:number-rows-spanned="1">
            <text:p>11/08/2023</text:p>
          </table:table-cell>
          <table:covered-table-cell/>
          <table:table-cell table:style-name="DiaGregorianoSábado" table:formula="of:=[.X52]+1" office:value-type="date" office:date-value="2023-08-12" calcext:value-type="date" table:number-columns-spanned="2" table:number-rows-spanned="1">
            <text:p>12/08/2023</text:p>
          </table:table-cell>
          <table:covered-table-cell/>
          <table:table-cell table:style-name="DiaGregorianoDomingo" table:formula="of:=[.Z52]+1" office:value-type="date" office:date-value="2023-08-13" calcext:value-type="date" table:number-columns-spanned="2" table:number-rows-spanned="1">
            <text:p>13/08/2023</text:p>
          </table:table-cell>
          <table:covered-table-cell/>
          <table:table-cell/>
          <table:table-cell table:style-name="DiaGregorianoSegunda" table:formula="of:=[.AQ49]+1" office:value-type="date" office:date-value="2023-09-11" calcext:value-type="date" table:number-columns-spanned="2" table:number-rows-spanned="1">
            <text:p>11/09/2023</text:p>
          </table:table-cell>
          <table:covered-table-cell/>
          <table:table-cell table:style-name="DiaGregoriano" table:formula="of:=[.AE52]+1" office:value-type="date" office:date-value="2023-09-12" calcext:value-type="date" table:number-columns-spanned="2" table:number-rows-spanned="1">
            <text:p>12/09/2023</text:p>
          </table:table-cell>
          <table:covered-table-cell/>
          <table:table-cell table:style-name="DiaGregoriano" table:formula="of:=[.AG52]+1" office:value-type="date" office:date-value="2023-09-13" calcext:value-type="date" table:number-columns-spanned="2" table:number-rows-spanned="1">
            <text:p>13/09/2023</text:p>
          </table:table-cell>
          <table:covered-table-cell/>
          <table:table-cell table:style-name="DiaGregoriano" table:formula="of:=[.AI52]+1" office:value-type="date" office:date-value="2023-09-14" calcext:value-type="date" table:number-columns-spanned="2" table:number-rows-spanned="1">
            <text:p>14/09/2023</text:p>
          </table:table-cell>
          <table:covered-table-cell/>
          <table:table-cell table:style-name="DiaGregoriano" table:formula="of:=[.AK52]+1" office:value-type="date" office:date-value="2023-09-15" calcext:value-type="date" table:number-columns-spanned="2" table:number-rows-spanned="1">
            <text:p>15/09/2023</text:p>
          </table:table-cell>
          <table:covered-table-cell/>
          <table:table-cell table:style-name="DiaGregorianoSábado" table:formula="of:=[.AM52]+1" office:value-type="date" office:date-value="2023-09-16" calcext:value-type="date" table:number-columns-spanned="2" table:number-rows-spanned="1">
            <text:p>16/09/2023</text:p>
          </table:table-cell>
          <table:covered-table-cell/>
          <table:table-cell table:style-name="DiaGregorianoDomingo" table:formula="of:=[.AO52]+1" office:value-type="date" office:date-value="2023-09-17" calcext:value-type="date" table:number-columns-spanned="2" table:number-rows-spanned="1">
            <text:p>17/09/2023</text:p>
          </table:table-cell>
          <table:covered-table-cell/>
        </table:table-row>
        <table:table-row table:style-name="ro6">
          <table:table-cell table:style-name="NúmeroDaSemanaSegunda" table:formula="of:=BASE(DECIMAL([.A50];6)+1;6)" office:value-type="string" office:string-value="45" calcext:value-type="string">
            <text:p>45</text:p>
          </table:table-cell>
          <table:table-cell table:style-name="DiaCorrido" table:formula="of:=BASE(DECIMAL([.N50];6)+1;6)" office:value-type="string" office:string-value="525" calcext:value-type="string">
            <text:p>525</text:p>
          </table:table-cell>
          <table:table-cell table:style-name="NúmeroDaSemana" table:formula="of:=[.A53]" office:value-type="string" office:string-value="45" calcext:value-type="string">
            <text:p>45</text:p>
          </table:table-cell>
          <table:table-cell table:style-name="DiaCorrido" table:formula="of:=BASE(DECIMAL([.B53];6)+1;6)" office:value-type="string" office:string-value="530" calcext:value-type="string">
            <text:p>530</text:p>
          </table:table-cell>
          <table:table-cell table:style-name="NúmeroDaSemana" table:formula="of:=[.C53]" office:value-type="string" office:string-value="45" calcext:value-type="string">
            <text:p>45</text:p>
          </table:table-cell>
          <table:table-cell table:style-name="DiaCorrido" table:formula="of:=BASE(DECIMAL([.D53];6)+1;6)" office:value-type="string" office:string-value="531" calcext:value-type="string">
            <text:p>531</text:p>
          </table:table-cell>
          <table:table-cell table:style-name="NúmeroDaSemana" table:formula="of:=[.E53]" office:value-type="string" office:string-value="45" calcext:value-type="string">
            <text:p>45</text:p>
          </table:table-cell>
          <table:table-cell table:style-name="DiaCorrido" table:formula="of:=BASE(DECIMAL([.F53];6)+1;6)" office:value-type="string" office:string-value="532" calcext:value-type="string">
            <text:p>532</text:p>
          </table:table-cell>
          <table:table-cell table:style-name="NúmeroDaSemana" table:formula="of:=[.G53]" office:value-type="string" office:string-value="45" calcext:value-type="string">
            <text:p>45</text:p>
          </table:table-cell>
          <table:table-cell table:style-name="DiaCorrido" table:formula="of:=BASE(DECIMAL([.H53];6)+1;6)" office:value-type="string" office:string-value="533" calcext:value-type="string">
            <text:p>533</text:p>
          </table:table-cell>
          <table:table-cell table:style-name="NúmeroDaSemanaSábado" table:formula="of:=[.I53]" office:value-type="string" office:string-value="45" calcext:value-type="string">
            <text:p>45</text:p>
          </table:table-cell>
          <table:table-cell table:style-name="DiaCorridoSábado" table:formula="of:=BASE(DECIMAL([.J53];6)+1;6)" office:value-type="string" office:string-value="534" calcext:value-type="string">
            <text:p>534</text:p>
          </table:table-cell>
          <table:table-cell table:style-name="NúmeroDaSemanaDomingo" table:formula="of:=[.K53]" office:value-type="string" office:string-value="45" calcext:value-type="string">
            <text:p>45</text:p>
          </table:table-cell>
          <table:table-cell table:style-name="DiaCorridoDomingo" table:formula="of:=BASE(DECIMAL([.L53];6)+1;6)" office:value-type="string" office:string-value="535" calcext:value-type="string">
            <text:p>535</text:p>
          </table:table-cell>
          <table:table-cell/>
          <table:table-cell table:style-name="NúmeroDaSemanaSegunda" table:formula="of:=BASE(DECIMAL([.P50];6)+1;6)" office:value-type="string" office:string-value="53" calcext:value-type="string">
            <text:p>53</text:p>
          </table:table-cell>
          <table:table-cell table:style-name="DiaCorrido" table:formula="of:=BASE(DECIMAL([.AC50];6)+1;6)" office:value-type="string" office:string-value="1013" calcext:value-type="string">
            <text:p>1013</text:p>
          </table:table-cell>
          <table:table-cell table:style-name="NúmeroDaSemana" table:formula="of:=[.P53]" office:value-type="string" office:string-value="53" calcext:value-type="string">
            <text:p>53</text:p>
          </table:table-cell>
          <table:table-cell table:style-name="DiaCorrido" table:formula="of:=BASE(DECIMAL([.Q53];6)+1;6)" office:value-type="string" office:string-value="1014" calcext:value-type="string">
            <text:p>1014</text:p>
          </table:table-cell>
          <table:table-cell table:style-name="NúmeroDaSemana" table:formula="of:=[.R53]" office:value-type="string" office:string-value="53" calcext:value-type="string">
            <text:p>53</text:p>
          </table:table-cell>
          <table:table-cell table:style-name="DiaCorrido" table:formula="of:=BASE(DECIMAL([.S53];6)+1;6)" office:value-type="string" office:string-value="1015" calcext:value-type="string">
            <text:p>1015</text:p>
          </table:table-cell>
          <table:table-cell table:style-name="NúmeroDaSemanaMeioTrimestre" table:formula="of:=[.T53]" office:value-type="string" office:string-value="53" calcext:value-type="string">
            <text:p>53</text:p>
          </table:table-cell>
          <table:table-cell table:style-name="DiaCorridoMeioTrimestre" table:formula="of:=BASE(DECIMAL([.U53];6)+1;6)" office:value-type="string" office:string-value="1020" calcext:value-type="string">
            <text:p>1020</text:p>
          </table:table-cell>
          <table:table-cell table:style-name="NúmeroDaSemana" table:formula="of:=[.V53]" office:value-type="string" office:string-value="53" calcext:value-type="string">
            <text:p>53</text:p>
          </table:table-cell>
          <table:table-cell table:style-name="DiaCorrido" table:formula="of:=BASE(DECIMAL([.W53];6)+1;6)" office:value-type="string" office:string-value="1021" calcext:value-type="string">
            <text:p>1021</text:p>
          </table:table-cell>
          <table:table-cell table:style-name="NúmeroDaSemanaSábado" table:formula="of:=[.X53]" office:value-type="string" office:string-value="53" calcext:value-type="string">
            <text:p>53</text:p>
          </table:table-cell>
          <table:table-cell table:style-name="DiaCorridoSábado" table:formula="of:=BASE(DECIMAL([.Y53];6)+1;6)" office:value-type="string" office:string-value="1022" calcext:value-type="string">
            <text:p>1022</text:p>
          </table:table-cell>
          <table:table-cell table:style-name="NúmeroDaSemanaDomingo" table:formula="of:=[.Z53]" office:value-type="string" office:string-value="53" calcext:value-type="string">
            <text:p>53</text:p>
          </table:table-cell>
          <table:table-cell table:style-name="DiaCorridoDomingo" table:formula="of:=BASE(DECIMAL([.AA53];6)+1;6)" office:value-type="string" office:string-value="1023" calcext:value-type="string">
            <text:p>1023</text:p>
          </table:table-cell>
          <table:table-cell/>
          <table:table-cell table:style-name="NúmeroDaSemanaSegunda" table:formula="of:=BASE(DECIMAL([.AE50];6)+1;6)" office:value-type="string" office:string-value="102" calcext:value-type="string">
            <text:p>102</text:p>
          </table:table-cell>
          <table:table-cell table:style-name="DiaCorrido" table:formula="of:=BASE(DECIMAL([.AR50];6)+1;6)" office:value-type="string" office:string-value="1112" calcext:value-type="string">
            <text:p>1112</text:p>
          </table:table-cell>
          <table:table-cell table:style-name="NúmeroDaSemana" table:formula="of:=[.AE53]" office:value-type="string" office:string-value="102" calcext:value-type="string">
            <text:p>102</text:p>
          </table:table-cell>
          <table:table-cell table:style-name="DiaCorrido" table:formula="of:=BASE(DECIMAL([.AF53];6)+1;6)" office:value-type="string" office:string-value="1113" calcext:value-type="string">
            <text:p>1113</text:p>
          </table:table-cell>
          <table:table-cell table:style-name="NúmeroDaSemana" table:formula="of:=[.AG53]" office:value-type="string" office:string-value="102" calcext:value-type="string">
            <text:p>102</text:p>
          </table:table-cell>
          <table:table-cell table:style-name="DiaCorrido" table:formula="of:=BASE(DECIMAL([.AH53];6)+1;6)" office:value-type="string" office:string-value="1114" calcext:value-type="string">
            <text:p>1114</text:p>
          </table:table-cell>
          <table:table-cell table:style-name="NúmeroDaSemana" table:formula="of:=[.AI53]" office:value-type="string" office:string-value="102" calcext:value-type="string">
            <text:p>102</text:p>
          </table:table-cell>
          <table:table-cell table:style-name="DiaCorrido" table:formula="of:=BASE(DECIMAL([.AJ53];6)+1;6)" office:value-type="string" office:string-value="1115" calcext:value-type="string">
            <text:p>1115</text:p>
          </table:table-cell>
          <table:table-cell table:style-name="NúmeroDaSemana" table:formula="of:=[.AK53]" office:value-type="string" office:string-value="102" calcext:value-type="string">
            <text:p>102</text:p>
          </table:table-cell>
          <table:table-cell table:style-name="DiaCorrido" table:formula="of:=BASE(DECIMAL([.AL53];6)+1;6)" office:value-type="string" office:string-value="1120" calcext:value-type="string">
            <text:p>1120</text:p>
          </table:table-cell>
          <table:table-cell table:style-name="NúmeroDaSemanaSábado" table:formula="of:=[.AM53]" office:value-type="string" office:string-value="102" calcext:value-type="string">
            <text:p>102</text:p>
          </table:table-cell>
          <table:table-cell table:style-name="DiaCorridoSábado" table:formula="of:=BASE(DECIMAL([.AN53];6)+1;6)" office:value-type="string" office:string-value="1121" calcext:value-type="string">
            <text:p>1121</text:p>
          </table:table-cell>
          <table:table-cell table:style-name="NúmeroDaSemanaDomingo" table:formula="of:=[.AO53]" office:value-type="string" office:string-value="102" calcext:value-type="string">
            <text:p>102</text:p>
          </table:table-cell>
          <table:table-cell table:style-name="DiaCorridoDomingo" table:formula="of:=BASE(DECIMAL([.AP53];6)+1;6)" office:value-type="string" office:string-value="1122" calcext:value-type="string">
            <text:p>1122</text:p>
          </table:table-cell>
        </table:table-row>
        <table:table-row table:style-name="ro7">
          <table:table-cell table:style-name="DiaDoMêsSegunda" table:formula="of:=BASE(DECIMAL([.M51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54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54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54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54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54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54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51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54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54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54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54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54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54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51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54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54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54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54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54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54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52]+1" office:value-type="date" office:date-value="2023-07-17" calcext:value-type="date" table:number-columns-spanned="2" table:number-rows-spanned="1">
            <text:p>17/07/2023</text:p>
          </table:table-cell>
          <table:covered-table-cell/>
          <table:table-cell table:style-name="DiaGregoriano" table:formula="of:=[.A55]+1" office:value-type="date" office:date-value="2023-07-18" calcext:value-type="date" table:number-columns-spanned="2" table:number-rows-spanned="1">
            <text:p>18/07/2023</text:p>
          </table:table-cell>
          <table:covered-table-cell/>
          <table:table-cell table:style-name="DiaGregoriano" table:formula="of:=[.C55]+1" office:value-type="date" office:date-value="2023-07-19" calcext:value-type="date" table:number-columns-spanned="2" table:number-rows-spanned="1">
            <text:p>19/07/2023</text:p>
          </table:table-cell>
          <table:covered-table-cell/>
          <table:table-cell table:style-name="DiaGregoriano" table:formula="of:=[.E55]+1" office:value-type="date" office:date-value="2023-07-20" calcext:value-type="date" table:number-columns-spanned="2" table:number-rows-spanned="1">
            <text:p>20/07/2023</text:p>
          </table:table-cell>
          <table:covered-table-cell/>
          <table:table-cell table:style-name="DiaGregoriano" table:formula="of:=[.G55]+1" office:value-type="date" office:date-value="2023-07-21" calcext:value-type="date" table:number-columns-spanned="2" table:number-rows-spanned="1">
            <text:p>21/07/2023</text:p>
          </table:table-cell>
          <table:covered-table-cell/>
          <table:table-cell table:style-name="DiaGregorianoSábado" table:formula="of:=[.I55]+1" office:value-type="date" office:date-value="2023-07-22" calcext:value-type="date" table:number-columns-spanned="2" table:number-rows-spanned="1">
            <text:p>22/07/2023</text:p>
          </table:table-cell>
          <table:covered-table-cell/>
          <table:table-cell table:style-name="DiaGregorianoDomingo" table:formula="of:=[.K55]+1" office:value-type="date" office:date-value="2023-07-23" calcext:value-type="date" table:number-columns-spanned="2" table:number-rows-spanned="1">
            <text:p>23/07/2023</text:p>
          </table:table-cell>
          <table:covered-table-cell/>
          <table:table-cell/>
          <table:table-cell table:style-name="DiaGregorianoSegunda" table:formula="of:=[.AB52]+1" office:value-type="date" office:date-value="2023-08-14" calcext:value-type="date" table:number-columns-spanned="2" table:number-rows-spanned="1">
            <text:p>14/08/2023</text:p>
          </table:table-cell>
          <table:covered-table-cell/>
          <table:table-cell table:style-name="DiaGregoriano" table:formula="of:=[.P55]+1" office:value-type="date" office:date-value="2023-08-15" calcext:value-type="date" table:number-columns-spanned="2" table:number-rows-spanned="1">
            <text:p>15/08/2023</text:p>
          </table:table-cell>
          <table:covered-table-cell/>
          <table:table-cell table:style-name="DiaGregoriano" table:formula="of:=[.R55]+1" office:value-type="date" office:date-value="2023-08-16" calcext:value-type="date" table:number-columns-spanned="2" table:number-rows-spanned="1">
            <text:p>16/08/2023</text:p>
          </table:table-cell>
          <table:covered-table-cell/>
          <table:table-cell table:style-name="DiaGregorianoMeioTrimestre" table:formula="of:=[.T55]+1" office:value-type="date" office:date-value="2023-08-17" calcext:value-type="date" table:number-columns-spanned="2" table:number-rows-spanned="1">
            <text:p>17/08/2023</text:p>
          </table:table-cell>
          <table:covered-table-cell/>
          <table:table-cell table:style-name="DiaGregoriano" table:formula="of:=[.V55]+1" office:value-type="date" office:date-value="2023-08-18" calcext:value-type="date" table:number-columns-spanned="2" table:number-rows-spanned="1">
            <text:p>18/08/2023</text:p>
          </table:table-cell>
          <table:covered-table-cell/>
          <table:table-cell table:style-name="DiaGregorianoSábado" table:formula="of:=[.X55]+1" office:value-type="date" office:date-value="2023-08-19" calcext:value-type="date" table:number-columns-spanned="2" table:number-rows-spanned="1">
            <text:p>19/08/2023</text:p>
          </table:table-cell>
          <table:covered-table-cell/>
          <table:table-cell table:style-name="DiaGregorianoDomingo" table:formula="of:=[.Z55]+1" office:value-type="date" office:date-value="2023-08-20" calcext:value-type="date" table:number-columns-spanned="2" table:number-rows-spanned="1">
            <text:p>20/08/2023</text:p>
          </table:table-cell>
          <table:covered-table-cell/>
          <table:table-cell/>
          <table:table-cell table:style-name="DiaGregorianoSegunda" table:formula="of:=[.AQ52]+1" office:value-type="date" office:date-value="2023-09-18" calcext:value-type="date" table:number-columns-spanned="2" table:number-rows-spanned="1">
            <text:p>18/09/2023</text:p>
          </table:table-cell>
          <table:covered-table-cell/>
          <table:table-cell table:style-name="DiaGregoriano" table:formula="of:=[.AE55]+1" office:value-type="date" office:date-value="2023-09-19" calcext:value-type="date" table:number-columns-spanned="2" table:number-rows-spanned="1">
            <text:p>19/09/2023</text:p>
          </table:table-cell>
          <table:covered-table-cell/>
          <table:table-cell table:style-name="DiaGregoriano" table:formula="of:=[.AG55]+1" office:value-type="date" office:date-value="2023-09-20" calcext:value-type="date" table:number-columns-spanned="2" table:number-rows-spanned="1">
            <text:p>20/09/2023</text:p>
          </table:table-cell>
          <table:covered-table-cell/>
          <table:table-cell table:style-name="DiaGregoriano" table:formula="of:=[.AI55]+1" office:value-type="date" office:date-value="2023-09-21" calcext:value-type="date" table:number-columns-spanned="2" table:number-rows-spanned="1">
            <text:p>21/09/2023</text:p>
          </table:table-cell>
          <table:covered-table-cell/>
          <table:table-cell table:style-name="DiaGregoriano" table:formula="of:=[.AK55]+1" office:value-type="date" office:date-value="2023-09-22" calcext:value-type="date" table:number-columns-spanned="2" table:number-rows-spanned="1">
            <text:p>22/09/2023</text:p>
          </table:table-cell>
          <table:covered-table-cell/>
          <table:table-cell table:style-name="DiaGregorianoSábado" table:formula="of:=[.AM55]+1" office:value-type="date" office:date-value="2023-09-23" calcext:value-type="date" table:number-columns-spanned="2" table:number-rows-spanned="1">
            <text:p>23/09/2023</text:p>
          </table:table-cell>
          <table:covered-table-cell/>
          <table:table-cell table:style-name="DiaGregorianoDomingo" table:formula="of:=[.AO55]+1" office:value-type="date" office:date-value="2023-09-24" calcext:value-type="date" table:number-columns-spanned="2" table:number-rows-spanned="1">
            <text:p>24/09/2023</text:p>
          </table:table-cell>
          <table:covered-table-cell/>
        </table:table-row>
        <table:table-row table:style-name="ro6">
          <table:table-cell table:style-name="NúmeroDaSemanaSegunda" table:formula="of:=BASE(DECIMAL([.A53];6)+1;6)" office:value-type="string" office:string-value="50" calcext:value-type="string">
            <text:p>50</text:p>
          </table:table-cell>
          <table:table-cell table:style-name="DiaCorrido" table:formula="of:=BASE(DECIMAL([.N53];6)+1;6)" office:value-type="string" office:string-value="540" calcext:value-type="string">
            <text:p>540</text:p>
          </table:table-cell>
          <table:table-cell table:style-name="NúmeroDaSemana" table:formula="of:=[.A56]" office:value-type="string" office:string-value="50" calcext:value-type="string">
            <text:p>50</text:p>
          </table:table-cell>
          <table:table-cell table:style-name="DiaCorrido" table:formula="of:=BASE(DECIMAL([.B56];6)+1;6)" office:value-type="string" office:string-value="541" calcext:value-type="string">
            <text:p>541</text:p>
          </table:table-cell>
          <table:table-cell table:style-name="NúmeroDaSemana" table:formula="of:=[.C56]" office:value-type="string" office:string-value="50" calcext:value-type="string">
            <text:p>50</text:p>
          </table:table-cell>
          <table:table-cell table:style-name="DiaCorrido" table:formula="of:=BASE(DECIMAL([.D56];6)+1;6)" office:value-type="string" office:string-value="542" calcext:value-type="string">
            <text:p>542</text:p>
          </table:table-cell>
          <table:table-cell table:style-name="NúmeroDaSemana" table:formula="of:=[.E56]" office:value-type="string" office:string-value="50" calcext:value-type="string">
            <text:p>50</text:p>
          </table:table-cell>
          <table:table-cell table:style-name="DiaCorrido" table:formula="of:=BASE(DECIMAL([.F56];6)+1;6)" office:value-type="string" office:string-value="543" calcext:value-type="string">
            <text:p>543</text:p>
          </table:table-cell>
          <table:table-cell table:style-name="NúmeroDaSemana" table:formula="of:=[.G56]" office:value-type="string" office:string-value="50" calcext:value-type="string">
            <text:p>50</text:p>
          </table:table-cell>
          <table:table-cell table:style-name="DiaCorrido" table:formula="of:=BASE(DECIMAL([.H56];6)+1;6)" office:value-type="string" office:string-value="544" calcext:value-type="string">
            <text:p>544</text:p>
          </table:table-cell>
          <table:table-cell table:style-name="NúmeroDaSemanaSábado" table:formula="of:=[.I56]" office:value-type="string" office:string-value="50" calcext:value-type="string">
            <text:p>50</text:p>
          </table:table-cell>
          <table:table-cell table:style-name="DiaCorridoSábado" table:formula="of:=BASE(DECIMAL([.J56];6)+1;6)" office:value-type="string" office:string-value="545" calcext:value-type="string">
            <text:p>545</text:p>
          </table:table-cell>
          <table:table-cell table:style-name="NúmeroDaSemanaDomingo" table:formula="of:=[.K56]" office:value-type="string" office:string-value="50" calcext:value-type="string">
            <text:p>50</text:p>
          </table:table-cell>
          <table:table-cell table:style-name="DiaCorridoDomingo" table:formula="of:=BASE(DECIMAL([.L56];6)+1;6)" office:value-type="string" office:string-value="550" calcext:value-type="string">
            <text:p>550</text:p>
          </table:table-cell>
          <table:table-cell/>
          <table:table-cell table:style-name="NúmeroDaSemanaSegunda" table:formula="of:=BASE(DECIMAL([.P53];6)+1;6)" office:value-type="string" office:string-value="54" calcext:value-type="string">
            <text:p>54</text:p>
          </table:table-cell>
          <table:table-cell table:style-name="DiaCorrido" table:formula="of:=BASE(DECIMAL([.AC53];6)+1;6)" office:value-type="string" office:string-value="1024" calcext:value-type="string">
            <text:p>1024</text:p>
          </table:table-cell>
          <table:table-cell table:style-name="NúmeroDaSemana" table:formula="of:=[.P56]" office:value-type="string" office:string-value="54" calcext:value-type="string">
            <text:p>54</text:p>
          </table:table-cell>
          <table:table-cell table:style-name="DiaCorrido" table:formula="of:=BASE(DECIMAL([.Q56];6)+1;6)" office:value-type="string" office:string-value="1025" calcext:value-type="string">
            <text:p>1025</text:p>
          </table:table-cell>
          <table:table-cell table:style-name="NúmeroDaSemana" table:formula="of:=[.R56]" office:value-type="string" office:string-value="54" calcext:value-type="string">
            <text:p>54</text:p>
          </table:table-cell>
          <table:table-cell table:style-name="DiaCorrido" table:formula="of:=BASE(DECIMAL([.S56];6)+1;6)" office:value-type="string" office:string-value="1030" calcext:value-type="string">
            <text:p>1030</text:p>
          </table:table-cell>
          <table:table-cell table:style-name="NúmeroDaSemana" table:formula="of:=[.T56]" office:value-type="string" office:string-value="54" calcext:value-type="string">
            <text:p>54</text:p>
          </table:table-cell>
          <table:table-cell table:style-name="DiaCorrido" table:formula="of:=BASE(DECIMAL([.U56];6)+1;6)" office:value-type="string" office:string-value="1031" calcext:value-type="string">
            <text:p>1031</text:p>
          </table:table-cell>
          <table:table-cell table:style-name="NúmeroDaSemana" table:formula="of:=[.V56]" office:value-type="string" office:string-value="54" calcext:value-type="string">
            <text:p>54</text:p>
          </table:table-cell>
          <table:table-cell table:style-name="DiaCorrido" table:formula="of:=BASE(DECIMAL([.W56];6)+1;6)" office:value-type="string" office:string-value="1032" calcext:value-type="string">
            <text:p>1032</text:p>
          </table:table-cell>
          <table:table-cell table:style-name="NúmeroDaSemanaSábado" table:formula="of:=[.X56]" office:value-type="string" office:string-value="54" calcext:value-type="string">
            <text:p>54</text:p>
          </table:table-cell>
          <table:table-cell table:style-name="DiaCorridoSábado" table:formula="of:=BASE(DECIMAL([.Y56];6)+1;6)" office:value-type="string" office:string-value="1033" calcext:value-type="string">
            <text:p>1033</text:p>
          </table:table-cell>
          <table:table-cell table:style-name="NúmeroDaSemanaDomingo" table:formula="of:=[.Z56]" office:value-type="string" office:string-value="54" calcext:value-type="string">
            <text:p>54</text:p>
          </table:table-cell>
          <table:table-cell table:style-name="DiaCorridoDomingo" table:formula="of:=BASE(DECIMAL([.AA56];6)+1;6)" office:value-type="string" office:string-value="1034" calcext:value-type="string">
            <text:p>1034</text:p>
          </table:table-cell>
          <table:table-cell/>
          <table:table-cell table:style-name="NúmeroDaSemanaSegunda" table:formula="of:=BASE(DECIMAL([.AE53];6)+1;6)" office:value-type="string" office:string-value="103" calcext:value-type="string">
            <text:p>103</text:p>
          </table:table-cell>
          <table:table-cell table:style-name="DiaCorrido" table:formula="of:=BASE(DECIMAL([.AR53];6)+1;6)" office:value-type="string" office:string-value="1123" calcext:value-type="string">
            <text:p>1123</text:p>
          </table:table-cell>
          <table:table-cell table:style-name="NúmeroDaSemana" table:formula="of:=[.AE56]" office:value-type="string" office:string-value="103" calcext:value-type="string">
            <text:p>103</text:p>
          </table:table-cell>
          <table:table-cell table:style-name="DiaCorrido" table:formula="of:=BASE(DECIMAL([.AF56];6)+1;6)" office:value-type="string" office:string-value="1124" calcext:value-type="string">
            <text:p>1124</text:p>
          </table:table-cell>
          <table:table-cell table:style-name="NúmeroDaSemana" table:formula="of:=[.AG56]" office:value-type="string" office:string-value="103" calcext:value-type="string">
            <text:p>103</text:p>
          </table:table-cell>
          <table:table-cell table:style-name="DiaCorrido" table:formula="of:=BASE(DECIMAL([.AH56];6)+1;6)" office:value-type="string" office:string-value="1125" calcext:value-type="string">
            <text:p>1125</text:p>
          </table:table-cell>
          <table:table-cell table:style-name="NúmeroDaSemana" table:formula="of:=[.AI56]" office:value-type="string" office:string-value="103" calcext:value-type="string">
            <text:p>103</text:p>
          </table:table-cell>
          <table:table-cell table:style-name="DiaCorrido" table:formula="of:=BASE(DECIMAL([.AJ56];6)+1;6)" office:value-type="string" office:string-value="1130" calcext:value-type="string">
            <text:p>1130</text:p>
          </table:table-cell>
          <table:table-cell table:style-name="NúmeroDaSemana" table:formula="of:=[.AK56]" office:value-type="string" office:string-value="103" calcext:value-type="string">
            <text:p>103</text:p>
          </table:table-cell>
          <table:table-cell table:style-name="DiaCorrido" table:formula="of:=BASE(DECIMAL([.AL56];6)+1;6)" office:value-type="string" office:string-value="1131" calcext:value-type="string">
            <text:p>1131</text:p>
          </table:table-cell>
          <table:table-cell table:style-name="NúmeroDaSemanaSábado" table:formula="of:=[.AM56]" office:value-type="string" office:string-value="103" calcext:value-type="string">
            <text:p>103</text:p>
          </table:table-cell>
          <table:table-cell table:style-name="DiaCorridoSábado" table:formula="of:=BASE(DECIMAL([.AN56];6)+1;6)" office:value-type="string" office:string-value="1132" calcext:value-type="string">
            <text:p>1132</text:p>
          </table:table-cell>
          <table:table-cell table:style-name="NúmeroDaSemanaDomingo" table:formula="of:=[.AO56]" office:value-type="string" office:string-value="103" calcext:value-type="string">
            <text:p>103</text:p>
          </table:table-cell>
          <table:table-cell table:style-name="DiaCorridoDomingo" table:formula="of:=BASE(DECIMAL([.AP56];6)+1;6)" office:value-type="string" office:string-value="1133" calcext:value-type="string">
            <text:p>1133</text:p>
          </table:table-cell>
        </table:table-row>
        <table:table-row table:style-name="ro7">
          <table:table-cell table:style-name="DiaDoMêsSegunda" table:formula="of:=BASE(DECIMAL([.M54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57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57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57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57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57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57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54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57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57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57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57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57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57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54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57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57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57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57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57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57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55]+1" office:value-type="date" office:date-value="2023-07-24" calcext:value-type="date" table:number-columns-spanned="2" table:number-rows-spanned="1">
            <text:p>24/07/2023</text:p>
          </table:table-cell>
          <table:covered-table-cell/>
          <table:table-cell table:style-name="DiaGregoriano" table:formula="of:=[.A58]+1" office:value-type="date" office:date-value="2023-07-25" calcext:value-type="date" table:number-columns-spanned="2" table:number-rows-spanned="1">
            <text:p>25/07/2023</text:p>
          </table:table-cell>
          <table:covered-table-cell/>
          <table:table-cell table:style-name="DiaGregoriano" table:formula="of:=[.C58]+1" office:value-type="date" office:date-value="2023-07-26" calcext:value-type="date" table:number-columns-spanned="2" table:number-rows-spanned="1">
            <text:p>26/07/2023</text:p>
          </table:table-cell>
          <table:covered-table-cell/>
          <table:table-cell table:style-name="DiaGregoriano" table:formula="of:=[.E58]+1" office:value-type="date" office:date-value="2023-07-27" calcext:value-type="date" table:number-columns-spanned="2" table:number-rows-spanned="1">
            <text:p>27/07/2023</text:p>
          </table:table-cell>
          <table:covered-table-cell/>
          <table:table-cell table:style-name="DiaGregoriano" table:formula="of:=[.G58]+1" office:value-type="date" office:date-value="2023-07-28" calcext:value-type="date" table:number-columns-spanned="2" table:number-rows-spanned="1">
            <text:p>28/07/2023</text:p>
          </table:table-cell>
          <table:covered-table-cell/>
          <table:table-cell table:style-name="DiaGregorianoSábado" table:formula="of:=[.I58]+1" office:value-type="date" office:date-value="2023-07-29" calcext:value-type="date" table:number-columns-spanned="2" table:number-rows-spanned="1">
            <text:p>29/07/2023</text:p>
          </table:table-cell>
          <table:covered-table-cell/>
          <table:table-cell table:style-name="DiaGregorianoDomingo" table:formula="of:=[.K58]+1" office:value-type="date" office:date-value="2023-07-30" calcext:value-type="date" table:number-columns-spanned="2" table:number-rows-spanned="1">
            <text:p>30/07/2023</text:p>
          </table:table-cell>
          <table:covered-table-cell/>
          <table:table-cell/>
          <table:table-cell table:style-name="DiaGregorianoSegunda" table:formula="of:=[.AB55]+1" office:value-type="date" office:date-value="2023-08-21" calcext:value-type="date" table:number-columns-spanned="2" table:number-rows-spanned="1">
            <text:p>21/08/2023</text:p>
          </table:table-cell>
          <table:covered-table-cell/>
          <table:table-cell table:style-name="DiaGregoriano" table:formula="of:=[.P58]+1" office:value-type="date" office:date-value="2023-08-22" calcext:value-type="date" table:number-columns-spanned="2" table:number-rows-spanned="1">
            <text:p>22/08/2023</text:p>
          </table:table-cell>
          <table:covered-table-cell/>
          <table:table-cell table:style-name="DiaGregoriano" table:formula="of:=[.R58]+1" office:value-type="date" office:date-value="2023-08-23" calcext:value-type="date" table:number-columns-spanned="2" table:number-rows-spanned="1">
            <text:p>23/08/2023</text:p>
          </table:table-cell>
          <table:covered-table-cell/>
          <table:table-cell table:style-name="DiaGregoriano" table:formula="of:=[.T58]+1" office:value-type="date" office:date-value="2023-08-24" calcext:value-type="date" table:number-columns-spanned="2" table:number-rows-spanned="1">
            <text:p>24/08/2023</text:p>
          </table:table-cell>
          <table:covered-table-cell/>
          <table:table-cell table:style-name="DiaGregoriano" table:formula="of:=[.V58]+1" office:value-type="date" office:date-value="2023-08-25" calcext:value-type="date" table:number-columns-spanned="2" table:number-rows-spanned="1">
            <text:p>25/08/2023</text:p>
          </table:table-cell>
          <table:covered-table-cell/>
          <table:table-cell table:style-name="DiaGregorianoSábado" table:formula="of:=[.X58]+1" office:value-type="date" office:date-value="2023-08-26" calcext:value-type="date" table:number-columns-spanned="2" table:number-rows-spanned="1">
            <text:p>26/08/2023</text:p>
          </table:table-cell>
          <table:covered-table-cell/>
          <table:table-cell table:style-name="DiaGregorianoDomingo" table:formula="of:=[.Z58]+1" office:value-type="date" office:date-value="2023-08-27" calcext:value-type="date" table:number-columns-spanned="2" table:number-rows-spanned="1">
            <text:p>27/08/2023</text:p>
          </table:table-cell>
          <table:covered-table-cell/>
          <table:table-cell/>
          <table:table-cell table:style-name="DiaGregorianoSegunda" table:formula="of:=[.AQ55]+1" office:value-type="date" office:date-value="2023-09-25" calcext:value-type="date" table:number-columns-spanned="2" table:number-rows-spanned="1">
            <text:p>25/09/2023</text:p>
          </table:table-cell>
          <table:covered-table-cell/>
          <table:table-cell table:style-name="DiaGregoriano" table:formula="of:=[.AE58]+1" office:value-type="date" office:date-value="2023-09-26" calcext:value-type="date" table:number-columns-spanned="2" table:number-rows-spanned="1">
            <text:p>26/09/2023</text:p>
          </table:table-cell>
          <table:covered-table-cell/>
          <table:table-cell table:style-name="DiaGregoriano" table:formula="of:=[.AG58]+1" office:value-type="date" office:date-value="2023-09-27" calcext:value-type="date" table:number-columns-spanned="2" table:number-rows-spanned="1">
            <text:p>27/09/2023</text:p>
          </table:table-cell>
          <table:covered-table-cell/>
          <table:table-cell table:style-name="DiaGregoriano" table:formula="of:=[.AI58]+1" office:value-type="date" office:date-value="2023-09-28" calcext:value-type="date" table:number-columns-spanned="2" table:number-rows-spanned="1">
            <text:p>28/09/2023</text:p>
          </table:table-cell>
          <table:covered-table-cell/>
          <table:table-cell table:style-name="DiaGregoriano" table:formula="of:=[.AK58]+1" office:value-type="date" office:date-value="2023-09-29" calcext:value-type="date" table:number-columns-spanned="2" table:number-rows-spanned="1">
            <text:p>29/09/2023</text:p>
          </table:table-cell>
          <table:covered-table-cell/>
          <table:table-cell table:style-name="DiaGregorianoSábado" table:formula="of:=[.AM58]+1" office:value-type="date" office:date-value="2023-09-30" calcext:value-type="date" table:number-columns-spanned="2" table:number-rows-spanned="1">
            <text:p>30/09/2023</text:p>
          </table:table-cell>
          <table:covered-table-cell/>
          <table:table-cell table:style-name="DiaGregorianoDomingo" table:formula="of:=[.AO58]+1" office:value-type="date" office:date-value="2023-10-01" calcext:value-type="date" table:number-columns-spanned="2" table:number-rows-spanned="1">
            <text:p>01/10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56];6)+1;6)" office:value-type="string" office:string-value="55" calcext:value-type="string">
            <text:p>55</text:p>
          </table:table-cell>
          <table:table-cell table:style-name="DiaCorrido" table:formula="of:=BASE(DECIMAL([.AC56];6)+1;6)" office:value-type="string" office:string-value="1035" calcext:value-type="string">
            <text:p>1035</text:p>
          </table:table-cell>
          <table:table-cell table:style-name="NúmeroDaSemana" table:formula="of:=[.P59]" office:value-type="string" office:string-value="55" calcext:value-type="string">
            <text:p>55</text:p>
          </table:table-cell>
          <table:table-cell table:style-name="DiaCorrido" table:formula="of:=BASE(DECIMAL([.Q59];6)+1;6)" office:value-type="string" office:string-value="1040" calcext:value-type="string">
            <text:p>1040</text:p>
          </table:table-cell>
          <table:table-cell table:style-name="NúmeroDaSemana" table:formula="of:=[.R59]" office:value-type="string" office:string-value="55" calcext:value-type="string">
            <text:p>55</text:p>
          </table:table-cell>
          <table:table-cell table:style-name="DiaCorrido" table:formula="of:=BASE(DECIMAL([.S59];6)+1;6)" office:value-type="string" office:string-value="1041" calcext:value-type="string">
            <text:p>1041</text:p>
          </table:table-cell>
          <table:table-cell table:style-name="NúmeroDaSemana" table:formula="of:=[.T59]" office:value-type="string" office:string-value="55" calcext:value-type="string">
            <text:p>55</text:p>
          </table:table-cell>
          <table:table-cell table:style-name="DiaCorrido" table:formula="of:=BASE(DECIMAL([.U59];6)+1;6)" office:value-type="string" office:string-value="1042" calcext:value-type="string">
            <text:p>1042</text:p>
          </table:table-cell>
          <table:table-cell table:style-name="NúmeroDaSemana" table:formula="of:=[.V59]" office:value-type="string" office:string-value="55" calcext:value-type="string">
            <text:p>55</text:p>
          </table:table-cell>
          <table:table-cell table:style-name="DiaCorrido" table:formula="of:=BASE(DECIMAL([.W59];6)+1;6)" office:value-type="string" office:string-value="1043" calcext:value-type="string">
            <text:p>1043</text:p>
          </table:table-cell>
          <table:table-cell table:style-name="NúmeroDaSemanaSábado" table:formula="of:=[.X59]" office:value-type="string" office:string-value="55" calcext:value-type="string">
            <text:p>55</text:p>
          </table:table-cell>
          <table:table-cell table:style-name="DiaCorridoSábado" table:formula="of:=BASE(DECIMAL([.Y59];6)+1;6)" office:value-type="string" office:string-value="1044" calcext:value-type="string">
            <text:p>1044</text:p>
          </table:table-cell>
          <table:table-cell table:style-name="NúmeroDaSemanaDomingo" table:formula="of:=[.Z59]" office:value-type="string" office:string-value="55" calcext:value-type="string">
            <text:p>55</text:p>
          </table:table-cell>
          <table:table-cell table:style-name="DiaCorridoDomingo" table:formula="of:=BASE(DECIMAL([.AA59];6)+1;6)" office:value-type="string" office:string-value="1045" calcext:value-type="string">
            <text:p>1045</text:p>
          </table:table-cell>
          <table:table-cell table:number-columns-repeated="15"/>
        </table:table-row>
        <table:table-row table:style-name="ro7">
          <table:table-cell table:number-columns-repeated="15"/>
          <table:table-cell table:style-name="DiaDoMêsSegunda" table:formula="of:=BASE(DECIMAL([.AB57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60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60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60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60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60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60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 table:number-columns-repeated="15"/>
        </table:table-row>
        <table:table-row table:style-name="ro6">
          <table:table-cell table:number-columns-repeated="15"/>
          <table:table-cell table:style-name="DiaGregorianoSegunda" table:formula="of:=[.AB58]+1" office:value-type="date" office:date-value="2023-08-28" calcext:value-type="date" table:number-columns-spanned="2" table:number-rows-spanned="1">
            <text:p>28/08/2023</text:p>
          </table:table-cell>
          <table:covered-table-cell/>
          <table:table-cell table:style-name="DiaGregoriano" table:formula="of:=[.P61]+1" office:value-type="date" office:date-value="2023-08-29" calcext:value-type="date" table:number-columns-spanned="2" table:number-rows-spanned="1">
            <text:p>29/08/2023</text:p>
          </table:table-cell>
          <table:covered-table-cell/>
          <table:table-cell table:style-name="DiaGregoriano" table:formula="of:=[.R61]+1" office:value-type="date" office:date-value="2023-08-30" calcext:value-type="date" table:number-columns-spanned="2" table:number-rows-spanned="1">
            <text:p>30/08/2023</text:p>
          </table:table-cell>
          <table:covered-table-cell/>
          <table:table-cell table:style-name="DiaGregoriano" table:formula="of:=[.T61]+1" office:value-type="date" office:date-value="2023-08-31" calcext:value-type="date" table:number-columns-spanned="2" table:number-rows-spanned="1">
            <text:p>31/08/2023</text:p>
          </table:table-cell>
          <table:covered-table-cell/>
          <table:table-cell table:style-name="DiaGregoriano" table:formula="of:=[.V61]+1" office:value-type="date" office:date-value="2023-09-01" calcext:value-type="date" table:number-columns-spanned="2" table:number-rows-spanned="1">
            <text:p>01/09/2023</text:p>
          </table:table-cell>
          <table:covered-table-cell/>
          <table:table-cell table:style-name="DiaGregorianoSábado" table:formula="of:=[.X61]+1" office:value-type="date" office:date-value="2023-09-02" calcext:value-type="date" table:number-columns-spanned="2" table:number-rows-spanned="1">
            <text:p>02/09/2023</text:p>
          </table:table-cell>
          <table:covered-table-cell/>
          <table:table-cell table:style-name="DiaGregorianoDomingo" table:formula="of:=[.Z61]+1" office:value-type="date" office:date-value="2023-09-03" calcext:value-type="date" table:number-columns-spanned="2" table:number-rows-spanned="1">
            <text:p>03/09/2023</text:p>
          </table:table-cell>
          <table:covered-table-cell/>
          <table:table-cell table:number-columns-repeated="15"/>
        </table:table-row>
        <table:table-row table:style-name="ro8">
          <table:table-cell table:number-columns-repeated="44"/>
        </table:table-row>
        <table:table-row table:style-name="ro4">
          <table:table-cell table:style-name="MêsDePrimavera" table:formula="of:=[.G73]" office:value-type="date" office:date-value="2023-10-19" calcext:value-type="date" table:number-columns-spanned="12" table:number-rows-spanned="1">
            <text:p>outubro</text:p>
          </table:table-cell>
          <table:covered-table-cell table:number-columns-repeated="11" table:style-name="MêsDePrimavera"/>
          <table:table-cell table:style-name="ce11" table:formula="of:=BASE(MONTH([.G73]);6)" office:value-type="string" office:string-value="14" calcext:value-type="string" table:number-columns-spanned="2" table:number-rows-spanned="1">
            <text:p>14</text:p>
          </table:table-cell>
          <table:covered-table-cell table:style-name="MêsDePrimavera"/>
          <table:table-cell/>
          <table:table-cell table:style-name="MêsDePrimavera" table:formula="of:=[.V73]" office:value-type="date" office:date-value="2023-11-16" calcext:value-type="date" table:number-columns-spanned="12" table:number-rows-spanned="1">
            <text:p>novembro</text:p>
          </table:table-cell>
          <table:covered-table-cell table:number-columns-repeated="11" table:style-name="MêsDePrimavera"/>
          <table:table-cell table:style-name="ce11" table:formula="of:=BASE(MONTH([.V73]);6)" office:value-type="string" office:string-value="15" calcext:value-type="string" table:number-columns-spanned="2" table:number-rows-spanned="1">
            <text:p>15</text:p>
          </table:table-cell>
          <table:covered-table-cell table:style-name="MêsDePrimavera"/>
          <table:table-cell/>
          <table:table-cell table:style-name="MêsDeVerão" table:formula="of:=[.AK73]" office:value-type="date" office:date-value="2023-12-21" calcext:value-type="date" table:number-columns-spanned="12" table:number-rows-spanned="1">
            <text:p>dezembro</text:p>
          </table:table-cell>
          <table:covered-table-cell table:number-columns-repeated="11" table:style-name="MêsDeVerão"/>
          <table:table-cell table:style-name="ce15" table:formula="of:=BASE(MONTH([.AK73]);6)" office:value-type="string" office:string-value="20" calcext:value-type="string" table:number-columns-spanned="2" table:number-rows-spanned="1">
            <text:p>20</text:p>
          </table:table-cell>
          <table:covered-table-cell table:style-name="MêsDeVerão"/>
        </table:table-row>
        <table:table-row table:style-name="ro5">
          <table:table-cell table:style-name="DiaDaSemana" table:formula="of:=[.A67]" office:value-type="date" office:date-value="2023-10-02" calcext:value-type="date" table:number-columns-spanned="2" table:number-rows-spanned="1">
            <text:p>seg</text:p>
          </table:table-cell>
          <table:covered-table-cell/>
          <table:table-cell table:style-name="DiaDaSemana" table:formula="of:=[.C67]" office:value-type="date" office:date-value="2023-10-03" calcext:value-type="date" table:number-columns-spanned="2" table:number-rows-spanned="1">
            <text:p>ter</text:p>
          </table:table-cell>
          <table:covered-table-cell/>
          <table:table-cell table:style-name="DiaDaSemana" table:formula="of:=[.E67]" office:value-type="date" office:date-value="2023-10-04" calcext:value-type="date" table:number-columns-spanned="2" table:number-rows-spanned="1">
            <text:p>qua</text:p>
          </table:table-cell>
          <table:covered-table-cell/>
          <table:table-cell table:style-name="DiaDaSemana" table:formula="of:=[.G67]" office:value-type="date" office:date-value="2023-10-05" calcext:value-type="date" table:number-columns-spanned="2" table:number-rows-spanned="1">
            <text:p>qui</text:p>
          </table:table-cell>
          <table:covered-table-cell/>
          <table:table-cell table:style-name="DiaDaSemana" table:formula="of:=[.I67]" office:value-type="date" office:date-value="2023-10-06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67]" office:value-type="date" office:date-value="2023-10-07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67]" office:value-type="date" office:date-value="2023-10-08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67]" office:value-type="date" office:date-value="2023-10-30" calcext:value-type="date" table:number-columns-spanned="2" table:number-rows-spanned="1">
            <text:p>seg</text:p>
          </table:table-cell>
          <table:covered-table-cell/>
          <table:table-cell table:style-name="DiaDaSemana" table:formula="of:=[.R67]" office:value-type="date" office:date-value="2023-10-31" calcext:value-type="date" table:number-columns-spanned="2" table:number-rows-spanned="1">
            <text:p>ter</text:p>
          </table:table-cell>
          <table:covered-table-cell/>
          <table:table-cell table:style-name="DiaDaSemana" table:formula="of:=[.T67]" office:value-type="date" office:date-value="2023-11-01" calcext:value-type="date" table:number-columns-spanned="2" table:number-rows-spanned="1">
            <text:p>qua</text:p>
          </table:table-cell>
          <table:covered-table-cell/>
          <table:table-cell table:style-name="DiaDaSemana" table:formula="of:=[.V67]" office:value-type="date" office:date-value="2023-11-02" calcext:value-type="date" table:number-columns-spanned="2" table:number-rows-spanned="1">
            <text:p>qui</text:p>
          </table:table-cell>
          <table:covered-table-cell/>
          <table:table-cell table:style-name="DiaDaSemana" table:formula="of:=[.X67]" office:value-type="date" office:date-value="2023-11-03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67]" office:value-type="date" office:date-value="2023-11-04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67]" office:value-type="date" office:date-value="2023-11-05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67]" office:value-type="date" office:date-value="2023-12-04" calcext:value-type="date" table:number-columns-spanned="2" table:number-rows-spanned="1">
            <text:p>seg</text:p>
          </table:table-cell>
          <table:covered-table-cell/>
          <table:table-cell table:style-name="DiaDaSemana" table:formula="of:=[.AG67]" office:value-type="date" office:date-value="2023-12-05" calcext:value-type="date" table:number-columns-spanned="2" table:number-rows-spanned="1">
            <text:p>ter</text:p>
          </table:table-cell>
          <table:covered-table-cell/>
          <table:table-cell table:style-name="DiaDaSemana" table:formula="of:=[.AI67]" office:value-type="date" office:date-value="2023-12-06" calcext:value-type="date" table:number-columns-spanned="2" table:number-rows-spanned="1">
            <text:p>qua</text:p>
          </table:table-cell>
          <table:covered-table-cell/>
          <table:table-cell table:style-name="DiaDaSemana" table:formula="of:=[.AK67]" office:value-type="date" office:date-value="2023-12-07" calcext:value-type="date" table:number-columns-spanned="2" table:number-rows-spanned="1">
            <text:p>qui</text:p>
          </table:table-cell>
          <table:covered-table-cell/>
          <table:table-cell table:style-name="DiaDaSemana" table:formula="of:=[.AM67]" office:value-type="date" office:date-value="2023-12-08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67]" office:value-type="date" office:date-value="2023-12-09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67]" office:value-type="date" office:date-value="2023-12-10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table:formula="of:=BASE(DECIMAL([.AE56];6)+1;6)" office:value-type="string" office:string-value="104" calcext:value-type="string">
            <text:p>104</text:p>
          </table:table-cell>
          <table:table-cell table:style-name="DiaCorrido" table:formula="of:=BASE(DECIMAL([.AR56];6)+1;6)" office:value-type="string" office:string-value="1134" calcext:value-type="string">
            <text:p>1134</text:p>
          </table:table-cell>
          <table:table-cell table:style-name="NúmeroDaSemana" table:formula="of:=[.A65]" office:value-type="string" office:string-value="104" calcext:value-type="string">
            <text:p>104</text:p>
          </table:table-cell>
          <table:table-cell table:style-name="DiaCorrido" table:formula="of:=BASE(DECIMAL([.B65];6)+1;6)" office:value-type="string" office:string-value="1135" calcext:value-type="string">
            <text:p>1135</text:p>
          </table:table-cell>
          <table:table-cell table:style-name="NúmeroDaSemana" table:formula="of:=[.C65]" office:value-type="string" office:string-value="104" calcext:value-type="string">
            <text:p>104</text:p>
          </table:table-cell>
          <table:table-cell table:style-name="DiaCorrido" table:formula="of:=BASE(DECIMAL([.D65];6)+1;6)" office:value-type="string" office:string-value="1140" calcext:value-type="string">
            <text:p>1140</text:p>
          </table:table-cell>
          <table:table-cell table:style-name="NúmeroDaSemana" table:formula="of:=[.E65]" office:value-type="string" office:string-value="104" calcext:value-type="string">
            <text:p>104</text:p>
          </table:table-cell>
          <table:table-cell table:style-name="DiaCorrido" table:formula="of:=BASE(DECIMAL([.F65];6)+1;6)" office:value-type="string" office:string-value="1141" calcext:value-type="string">
            <text:p>1141</text:p>
          </table:table-cell>
          <table:table-cell table:style-name="NúmeroDaSemana" table:formula="of:=[.G65]" office:value-type="string" office:string-value="104" calcext:value-type="string">
            <text:p>104</text:p>
          </table:table-cell>
          <table:table-cell table:style-name="DiaCorrido" table:formula="of:=BASE(DECIMAL([.H65];6)+1;6)" office:value-type="string" office:string-value="1142" calcext:value-type="string">
            <text:p>1142</text:p>
          </table:table-cell>
          <table:table-cell table:style-name="NúmeroDaSemanaSábado" table:formula="of:=[.I65]" office:value-type="string" office:string-value="104" calcext:value-type="string">
            <text:p>104</text:p>
          </table:table-cell>
          <table:table-cell table:style-name="DiaCorridoSábado" table:formula="of:=BASE(DECIMAL([.J65];6)+1;6)" office:value-type="string" office:string-value="1143" calcext:value-type="string">
            <text:p>1143</text:p>
          </table:table-cell>
          <table:table-cell table:style-name="NúmeroDaSemanaDomingo" table:formula="of:=[.K65]" office:value-type="string" office:string-value="104" calcext:value-type="string">
            <text:p>104</text:p>
          </table:table-cell>
          <table:table-cell table:style-name="DiaCorridoDomingo" table:formula="of:=BASE(DECIMAL([.L65];6)+1;6)" office:value-type="string" office:string-value="1144" calcext:value-type="string">
            <text:p>1144</text:p>
          </table:table-cell>
          <table:table-cell/>
          <table:table-cell table:style-name="NúmeroDaSemanaSegunda" table:formula="of:=BASE(DECIMAL([.A74];6)+1;6)" office:value-type="string" office:string-value="112" calcext:value-type="string">
            <text:p>112</text:p>
          </table:table-cell>
          <table:table-cell table:style-name="DiaCorrido" table:formula="of:=BASE(DECIMAL([.N74];6)+1;6)" office:value-type="string" office:string-value="1222" calcext:value-type="string">
            <text:p>1222</text:p>
          </table:table-cell>
          <table:table-cell table:style-name="NúmeroDaSemana" table:formula="of:=[.P65]" office:value-type="string" office:string-value="112" calcext:value-type="string">
            <text:p>112</text:p>
          </table:table-cell>
          <table:table-cell table:style-name="DiaCorrido" table:formula="of:=BASE(DECIMAL([.Q65];6)+1;6)" office:value-type="string" office:string-value="1223" calcext:value-type="string">
            <text:p>1223</text:p>
          </table:table-cell>
          <table:table-cell table:style-name="NúmeroDaSemana" table:formula="of:=[.R65]" office:value-type="string" office:string-value="112" calcext:value-type="string">
            <text:p>112</text:p>
          </table:table-cell>
          <table:table-cell table:style-name="DiaCorrido" table:formula="of:=BASE(DECIMAL([.S65];6)+1;6)" office:value-type="string" office:string-value="1224" calcext:value-type="string">
            <text:p>1224</text:p>
          </table:table-cell>
          <table:table-cell table:style-name="NúmeroDaSemana" table:formula="of:=[.T65]" office:value-type="string" office:string-value="112" calcext:value-type="string">
            <text:p>112</text:p>
          </table:table-cell>
          <table:table-cell table:style-name="DiaCorrido" table:formula="of:=BASE(DECIMAL([.U65];6)+1;6)" office:value-type="string" office:string-value="1225" calcext:value-type="string">
            <text:p>1225</text:p>
          </table:table-cell>
          <table:table-cell table:style-name="NúmeroDaSemana" table:formula="of:=[.V65]" office:value-type="string" office:string-value="112" calcext:value-type="string">
            <text:p>112</text:p>
          </table:table-cell>
          <table:table-cell table:style-name="DiaCorrido" table:formula="of:=BASE(DECIMAL([.W65];6)+1;6)" office:value-type="string" office:string-value="1230" calcext:value-type="string">
            <text:p>1230</text:p>
          </table:table-cell>
          <table:table-cell table:style-name="NúmeroDaSemanaSábado" table:formula="of:=[.X65]" office:value-type="string" office:string-value="112" calcext:value-type="string">
            <text:p>112</text:p>
          </table:table-cell>
          <table:table-cell table:style-name="DiaCorridoSábado" table:formula="of:=BASE(DECIMAL([.Y65];6)+1;6)" office:value-type="string" office:string-value="1231" calcext:value-type="string">
            <text:p>1231</text:p>
          </table:table-cell>
          <table:table-cell table:style-name="NúmeroDaSemanaDomingo" table:formula="of:=[.Z65]" office:value-type="string" office:string-value="112" calcext:value-type="string">
            <text:p>112</text:p>
          </table:table-cell>
          <table:table-cell table:style-name="DiaCorridoDomingo" table:formula="of:=BASE(DECIMAL([.AA65];6)+1;6)" office:value-type="string" office:string-value="1232" calcext:value-type="string">
            <text:p>1232</text:p>
          </table:table-cell>
          <table:table-cell/>
          <table:table-cell table:style-name="NúmeroDaSemanaSegunda" table:formula="of:=BASE(DECIMAL([.P77];6)+1;6)" office:value-type="string" office:string-value="121" calcext:value-type="string">
            <text:p>121</text:p>
          </table:table-cell>
          <table:table-cell table:style-name="DiaCorrido" table:formula="of:=BASE(DECIMAL([.AC77];6)+1;6)" office:value-type="string" office:string-value="1321" calcext:value-type="string">
            <text:p>1321</text:p>
          </table:table-cell>
          <table:table-cell table:style-name="NúmeroDaSemana" table:formula="of:=[.AE65]" office:value-type="string" office:string-value="121" calcext:value-type="string">
            <text:p>121</text:p>
          </table:table-cell>
          <table:table-cell table:style-name="DiaCorrido" table:formula="of:=BASE(DECIMAL([.AF65];6)+1;6)" office:value-type="string" office:string-value="1322" calcext:value-type="string">
            <text:p>1322</text:p>
          </table:table-cell>
          <table:table-cell table:style-name="NúmeroDaSemana" table:formula="of:=[.AG65]" office:value-type="string" office:string-value="121" calcext:value-type="string">
            <text:p>121</text:p>
          </table:table-cell>
          <table:table-cell table:style-name="DiaCorrido" table:formula="of:=BASE(DECIMAL([.AH65];6)+1;6)" office:value-type="string" office:string-value="1323" calcext:value-type="string">
            <text:p>1323</text:p>
          </table:table-cell>
          <table:table-cell table:style-name="NúmeroDaSemana" table:formula="of:=[.AI65]" office:value-type="string" office:string-value="121" calcext:value-type="string">
            <text:p>121</text:p>
          </table:table-cell>
          <table:table-cell table:style-name="DiaCorrido" table:formula="of:=BASE(DECIMAL([.AJ65];6)+1;6)" office:value-type="string" office:string-value="1324" calcext:value-type="string">
            <text:p>1324</text:p>
          </table:table-cell>
          <table:table-cell table:style-name="NúmeroDaSemana" table:formula="of:=[.AK65]" office:value-type="string" office:string-value="121" calcext:value-type="string">
            <text:p>121</text:p>
          </table:table-cell>
          <table:table-cell table:style-name="DiaCorrido" table:formula="of:=BASE(DECIMAL([.AL65];6)+1;6)" office:value-type="string" office:string-value="1325" calcext:value-type="string">
            <text:p>1325</text:p>
          </table:table-cell>
          <table:table-cell table:style-name="NúmeroDaSemanaSábado" table:formula="of:=[.AM65]" office:value-type="string" office:string-value="121" calcext:value-type="string">
            <text:p>121</text:p>
          </table:table-cell>
          <table:table-cell table:style-name="DiaCorridoSábado" table:formula="of:=BASE(DECIMAL([.AN65];6)+1;6)" office:value-type="string" office:string-value="1330" calcext:value-type="string">
            <text:p>1330</text:p>
          </table:table-cell>
          <table:table-cell table:style-name="NúmeroDaSemanaDomingo" table:formula="of:=[.AO65]" office:value-type="string" office:string-value="121" calcext:value-type="string">
            <text:p>121</text:p>
          </table:table-cell>
          <table:table-cell table:style-name="DiaCorridoDomingo" table:formula="of:=BASE(DECIMAL([.AP65];6)+1;6)" office:value-type="string" office:string-value="1331" calcext:value-type="string">
            <text:p>1331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66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66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66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66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66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66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66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66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66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66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66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66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66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66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66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66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66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66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[.AQ58]+1" office:value-type="date" office:date-value="2023-10-02" calcext:value-type="date" table:number-columns-spanned="2" table:number-rows-spanned="1">
            <text:p>02/10/2023</text:p>
          </table:table-cell>
          <table:covered-table-cell/>
          <table:table-cell table:style-name="DiaGregoriano" table:formula="of:=[.A67]+1" office:value-type="date" office:date-value="2023-10-03" calcext:value-type="date" table:number-columns-spanned="2" table:number-rows-spanned="1">
            <text:p>03/10/2023</text:p>
          </table:table-cell>
          <table:covered-table-cell/>
          <table:table-cell table:style-name="DiaGregoriano" table:formula="of:=[.C67]+1" office:value-type="date" office:date-value="2023-10-04" calcext:value-type="date" table:number-columns-spanned="2" table:number-rows-spanned="1">
            <text:p>04/10/2023</text:p>
          </table:table-cell>
          <table:covered-table-cell/>
          <table:table-cell table:style-name="DiaGregoriano" table:formula="of:=[.E67]+1" office:value-type="date" office:date-value="2023-10-05" calcext:value-type="date" table:number-columns-spanned="2" table:number-rows-spanned="1">
            <text:p>05/10/2023</text:p>
          </table:table-cell>
          <table:covered-table-cell/>
          <table:table-cell table:style-name="DiaGregoriano" table:formula="of:=[.G67]+1" office:value-type="date" office:date-value="2023-10-06" calcext:value-type="date" table:number-columns-spanned="2" table:number-rows-spanned="1">
            <text:p>06/10/2023</text:p>
          </table:table-cell>
          <table:covered-table-cell/>
          <table:table-cell table:style-name="DiaGregorianoSábado" table:formula="of:=[.I67]+1" office:value-type="date" office:date-value="2023-10-07" calcext:value-type="date" table:number-columns-spanned="2" table:number-rows-spanned="1">
            <text:p>07/10/2023</text:p>
          </table:table-cell>
          <table:covered-table-cell/>
          <table:table-cell table:style-name="DiaGregorianoDomingo" table:formula="of:=[.K67]+1" office:value-type="date" office:date-value="2023-10-08" calcext:value-type="date" table:number-columns-spanned="2" table:number-rows-spanned="1">
            <text:p>08/10/2023</text:p>
          </table:table-cell>
          <table:covered-table-cell/>
          <table:table-cell/>
          <table:table-cell table:style-name="DiaGregorianoSegunda" table:formula="of:=[.M76]+1" office:value-type="date" office:date-value="2023-10-30" calcext:value-type="date" table:number-columns-spanned="2" table:number-rows-spanned="1">
            <text:p>30/10/2023</text:p>
          </table:table-cell>
          <table:covered-table-cell/>
          <table:table-cell table:style-name="DiaGregoriano" table:formula="of:=[.P67]+1" office:value-type="date" office:date-value="2023-10-31" calcext:value-type="date" table:number-columns-spanned="2" table:number-rows-spanned="1">
            <text:p>31/10/2023</text:p>
          </table:table-cell>
          <table:covered-table-cell/>
          <table:table-cell table:style-name="DiaGregoriano" table:formula="of:=[.R67]+1" office:value-type="date" office:date-value="2023-11-01" calcext:value-type="date" table:number-columns-spanned="2" table:number-rows-spanned="1">
            <text:p>01/11/2023</text:p>
          </table:table-cell>
          <table:covered-table-cell/>
          <table:table-cell table:style-name="DiaGregoriano" table:formula="of:=[.T67]+1" office:value-type="date" office:date-value="2023-11-02" calcext:value-type="date" table:number-columns-spanned="2" table:number-rows-spanned="1">
            <text:p>02/11/2023</text:p>
          </table:table-cell>
          <table:covered-table-cell/>
          <table:table-cell table:style-name="DiaGregoriano" table:formula="of:=[.V67]+1" office:value-type="date" office:date-value="2023-11-03" calcext:value-type="date" table:number-columns-spanned="2" table:number-rows-spanned="1">
            <text:p>03/11/2023</text:p>
          </table:table-cell>
          <table:covered-table-cell/>
          <table:table-cell table:style-name="DiaGregorianoSábado" table:formula="of:=[.X67]+1" office:value-type="date" office:date-value="2023-11-04" calcext:value-type="date" table:number-columns-spanned="2" table:number-rows-spanned="1">
            <text:p>04/11/2023</text:p>
          </table:table-cell>
          <table:covered-table-cell/>
          <table:table-cell table:style-name="DiaGregorianoDomingo" table:formula="of:=[.Z67]+1" office:value-type="date" office:date-value="2023-11-05" calcext:value-type="date" table:number-columns-spanned="2" table:number-rows-spanned="1">
            <text:p>05/11/2023</text:p>
          </table:table-cell>
          <table:covered-table-cell/>
          <table:table-cell/>
          <table:table-cell table:style-name="DiaGregorianoSegunda" table:formula="of:=[.AB79]+1" office:value-type="date" office:date-value="2023-12-04" calcext:value-type="date" table:number-columns-spanned="2" table:number-rows-spanned="1">
            <text:p>04/12/2023</text:p>
          </table:table-cell>
          <table:covered-table-cell/>
          <table:table-cell table:style-name="DiaGregoriano" table:formula="of:=[.AE67]+1" office:value-type="date" office:date-value="2023-12-05" calcext:value-type="date" table:number-columns-spanned="2" table:number-rows-spanned="1">
            <text:p>05/12/2023</text:p>
          </table:table-cell>
          <table:covered-table-cell/>
          <table:table-cell table:style-name="DiaGregoriano" table:formula="of:=[.AG67]+1" office:value-type="date" office:date-value="2023-12-06" calcext:value-type="date" table:number-columns-spanned="2" table:number-rows-spanned="1">
            <text:p>06/12/2023</text:p>
          </table:table-cell>
          <table:covered-table-cell/>
          <table:table-cell table:style-name="DiaGregoriano" table:formula="of:=[.AI67]+1" office:value-type="date" office:date-value="2023-12-07" calcext:value-type="date" table:number-columns-spanned="2" table:number-rows-spanned="1">
            <text:p>07/12/2023</text:p>
          </table:table-cell>
          <table:covered-table-cell/>
          <table:table-cell table:style-name="DiaGregoriano" table:formula="of:=[.AK67]+1" office:value-type="date" office:date-value="2023-12-08" calcext:value-type="date" table:number-columns-spanned="2" table:number-rows-spanned="1">
            <text:p>08/12/2023</text:p>
          </table:table-cell>
          <table:covered-table-cell/>
          <table:table-cell table:style-name="DiaGregorianoSábado" table:formula="of:=[.AM67]+1" office:value-type="date" office:date-value="2023-12-09" calcext:value-type="date" table:number-columns-spanned="2" table:number-rows-spanned="1">
            <text:p>09/12/2023</text:p>
          </table:table-cell>
          <table:covered-table-cell/>
          <table:table-cell table:style-name="DiaGregorianoDomingo" table:formula="of:=[.AO67]+1" office:value-type="date" office:date-value="2023-12-10" calcext:value-type="date" table:number-columns-spanned="2" table:number-rows-spanned="1">
            <text:p>10/12/2023</text:p>
          </table:table-cell>
          <table:covered-table-cell/>
        </table:table-row>
        <table:table-row table:style-name="ro6">
          <table:table-cell table:style-name="NúmeroDaSemanaSegunda" table:formula="of:=BASE(DECIMAL([.A65];6)+1;6)" office:value-type="string" office:string-value="105" calcext:value-type="string">
            <text:p>105</text:p>
          </table:table-cell>
          <table:table-cell table:style-name="DiaCorrido" table:formula="of:=BASE(DECIMAL([.N65];6)+1;6)" office:value-type="string" office:string-value="1145" calcext:value-type="string">
            <text:p>1145</text:p>
          </table:table-cell>
          <table:table-cell table:style-name="NúmeroDaSemana" table:formula="of:=[.A68]" office:value-type="string" office:string-value="105" calcext:value-type="string">
            <text:p>105</text:p>
          </table:table-cell>
          <table:table-cell table:style-name="DiaCorrido" table:formula="of:=BASE(DECIMAL([.B68];6)+1;6)" office:value-type="string" office:string-value="1150" calcext:value-type="string">
            <text:p>1150</text:p>
          </table:table-cell>
          <table:table-cell table:style-name="NúmeroDaSemana" table:formula="of:=[.C68]" office:value-type="string" office:string-value="105" calcext:value-type="string">
            <text:p>105</text:p>
          </table:table-cell>
          <table:table-cell table:style-name="DiaCorrido" table:formula="of:=BASE(DECIMAL([.D68];6)+1;6)" office:value-type="string" office:string-value="1151" calcext:value-type="string">
            <text:p>1151</text:p>
          </table:table-cell>
          <table:table-cell table:style-name="NúmeroDaSemana" table:formula="of:=[.E68]" office:value-type="string" office:string-value="105" calcext:value-type="string">
            <text:p>105</text:p>
          </table:table-cell>
          <table:table-cell table:style-name="DiaCorrido" table:formula="of:=BASE(DECIMAL([.F68];6)+1;6)" office:value-type="string" office:string-value="1152" calcext:value-type="string">
            <text:p>1152</text:p>
          </table:table-cell>
          <table:table-cell table:style-name="NúmeroDaSemana" table:formula="of:=[.G68]" office:value-type="string" office:string-value="105" calcext:value-type="string">
            <text:p>105</text:p>
          </table:table-cell>
          <table:table-cell table:style-name="DiaCorrido" table:formula="of:=BASE(DECIMAL([.H68];6)+1;6)" office:value-type="string" office:string-value="1153" calcext:value-type="string">
            <text:p>1153</text:p>
          </table:table-cell>
          <table:table-cell table:style-name="NúmeroDaSemanaSábado" table:formula="of:=[.I68]" office:value-type="string" office:string-value="105" calcext:value-type="string">
            <text:p>105</text:p>
          </table:table-cell>
          <table:table-cell table:style-name="DiaCorridoSábado" table:formula="of:=BASE(DECIMAL([.J68];6)+1;6)" office:value-type="string" office:string-value="1154" calcext:value-type="string">
            <text:p>1154</text:p>
          </table:table-cell>
          <table:table-cell table:style-name="NúmeroDaSemanaDomingo" table:formula="of:=[.K68]" office:value-type="string" office:string-value="105" calcext:value-type="string">
            <text:p>105</text:p>
          </table:table-cell>
          <table:table-cell table:style-name="DiaCorridoDomingo" table:formula="of:=BASE(DECIMAL([.L68];6)+1;6)" office:value-type="string" office:string-value="1155" calcext:value-type="string">
            <text:p>1155</text:p>
          </table:table-cell>
          <table:table-cell/>
          <table:table-cell table:style-name="NúmeroDaSemanaSegunda" table:formula="of:=BASE(DECIMAL([.P65];6)+1;6)" office:value-type="string" office:string-value="113" calcext:value-type="string">
            <text:p>113</text:p>
          </table:table-cell>
          <table:table-cell table:style-name="DiaCorrido" table:formula="of:=BASE(DECIMAL([.AC65];6)+1;6)" office:value-type="string" office:string-value="1233" calcext:value-type="string">
            <text:p>1233</text:p>
          </table:table-cell>
          <table:table-cell table:style-name="NúmeroDaSemana" table:formula="of:=[.P68]" office:value-type="string" office:string-value="113" calcext:value-type="string">
            <text:p>113</text:p>
          </table:table-cell>
          <table:table-cell table:style-name="DiaCorrido" table:formula="of:=BASE(DECIMAL([.Q68];6)+1;6)" office:value-type="string" office:string-value="1234" calcext:value-type="string">
            <text:p>1234</text:p>
          </table:table-cell>
          <table:table-cell table:style-name="NúmeroDaSemana" table:formula="of:=[.R68]" office:value-type="string" office:string-value="113" calcext:value-type="string">
            <text:p>113</text:p>
          </table:table-cell>
          <table:table-cell table:style-name="DiaCorrido" table:formula="of:=BASE(DECIMAL([.S68];6)+1;6)" office:value-type="string" office:string-value="1235" calcext:value-type="string">
            <text:p>1235</text:p>
          </table:table-cell>
          <table:table-cell table:style-name="NúmeroDaSemana" table:formula="of:=[.T68]" office:value-type="string" office:string-value="113" calcext:value-type="string">
            <text:p>113</text:p>
          </table:table-cell>
          <table:table-cell table:style-name="DiaCorrido" table:formula="of:=BASE(DECIMAL([.U68];6)+1;6)" office:value-type="string" office:string-value="1240" calcext:value-type="string">
            <text:p>1240</text:p>
          </table:table-cell>
          <table:table-cell table:style-name="NúmeroDaSemana" table:formula="of:=[.V68]" office:value-type="string" office:string-value="113" calcext:value-type="string">
            <text:p>113</text:p>
          </table:table-cell>
          <table:table-cell table:style-name="DiaCorrido" table:formula="of:=BASE(DECIMAL([.W68];6)+1;6)" office:value-type="string" office:string-value="1241" calcext:value-type="string">
            <text:p>1241</text:p>
          </table:table-cell>
          <table:table-cell table:style-name="NúmeroDaSemanaSábado" table:formula="of:=[.X68]" office:value-type="string" office:string-value="113" calcext:value-type="string">
            <text:p>113</text:p>
          </table:table-cell>
          <table:table-cell table:style-name="DiaCorridoSábado" table:formula="of:=BASE(DECIMAL([.Y68];6)+1;6)" office:value-type="string" office:string-value="1242" calcext:value-type="string">
            <text:p>1242</text:p>
          </table:table-cell>
          <table:table-cell table:style-name="NúmeroDaSemanaDomingo" table:formula="of:=[.Z68]" office:value-type="string" office:string-value="113" calcext:value-type="string">
            <text:p>113</text:p>
          </table:table-cell>
          <table:table-cell table:style-name="DiaCorridoDomingo" table:formula="of:=BASE(DECIMAL([.AA68];6)+1;6)" office:value-type="string" office:string-value="1243" calcext:value-type="string">
            <text:p>1243</text:p>
          </table:table-cell>
          <table:table-cell/>
          <table:table-cell table:style-name="NúmeroDaSemanaSegunda" table:formula="of:=BASE(DECIMAL([.AE65];6)+1;6)" office:value-type="string" office:string-value="122" calcext:value-type="string">
            <text:p>122</text:p>
          </table:table-cell>
          <table:table-cell table:style-name="DiaCorrido" table:formula="of:=BASE(DECIMAL([.AR65];6)+1;6)" office:value-type="string" office:string-value="1332" calcext:value-type="string">
            <text:p>1332</text:p>
          </table:table-cell>
          <table:table-cell table:style-name="NúmeroDaSemana" table:formula="of:=[.AE68]" office:value-type="string" office:string-value="122" calcext:value-type="string">
            <text:p>122</text:p>
          </table:table-cell>
          <table:table-cell table:style-name="DiaCorrido" table:formula="of:=BASE(DECIMAL([.AF68];6)+1;6)" office:value-type="string" office:string-value="1333" calcext:value-type="string">
            <text:p>1333</text:p>
          </table:table-cell>
          <table:table-cell table:style-name="NúmeroDaSemana" table:formula="of:=[.AG68]" office:value-type="string" office:string-value="122" calcext:value-type="string">
            <text:p>122</text:p>
          </table:table-cell>
          <table:table-cell table:style-name="DiaCorrido" table:formula="of:=BASE(DECIMAL([.AH68];6)+1;6)" office:value-type="string" office:string-value="1334" calcext:value-type="string">
            <text:p>1334</text:p>
          </table:table-cell>
          <table:table-cell table:style-name="NúmeroDaSemana" table:formula="of:=[.AI68]" office:value-type="string" office:string-value="122" calcext:value-type="string">
            <text:p>122</text:p>
          </table:table-cell>
          <table:table-cell table:style-name="DiaCorrido" table:formula="of:=BASE(DECIMAL([.AJ68];6)+1;6)" office:value-type="string" office:string-value="1335" calcext:value-type="string">
            <text:p>1335</text:p>
          </table:table-cell>
          <table:table-cell table:style-name="NúmeroDaSemana" table:formula="of:=[.AK68]" office:value-type="string" office:string-value="122" calcext:value-type="string">
            <text:p>122</text:p>
          </table:table-cell>
          <table:table-cell table:style-name="DiaCorrido" table:formula="of:=BASE(DECIMAL([.AL68];6)+1;6)" office:value-type="string" office:string-value="1340" calcext:value-type="string">
            <text:p>1340</text:p>
          </table:table-cell>
          <table:table-cell table:style-name="NúmeroDaSemanaSábado" table:formula="of:=[.AM68]" office:value-type="string" office:string-value="122" calcext:value-type="string">
            <text:p>122</text:p>
          </table:table-cell>
          <table:table-cell table:style-name="DiaCorridoSábado" table:formula="of:=BASE(DECIMAL([.AN68];6)+1;6)" office:value-type="string" office:string-value="1341" calcext:value-type="string">
            <text:p>1341</text:p>
          </table:table-cell>
          <table:table-cell table:style-name="NúmeroDaSemanaDomingo" table:formula="of:=[.AO68]" office:value-type="string" office:string-value="122" calcext:value-type="string">
            <text:p>122</text:p>
          </table:table-cell>
          <table:table-cell table:style-name="DiaCorridoDomingo" table:formula="of:=BASE(DECIMAL([.AP68];6)+1;6)" office:value-type="string" office:string-value="1342" calcext:value-type="string">
            <text:p>1342</text:p>
          </table:table-cell>
        </table:table-row>
        <table:table-row table:style-name="ro7">
          <table:table-cell table:style-name="DiaDoMêsSegunda" table:formula="of:=BASE(DECIMAL([.M66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69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69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69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69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69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69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66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69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69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69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69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69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69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66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69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69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69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69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69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69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67]+1" office:value-type="date" office:date-value="2023-10-09" calcext:value-type="date" table:number-columns-spanned="2" table:number-rows-spanned="1">
            <text:p>09/10/2023</text:p>
          </table:table-cell>
          <table:covered-table-cell/>
          <table:table-cell table:style-name="DiaGregoriano" table:formula="of:=[.A70]+1" office:value-type="date" office:date-value="2023-10-10" calcext:value-type="date" table:number-columns-spanned="2" table:number-rows-spanned="1">
            <text:p>10/10/2023</text:p>
          </table:table-cell>
          <table:covered-table-cell/>
          <table:table-cell table:style-name="DiaGregoriano" table:formula="of:=[.C70]+1" office:value-type="date" office:date-value="2023-10-11" calcext:value-type="date" table:number-columns-spanned="2" table:number-rows-spanned="1">
            <text:p>11/10/2023</text:p>
          </table:table-cell>
          <table:covered-table-cell/>
          <table:table-cell table:style-name="DiaGregoriano" table:formula="of:=[.E70]+1" office:value-type="date" office:date-value="2023-10-12" calcext:value-type="date" table:number-columns-spanned="2" table:number-rows-spanned="1">
            <text:p>12/10/2023</text:p>
          </table:table-cell>
          <table:covered-table-cell/>
          <table:table-cell table:style-name="DiaGregoriano" table:formula="of:=[.G70]+1" office:value-type="date" office:date-value="2023-10-13" calcext:value-type="date" table:number-columns-spanned="2" table:number-rows-spanned="1">
            <text:p>13/10/2023</text:p>
          </table:table-cell>
          <table:covered-table-cell/>
          <table:table-cell table:style-name="DiaGregorianoSábado" table:formula="of:=[.I70]+1" office:value-type="date" office:date-value="2023-10-14" calcext:value-type="date" table:number-columns-spanned="2" table:number-rows-spanned="1">
            <text:p>14/10/2023</text:p>
          </table:table-cell>
          <table:covered-table-cell/>
          <table:table-cell table:style-name="DiaGregorianoDomingo" table:formula="of:=[.K70]+1" office:value-type="date" office:date-value="2023-10-15" calcext:value-type="date" table:number-columns-spanned="2" table:number-rows-spanned="1">
            <text:p>15/10/2023</text:p>
          </table:table-cell>
          <table:covered-table-cell/>
          <table:table-cell/>
          <table:table-cell table:style-name="DiaGregorianoSegunda" table:formula="of:=[.AB67]+1" office:value-type="date" office:date-value="2023-11-06" calcext:value-type="date" table:number-columns-spanned="2" table:number-rows-spanned="1">
            <text:p>06/11/2023</text:p>
          </table:table-cell>
          <table:covered-table-cell/>
          <table:table-cell table:style-name="DiaGregoriano" table:formula="of:=[.P70]+1" office:value-type="date" office:date-value="2023-11-07" calcext:value-type="date" table:number-columns-spanned="2" table:number-rows-spanned="1">
            <text:p>07/11/2023</text:p>
          </table:table-cell>
          <table:covered-table-cell/>
          <table:table-cell table:style-name="DiaGregoriano" table:formula="of:=[.R70]+1" office:value-type="date" office:date-value="2023-11-08" calcext:value-type="date" table:number-columns-spanned="2" table:number-rows-spanned="1">
            <text:p>08/11/2023</text:p>
          </table:table-cell>
          <table:covered-table-cell/>
          <table:table-cell table:style-name="DiaGregoriano" table:formula="of:=[.T70]+1" office:value-type="date" office:date-value="2023-11-09" calcext:value-type="date" table:number-columns-spanned="2" table:number-rows-spanned="1">
            <text:p>09/11/2023</text:p>
          </table:table-cell>
          <table:covered-table-cell/>
          <table:table-cell table:style-name="DiaGregoriano" table:formula="of:=[.V70]+1" office:value-type="date" office:date-value="2023-11-10" calcext:value-type="date" table:number-columns-spanned="2" table:number-rows-spanned="1">
            <text:p>10/11/2023</text:p>
          </table:table-cell>
          <table:covered-table-cell/>
          <table:table-cell table:style-name="DiaGregorianoSábado" table:formula="of:=[.X70]+1" office:value-type="date" office:date-value="2023-11-11" calcext:value-type="date" table:number-columns-spanned="2" table:number-rows-spanned="1">
            <text:p>11/11/2023</text:p>
          </table:table-cell>
          <table:covered-table-cell/>
          <table:table-cell table:style-name="DiaGregorianoDomingo" table:formula="of:=[.Z70]+1" office:value-type="date" office:date-value="2023-11-12" calcext:value-type="date" table:number-columns-spanned="2" table:number-rows-spanned="1">
            <text:p>12/11/2023</text:p>
          </table:table-cell>
          <table:covered-table-cell/>
          <table:table-cell/>
          <table:table-cell table:style-name="DiaGregorianoSegunda" table:formula="of:=[.AQ67]+1" office:value-type="date" office:date-value="2023-12-11" calcext:value-type="date" table:number-columns-spanned="2" table:number-rows-spanned="1">
            <text:p>11/12/2023</text:p>
          </table:table-cell>
          <table:covered-table-cell/>
          <table:table-cell table:style-name="DiaGregoriano" table:formula="of:=[.AE70]+1" office:value-type="date" office:date-value="2023-12-12" calcext:value-type="date" table:number-columns-spanned="2" table:number-rows-spanned="1">
            <text:p>12/12/2023</text:p>
          </table:table-cell>
          <table:covered-table-cell/>
          <table:table-cell table:style-name="DiaGregoriano" table:formula="of:=[.AG70]+1" office:value-type="date" office:date-value="2023-12-13" calcext:value-type="date" table:number-columns-spanned="2" table:number-rows-spanned="1">
            <text:p>13/12/2023</text:p>
          </table:table-cell>
          <table:covered-table-cell/>
          <table:table-cell table:style-name="DiaGregoriano" table:formula="of:=[.AI70]+1" office:value-type="date" office:date-value="2023-12-14" calcext:value-type="date" table:number-columns-spanned="2" table:number-rows-spanned="1">
            <text:p>14/12/2023</text:p>
          </table:table-cell>
          <table:covered-table-cell/>
          <table:table-cell table:style-name="DiaGregoriano" table:formula="of:=[.AK70]+1" office:value-type="date" office:date-value="2023-12-15" calcext:value-type="date" table:number-columns-spanned="2" table:number-rows-spanned="1">
            <text:p>15/12/2023</text:p>
          </table:table-cell>
          <table:covered-table-cell/>
          <table:table-cell table:style-name="DiaGregorianoSábado" table:formula="of:=[.AM70]+1" office:value-type="date" office:date-value="2023-12-16" calcext:value-type="date" table:number-columns-spanned="2" table:number-rows-spanned="1">
            <text:p>16/12/2023</text:p>
          </table:table-cell>
          <table:covered-table-cell/>
          <table:table-cell table:style-name="DiaGregorianoDomingo" table:formula="of:=[.AO70]+1" office:value-type="date" office:date-value="2023-12-17" calcext:value-type="date" table:number-columns-spanned="2" table:number-rows-spanned="1">
            <text:p>17/12/2023</text:p>
          </table:table-cell>
          <table:covered-table-cell/>
        </table:table-row>
        <table:table-row table:style-name="ro6">
          <table:table-cell table:style-name="NúmeroDaSemanaSegunda" table:formula="of:=BASE(DECIMAL([.A68];6)+1;6)" office:value-type="string" office:string-value="110" calcext:value-type="string">
            <text:p>110</text:p>
          </table:table-cell>
          <table:table-cell table:style-name="DiaCorrido" table:formula="of:=BASE(DECIMAL([.N68];6)+1;6)" office:value-type="string" office:string-value="1200" calcext:value-type="string">
            <text:p>1200</text:p>
          </table:table-cell>
          <table:table-cell table:style-name="NúmeroDaSemana" table:formula="of:=[.A71]" office:value-type="string" office:string-value="110" calcext:value-type="string">
            <text:p>110</text:p>
          </table:table-cell>
          <table:table-cell table:style-name="DiaCorrido" table:formula="of:=BASE(DECIMAL([.B71];6)+1;6)" office:value-type="string" office:string-value="1201" calcext:value-type="string">
            <text:p>1201</text:p>
          </table:table-cell>
          <table:table-cell table:style-name="NúmeroDaSemana" table:formula="of:=[.C71]" office:value-type="string" office:string-value="110" calcext:value-type="string">
            <text:p>110</text:p>
          </table:table-cell>
          <table:table-cell table:style-name="DiaCorrido" table:formula="of:=BASE(DECIMAL([.D71];6)+1;6)" office:value-type="string" office:string-value="1202" calcext:value-type="string">
            <text:p>1202</text:p>
          </table:table-cell>
          <table:table-cell table:style-name="NúmeroDaSemana" table:formula="of:=[.E71]" office:value-type="string" office:string-value="110" calcext:value-type="string">
            <text:p>110</text:p>
          </table:table-cell>
          <table:table-cell table:style-name="DiaCorrido" table:formula="of:=BASE(DECIMAL([.F71];6)+1;6)" office:value-type="string" office:string-value="1203" calcext:value-type="string">
            <text:p>1203</text:p>
          </table:table-cell>
          <table:table-cell table:style-name="NúmeroDaSemana" table:formula="of:=[.G71]" office:value-type="string" office:string-value="110" calcext:value-type="string">
            <text:p>110</text:p>
          </table:table-cell>
          <table:table-cell table:style-name="DiaCorrido" table:formula="of:=BASE(DECIMAL([.H71];6)+1;6)" office:value-type="string" office:string-value="1204" calcext:value-type="string">
            <text:p>1204</text:p>
          </table:table-cell>
          <table:table-cell table:style-name="NúmeroDaSemanaSábado" table:formula="of:=[.I71]" office:value-type="string" office:string-value="110" calcext:value-type="string">
            <text:p>110</text:p>
          </table:table-cell>
          <table:table-cell table:style-name="DiaCorridoSábado" table:formula="of:=BASE(DECIMAL([.J71];6)+1;6)" office:value-type="string" office:string-value="1205" calcext:value-type="string">
            <text:p>1205</text:p>
          </table:table-cell>
          <table:table-cell table:style-name="NúmeroDaSemanaDomingo" table:formula="of:=[.K71]" office:value-type="string" office:string-value="110" calcext:value-type="string">
            <text:p>110</text:p>
          </table:table-cell>
          <table:table-cell table:style-name="DiaCorridoDomingo" table:formula="of:=BASE(DECIMAL([.L71];6)+1;6)" office:value-type="string" office:string-value="1210" calcext:value-type="string">
            <text:p>1210</text:p>
          </table:table-cell>
          <table:table-cell/>
          <table:table-cell table:style-name="NúmeroDaSemanaSegunda" table:formula="of:=BASE(DECIMAL([.P68];6)+1;6)" office:value-type="string" office:string-value="114" calcext:value-type="string">
            <text:p>114</text:p>
          </table:table-cell>
          <table:table-cell table:style-name="DiaCorrido" table:formula="of:=BASE(DECIMAL([.AC68];6)+1;6)" office:value-type="string" office:string-value="1244" calcext:value-type="string">
            <text:p>1244</text:p>
          </table:table-cell>
          <table:table-cell table:style-name="NúmeroDaSemana" table:formula="of:=[.P71]" office:value-type="string" office:string-value="114" calcext:value-type="string">
            <text:p>114</text:p>
          </table:table-cell>
          <table:table-cell table:style-name="DiaCorrido" table:formula="of:=BASE(DECIMAL([.Q71];6)+1;6)" office:value-type="string" office:string-value="1245" calcext:value-type="string">
            <text:p>1245</text:p>
          </table:table-cell>
          <table:table-cell table:style-name="NúmeroDaSemana" table:formula="of:=[.R71]" office:value-type="string" office:string-value="114" calcext:value-type="string">
            <text:p>114</text:p>
          </table:table-cell>
          <table:table-cell table:style-name="DiaCorrido" table:formula="of:=BASE(DECIMAL([.S71];6)+1;6)" office:value-type="string" office:string-value="1250" calcext:value-type="string">
            <text:p>1250</text:p>
          </table:table-cell>
          <table:table-cell table:style-name="NúmeroDaSemanaMeioTrimestre" table:formula="of:=[.T71]" office:value-type="string" office:string-value="114" calcext:value-type="string">
            <text:p>114</text:p>
          </table:table-cell>
          <table:table-cell table:style-name="DiaCorridoMeioTrimestre" table:formula="of:=BASE(DECIMAL([.U71];6)+1;6)" office:value-type="string" office:string-value="1251" calcext:value-type="string">
            <text:p>1251</text:p>
          </table:table-cell>
          <table:table-cell table:style-name="NúmeroDaSemana" table:formula="of:=[.V71]" office:value-type="string" office:string-value="114" calcext:value-type="string">
            <text:p>114</text:p>
          </table:table-cell>
          <table:table-cell table:style-name="DiaCorrido" table:formula="of:=BASE(DECIMAL([.W71];6)+1;6)" office:value-type="string" office:string-value="1252" calcext:value-type="string">
            <text:p>1252</text:p>
          </table:table-cell>
          <table:table-cell table:style-name="NúmeroDaSemanaSábado" table:formula="of:=[.X71]" office:value-type="string" office:string-value="114" calcext:value-type="string">
            <text:p>114</text:p>
          </table:table-cell>
          <table:table-cell table:style-name="DiaCorridoSábado" table:formula="of:=BASE(DECIMAL([.Y71];6)+1;6)" office:value-type="string" office:string-value="1253" calcext:value-type="string">
            <text:p>1253</text:p>
          </table:table-cell>
          <table:table-cell table:style-name="NúmeroDaSemanaDomingo" table:formula="of:=[.Z71]" office:value-type="string" office:string-value="114" calcext:value-type="string">
            <text:p>114</text:p>
          </table:table-cell>
          <table:table-cell table:style-name="DiaCorridoDomingo" table:formula="of:=BASE(DECIMAL([.AA71];6)+1;6)" office:value-type="string" office:string-value="1254" calcext:value-type="string">
            <text:p>1254</text:p>
          </table:table-cell>
          <table:table-cell/>
          <table:table-cell table:style-name="NúmeroDaSemanaSegunda" table:formula="of:=BASE(DECIMAL([.AE68];6)+1;6)" office:value-type="string" office:string-value="123" calcext:value-type="string">
            <text:p>123</text:p>
          </table:table-cell>
          <table:table-cell table:style-name="DiaCorrido" table:formula="of:=BASE(DECIMAL([.AR68];6)+1;6)" office:value-type="string" office:string-value="1343" calcext:value-type="string">
            <text:p>1343</text:p>
          </table:table-cell>
          <table:table-cell table:style-name="NúmeroDaSemana" table:formula="of:=[.AE71]" office:value-type="string" office:string-value="123" calcext:value-type="string">
            <text:p>123</text:p>
          </table:table-cell>
          <table:table-cell table:style-name="DiaCorrido" table:formula="of:=BASE(DECIMAL([.AF71];6)+1;6)" office:value-type="string" office:string-value="1344" calcext:value-type="string">
            <text:p>1344</text:p>
          </table:table-cell>
          <table:table-cell table:style-name="NúmeroDaSemana" table:formula="of:=[.AG71]" office:value-type="string" office:string-value="123" calcext:value-type="string">
            <text:p>123</text:p>
          </table:table-cell>
          <table:table-cell table:style-name="DiaCorrido" table:formula="of:=BASE(DECIMAL([.AH71];6)+1;6)" office:value-type="string" office:string-value="1345" calcext:value-type="string">
            <text:p>1345</text:p>
          </table:table-cell>
          <table:table-cell table:style-name="NúmeroDaSemana" table:formula="of:=[.AI71]" office:value-type="string" office:string-value="123" calcext:value-type="string">
            <text:p>123</text:p>
          </table:table-cell>
          <table:table-cell table:style-name="DiaCorrido" table:formula="of:=BASE(DECIMAL([.AJ71];6)+1;6)" office:value-type="string" office:string-value="1350" calcext:value-type="string">
            <text:p>1350</text:p>
          </table:table-cell>
          <table:table-cell table:style-name="NúmeroDaSemana" table:formula="of:=[.AK71]" office:value-type="string" office:string-value="123" calcext:value-type="string">
            <text:p>123</text:p>
          </table:table-cell>
          <table:table-cell table:style-name="DiaCorrido" table:formula="of:=BASE(DECIMAL([.AL71];6)+1;6)" office:value-type="string" office:string-value="1351" calcext:value-type="string">
            <text:p>1351</text:p>
          </table:table-cell>
          <table:table-cell table:style-name="NúmeroDaSemanaSábado" table:formula="of:=[.AM71]" office:value-type="string" office:string-value="123" calcext:value-type="string">
            <text:p>123</text:p>
          </table:table-cell>
          <table:table-cell table:style-name="DiaCorridoSábado" table:formula="of:=BASE(DECIMAL([.AN71];6)+1;6)" office:value-type="string" office:string-value="1352" calcext:value-type="string">
            <text:p>1352</text:p>
          </table:table-cell>
          <table:table-cell table:style-name="NúmeroDaSemanaDomingo" table:formula="of:=[.AO71]" office:value-type="string" office:string-value="123" calcext:value-type="string">
            <text:p>123</text:p>
          </table:table-cell>
          <table:table-cell table:style-name="DiaCorridoDomingo" table:formula="of:=BASE(DECIMAL([.AP71];6)+1;6)" office:value-type="string" office:string-value="1353" calcext:value-type="string">
            <text:p>1353</text:p>
          </table:table-cell>
        </table:table-row>
        <table:table-row table:style-name="ro7">
          <table:table-cell table:style-name="DiaDoMêsSegunda" table:formula="of:=BASE(DECIMAL([.M69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72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72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72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72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72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72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69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72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72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72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72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72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72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69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72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72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72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72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72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72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70]+1" office:value-type="date" office:date-value="2023-10-16" calcext:value-type="date" table:number-columns-spanned="2" table:number-rows-spanned="1">
            <text:p>16/10/2023</text:p>
          </table:table-cell>
          <table:covered-table-cell/>
          <table:table-cell table:style-name="DiaGregoriano" table:formula="of:=[.A73]+1" office:value-type="date" office:date-value="2023-10-17" calcext:value-type="date" table:number-columns-spanned="2" table:number-rows-spanned="1">
            <text:p>17/10/2023</text:p>
          </table:table-cell>
          <table:covered-table-cell/>
          <table:table-cell table:style-name="DiaGregoriano" table:formula="of:=[.C73]+1" office:value-type="date" office:date-value="2023-10-18" calcext:value-type="date" table:number-columns-spanned="2" table:number-rows-spanned="1">
            <text:p>18/10/2023</text:p>
          </table:table-cell>
          <table:covered-table-cell/>
          <table:table-cell table:style-name="DiaGregoriano" table:formula="of:=[.E73]+1" office:value-type="date" office:date-value="2023-10-19" calcext:value-type="date" table:number-columns-spanned="2" table:number-rows-spanned="1">
            <text:p>19/10/2023</text:p>
          </table:table-cell>
          <table:covered-table-cell/>
          <table:table-cell table:style-name="DiaGregoriano" table:formula="of:=[.G73]+1" office:value-type="date" office:date-value="2023-10-20" calcext:value-type="date" table:number-columns-spanned="2" table:number-rows-spanned="1">
            <text:p>20/10/2023</text:p>
          </table:table-cell>
          <table:covered-table-cell/>
          <table:table-cell table:style-name="DiaGregorianoSábado" table:formula="of:=[.I73]+1" office:value-type="date" office:date-value="2023-10-21" calcext:value-type="date" table:number-columns-spanned="2" table:number-rows-spanned="1">
            <text:p>21/10/2023</text:p>
          </table:table-cell>
          <table:covered-table-cell/>
          <table:table-cell table:style-name="DiaGregorianoDomingo" table:formula="of:=[.K73]+1" office:value-type="date" office:date-value="2023-10-22" calcext:value-type="date" table:number-columns-spanned="2" table:number-rows-spanned="1">
            <text:p>22/10/2023</text:p>
          </table:table-cell>
          <table:covered-table-cell/>
          <table:table-cell/>
          <table:table-cell table:style-name="DiaGregorianoSegunda" table:formula="of:=[.AB70]+1" office:value-type="date" office:date-value="2023-11-13" calcext:value-type="date" table:number-columns-spanned="2" table:number-rows-spanned="1">
            <text:p>13/11/2023</text:p>
          </table:table-cell>
          <table:covered-table-cell/>
          <table:table-cell table:style-name="DiaGregoriano" table:formula="of:=[.P73]+1" office:value-type="date" office:date-value="2023-11-14" calcext:value-type="date" table:number-columns-spanned="2" table:number-rows-spanned="1">
            <text:p>14/11/2023</text:p>
          </table:table-cell>
          <table:covered-table-cell/>
          <table:table-cell table:style-name="DiaGregoriano" table:formula="of:=[.R73]+1" office:value-type="date" office:date-value="2023-11-15" calcext:value-type="date" table:number-columns-spanned="2" table:number-rows-spanned="1">
            <text:p>15/11/2023</text:p>
          </table:table-cell>
          <table:covered-table-cell/>
          <table:table-cell table:style-name="DiaGregorianoMeioTrimestre" table:formula="of:=[.T73]+1" office:value-type="date" office:date-value="2023-11-16" calcext:value-type="date" table:number-columns-spanned="2" table:number-rows-spanned="1">
            <text:p>16/11/2023</text:p>
          </table:table-cell>
          <table:covered-table-cell/>
          <table:table-cell table:style-name="DiaGregoriano" table:formula="of:=[.V73]+1" office:value-type="date" office:date-value="2023-11-17" calcext:value-type="date" table:number-columns-spanned="2" table:number-rows-spanned="1">
            <text:p>17/11/2023</text:p>
          </table:table-cell>
          <table:covered-table-cell/>
          <table:table-cell table:style-name="DiaGregorianoSábado" table:formula="of:=[.X73]+1" office:value-type="date" office:date-value="2023-11-18" calcext:value-type="date" table:number-columns-spanned="2" table:number-rows-spanned="1">
            <text:p>18/11/2023</text:p>
          </table:table-cell>
          <table:covered-table-cell/>
          <table:table-cell table:style-name="DiaGregorianoDomingo" table:formula="of:=[.Z73]+1" office:value-type="date" office:date-value="2023-11-19" calcext:value-type="date" table:number-columns-spanned="2" table:number-rows-spanned="1">
            <text:p>19/11/2023</text:p>
          </table:table-cell>
          <table:covered-table-cell/>
          <table:table-cell/>
          <table:table-cell table:style-name="DiaGregorianoSegunda" table:formula="of:=[.AQ70]+1" office:value-type="date" office:date-value="2023-12-18" calcext:value-type="date" table:number-columns-spanned="2" table:number-rows-spanned="1">
            <text:p>18/12/2023</text:p>
          </table:table-cell>
          <table:covered-table-cell/>
          <table:table-cell table:style-name="DiaGregoriano" table:formula="of:=[.AE73]+1" office:value-type="date" office:date-value="2023-12-19" calcext:value-type="date" table:number-columns-spanned="2" table:number-rows-spanned="1">
            <text:p>19/12/2023</text:p>
          </table:table-cell>
          <table:covered-table-cell/>
          <table:table-cell table:style-name="DiaGregoriano" table:formula="of:=[.AG73]+1" office:value-type="date" office:date-value="2023-12-20" calcext:value-type="date" table:number-columns-spanned="2" table:number-rows-spanned="1">
            <text:p>20/12/2023</text:p>
          </table:table-cell>
          <table:covered-table-cell/>
          <table:table-cell table:style-name="DiaGregoriano" table:formula="of:=[.AI73]+1" office:value-type="date" office:date-value="2023-12-21" calcext:value-type="date" table:number-columns-spanned="2" table:number-rows-spanned="1">
            <text:p>21/12/2023</text:p>
          </table:table-cell>
          <table:covered-table-cell/>
          <table:table-cell table:style-name="DiaGregoriano" table:formula="of:=[.AK73]+1" office:value-type="date" office:date-value="2023-12-22" calcext:value-type="date" table:number-columns-spanned="2" table:number-rows-spanned="1">
            <text:p>22/12/2023</text:p>
          </table:table-cell>
          <table:covered-table-cell/>
          <table:table-cell table:style-name="DiaGregorianoSábado" table:formula="of:=[.AM73]+1" office:value-type="date" office:date-value="2023-12-23" calcext:value-type="date" table:number-columns-spanned="2" table:number-rows-spanned="1">
            <text:p>23/12/2023</text:p>
          </table:table-cell>
          <table:covered-table-cell/>
          <table:table-cell table:style-name="DiaGregorianoDomingo" table:formula="of:=[.AO73]+1" office:value-type="date" office:date-value="2023-12-24" calcext:value-type="date" table:number-columns-spanned="2" table:number-rows-spanned="1">
            <text:p>24/12/2023</text:p>
          </table:table-cell>
          <table:covered-table-cell/>
        </table:table-row>
        <table:table-row table:style-name="ro6">
          <table:table-cell table:style-name="NúmeroDaSemanaSegunda" table:formula="of:=BASE(DECIMAL([.A71];6)+1;6)" office:value-type="string" office:string-value="111" calcext:value-type="string">
            <text:p>111</text:p>
          </table:table-cell>
          <table:table-cell table:style-name="DiaCorrido" table:formula="of:=BASE(DECIMAL([.N71];6)+1;6)" office:value-type="string" office:string-value="1211" calcext:value-type="string">
            <text:p>1211</text:p>
          </table:table-cell>
          <table:table-cell table:style-name="NúmeroDaSemana" table:formula="of:=[.A74]" office:value-type="string" office:string-value="111" calcext:value-type="string">
            <text:p>111</text:p>
          </table:table-cell>
          <table:table-cell table:style-name="DiaCorrido" table:formula="of:=BASE(DECIMAL([.B74];6)+1;6)" office:value-type="string" office:string-value="1212" calcext:value-type="string">
            <text:p>1212</text:p>
          </table:table-cell>
          <table:table-cell table:style-name="NúmeroDaSemana" table:formula="of:=[.C74]" office:value-type="string" office:string-value="111" calcext:value-type="string">
            <text:p>111</text:p>
          </table:table-cell>
          <table:table-cell table:style-name="DiaCorrido" table:formula="of:=BASE(DECIMAL([.D74];6)+1;6)" office:value-type="string" office:string-value="1213" calcext:value-type="string">
            <text:p>1213</text:p>
          </table:table-cell>
          <table:table-cell table:style-name="NúmeroDaSemana" table:formula="of:=[.E74]" office:value-type="string" office:string-value="111" calcext:value-type="string">
            <text:p>111</text:p>
          </table:table-cell>
          <table:table-cell table:style-name="DiaCorrido" table:formula="of:=BASE(DECIMAL([.F74];6)+1;6)" office:value-type="string" office:string-value="1214" calcext:value-type="string">
            <text:p>1214</text:p>
          </table:table-cell>
          <table:table-cell table:style-name="NúmeroDaSemana" table:formula="of:=[.G74]" office:value-type="string" office:string-value="111" calcext:value-type="string">
            <text:p>111</text:p>
          </table:table-cell>
          <table:table-cell table:style-name="DiaCorrido" table:formula="of:=BASE(DECIMAL([.H74];6)+1;6)" office:value-type="string" office:string-value="1215" calcext:value-type="string">
            <text:p>1215</text:p>
          </table:table-cell>
          <table:table-cell table:style-name="NúmeroDaSemanaSábado" table:formula="of:=[.I74]" office:value-type="string" office:string-value="111" calcext:value-type="string">
            <text:p>111</text:p>
          </table:table-cell>
          <table:table-cell table:style-name="DiaCorridoSábado" table:formula="of:=BASE(DECIMAL([.J74];6)+1;6)" office:value-type="string" office:string-value="1220" calcext:value-type="string">
            <text:p>1220</text:p>
          </table:table-cell>
          <table:table-cell table:style-name="NúmeroDaSemanaDomingo" table:formula="of:=[.K74]" office:value-type="string" office:string-value="111" calcext:value-type="string">
            <text:p>111</text:p>
          </table:table-cell>
          <table:table-cell table:style-name="DiaCorridoDomingo" table:formula="of:=BASE(DECIMAL([.L74];6)+1;6)" office:value-type="string" office:string-value="1221" calcext:value-type="string">
            <text:p>1221</text:p>
          </table:table-cell>
          <table:table-cell/>
          <table:table-cell table:style-name="NúmeroDaSemanaSegunda" table:formula="of:=BASE(DECIMAL([.P71];6)+1;6)" office:value-type="string" office:string-value="115" calcext:value-type="string">
            <text:p>115</text:p>
          </table:table-cell>
          <table:table-cell table:style-name="DiaCorrido" table:formula="of:=BASE(DECIMAL([.AC71];6)+1;6)" office:value-type="string" office:string-value="1255" calcext:value-type="string">
            <text:p>1255</text:p>
          </table:table-cell>
          <table:table-cell table:style-name="NúmeroDaSemana" table:formula="of:=[.P74]" office:value-type="string" office:string-value="115" calcext:value-type="string">
            <text:p>115</text:p>
          </table:table-cell>
          <table:table-cell table:style-name="DiaCorrido" table:formula="of:=BASE(DECIMAL([.Q74];6)+1;6)" office:value-type="string" office:string-value="1300" calcext:value-type="string">
            <text:p>1300</text:p>
          </table:table-cell>
          <table:table-cell table:style-name="NúmeroDaSemana" table:formula="of:=[.R74]" office:value-type="string" office:string-value="115" calcext:value-type="string">
            <text:p>115</text:p>
          </table:table-cell>
          <table:table-cell table:style-name="DiaCorrido" table:formula="of:=BASE(DECIMAL([.S74];6)+1;6)" office:value-type="string" office:string-value="1301" calcext:value-type="string">
            <text:p>1301</text:p>
          </table:table-cell>
          <table:table-cell table:style-name="NúmeroDaSemana" table:formula="of:=[.T74]" office:value-type="string" office:string-value="115" calcext:value-type="string">
            <text:p>115</text:p>
          </table:table-cell>
          <table:table-cell table:style-name="DiaCorrido" table:formula="of:=BASE(DECIMAL([.U74];6)+1;6)" office:value-type="string" office:string-value="1302" calcext:value-type="string">
            <text:p>1302</text:p>
          </table:table-cell>
          <table:table-cell table:style-name="NúmeroDaSemana" table:formula="of:=[.V74]" office:value-type="string" office:string-value="115" calcext:value-type="string">
            <text:p>115</text:p>
          </table:table-cell>
          <table:table-cell table:style-name="DiaCorrido" table:formula="of:=BASE(DECIMAL([.W74];6)+1;6)" office:value-type="string" office:string-value="1303" calcext:value-type="string">
            <text:p>1303</text:p>
          </table:table-cell>
          <table:table-cell table:style-name="NúmeroDaSemanaSábado" table:formula="of:=[.X74]" office:value-type="string" office:string-value="115" calcext:value-type="string">
            <text:p>115</text:p>
          </table:table-cell>
          <table:table-cell table:style-name="DiaCorridoSábado" table:formula="of:=BASE(DECIMAL([.Y74];6)+1;6)" office:value-type="string" office:string-value="1304" calcext:value-type="string">
            <text:p>1304</text:p>
          </table:table-cell>
          <table:table-cell table:style-name="NúmeroDaSemanaDomingo" table:formula="of:=[.Z74]" office:value-type="string" office:string-value="115" calcext:value-type="string">
            <text:p>115</text:p>
          </table:table-cell>
          <table:table-cell table:style-name="DiaCorridoDomingo" table:formula="of:=BASE(DECIMAL([.AA74];6)+1;6)" office:value-type="string" office:string-value="1305" calcext:value-type="string">
            <text:p>1305</text:p>
          </table:table-cell>
          <table:table-cell/>
          <table:table-cell table:style-name="NúmeroDaSemanaSegunda" table:formula="of:=BASE(DECIMAL([.AE71];6)+1;6)" office:value-type="string" office:string-value="124" calcext:value-type="string">
            <text:p>124</text:p>
          </table:table-cell>
          <table:table-cell table:style-name="DiaCorrido" table:formula="of:=BASE(DECIMAL([.AR71];6)+1;6)" office:value-type="string" office:string-value="1354" calcext:value-type="string">
            <text:p>1354</text:p>
          </table:table-cell>
          <table:table-cell table:style-name="NúmeroDaSemana" table:formula="of:=[.AE74]" office:value-type="string" office:string-value="124" calcext:value-type="string">
            <text:p>124</text:p>
          </table:table-cell>
          <table:table-cell table:style-name="DiaCorrido" table:formula="of:=BASE(DECIMAL([.AF74];6)+1;6)" office:value-type="string" office:string-value="1355" calcext:value-type="string">
            <text:p>1355</text:p>
          </table:table-cell>
          <table:table-cell table:style-name="NúmeroDaSemana" table:formula="of:=[.AG74]" office:value-type="string" office:string-value="124" calcext:value-type="string">
            <text:p>124</text:p>
          </table:table-cell>
          <table:table-cell table:style-name="DiaCorrido" table:formula="of:=BASE(DECIMAL([.AH74];6)+1;6)" office:value-type="string" office:string-value="1400" calcext:value-type="string">
            <text:p>1400</text:p>
          </table:table-cell>
          <table:table-cell table:style-name="NúmeroDaSemana" table:formula="of:=[.AI74]" office:value-type="string" office:string-value="124" calcext:value-type="string">
            <text:p>124</text:p>
          </table:table-cell>
          <table:table-cell table:style-name="DiaCorrido" table:formula="of:=BASE(DECIMAL([.AJ74];6)+1;6)" office:value-type="string" office:string-value="1401" calcext:value-type="string">
            <text:p>1401</text:p>
          </table:table-cell>
          <table:table-cell table:style-name="NúmeroDaSemana" table:formula="of:=[.AK74]" office:value-type="string" office:string-value="124" calcext:value-type="string">
            <text:p>124</text:p>
          </table:table-cell>
          <table:table-cell table:style-name="DiaCorrido" table:formula="of:=BASE(DECIMAL([.AL74];6)+1;6)" office:value-type="string" office:string-value="1402" calcext:value-type="string">
            <text:p>1402</text:p>
          </table:table-cell>
          <table:table-cell table:style-name="NúmeroDaSemanaSábado" table:formula="of:=[.AM74]" office:value-type="string" office:string-value="124" calcext:value-type="string">
            <text:p>124</text:p>
          </table:table-cell>
          <table:table-cell table:style-name="DiaCorridoSábado" table:formula="of:=BASE(DECIMAL([.AN74];6)+1;6)" office:value-type="string" office:string-value="1403" calcext:value-type="string">
            <text:p>1403</text:p>
          </table:table-cell>
          <table:table-cell table:style-name="NúmeroDaSemanaDomingo" table:formula="of:=[.AO74]" office:value-type="string" office:string-value="124" calcext:value-type="string">
            <text:p>124</text:p>
          </table:table-cell>
          <table:table-cell table:style-name="DiaCorridoDomingo" table:formula="of:=BASE(DECIMAL([.AP74];6)+1;6)" office:value-type="string" office:string-value="1404" calcext:value-type="string">
            <text:p>1404</text:p>
          </table:table-cell>
        </table:table-row>
        <table:table-row table:style-name="ro7">
          <table:table-cell table:style-name="DiaDoMêsSegunda" table:formula="of:=BASE(DECIMAL([.M72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75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75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75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75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75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75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72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75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75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75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75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75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75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72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75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75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75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75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75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75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73]+1" office:value-type="date" office:date-value="2023-10-23" calcext:value-type="date" table:number-columns-spanned="2" table:number-rows-spanned="1">
            <text:p>23/10/2023</text:p>
          </table:table-cell>
          <table:covered-table-cell/>
          <table:table-cell table:style-name="DiaGregoriano" table:formula="of:=[.A76]+1" office:value-type="date" office:date-value="2023-10-24" calcext:value-type="date" table:number-columns-spanned="2" table:number-rows-spanned="1">
            <text:p>24/10/2023</text:p>
          </table:table-cell>
          <table:covered-table-cell/>
          <table:table-cell table:style-name="DiaGregoriano" table:formula="of:=[.C76]+1" office:value-type="date" office:date-value="2023-10-25" calcext:value-type="date" table:number-columns-spanned="2" table:number-rows-spanned="1">
            <text:p>25/10/2023</text:p>
          </table:table-cell>
          <table:covered-table-cell/>
          <table:table-cell table:style-name="DiaGregoriano" table:formula="of:=[.E76]+1" office:value-type="date" office:date-value="2023-10-26" calcext:value-type="date" table:number-columns-spanned="2" table:number-rows-spanned="1">
            <text:p>26/10/2023</text:p>
          </table:table-cell>
          <table:covered-table-cell/>
          <table:table-cell table:style-name="DiaGregoriano" table:formula="of:=[.G76]+1" office:value-type="date" office:date-value="2023-10-27" calcext:value-type="date" table:number-columns-spanned="2" table:number-rows-spanned="1">
            <text:p>27/10/2023</text:p>
          </table:table-cell>
          <table:covered-table-cell/>
          <table:table-cell table:style-name="DiaGregorianoSábado" table:formula="of:=[.I76]+1" office:value-type="date" office:date-value="2023-10-28" calcext:value-type="date" table:number-columns-spanned="2" table:number-rows-spanned="1">
            <text:p>28/10/2023</text:p>
          </table:table-cell>
          <table:covered-table-cell/>
          <table:table-cell table:style-name="DiaGregorianoDomingo" table:formula="of:=[.K76]+1" office:value-type="date" office:date-value="2023-10-29" calcext:value-type="date" table:number-columns-spanned="2" table:number-rows-spanned="1">
            <text:p>29/10/2023</text:p>
          </table:table-cell>
          <table:covered-table-cell/>
          <table:table-cell/>
          <table:table-cell table:style-name="DiaGregorianoSegunda" table:formula="of:=[.AB73]+1" office:value-type="date" office:date-value="2023-11-20" calcext:value-type="date" table:number-columns-spanned="2" table:number-rows-spanned="1">
            <text:p>20/11/2023</text:p>
          </table:table-cell>
          <table:covered-table-cell/>
          <table:table-cell table:style-name="DiaGregoriano" table:formula="of:=[.P76]+1" office:value-type="date" office:date-value="2023-11-21" calcext:value-type="date" table:number-columns-spanned="2" table:number-rows-spanned="1">
            <text:p>21/11/2023</text:p>
          </table:table-cell>
          <table:covered-table-cell/>
          <table:table-cell table:style-name="DiaGregoriano" table:formula="of:=[.R76]+1" office:value-type="date" office:date-value="2023-11-22" calcext:value-type="date" table:number-columns-spanned="2" table:number-rows-spanned="1">
            <text:p>22/11/2023</text:p>
          </table:table-cell>
          <table:covered-table-cell/>
          <table:table-cell table:style-name="DiaGregoriano" table:formula="of:=[.T76]+1" office:value-type="date" office:date-value="2023-11-23" calcext:value-type="date" table:number-columns-spanned="2" table:number-rows-spanned="1">
            <text:p>23/11/2023</text:p>
          </table:table-cell>
          <table:covered-table-cell/>
          <table:table-cell table:style-name="DiaGregoriano" table:formula="of:=[.V76]+1" office:value-type="date" office:date-value="2023-11-24" calcext:value-type="date" table:number-columns-spanned="2" table:number-rows-spanned="1">
            <text:p>24/11/2023</text:p>
          </table:table-cell>
          <table:covered-table-cell/>
          <table:table-cell table:style-name="DiaGregorianoSábado" table:formula="of:=[.X76]+1" office:value-type="date" office:date-value="2023-11-25" calcext:value-type="date" table:number-columns-spanned="2" table:number-rows-spanned="1">
            <text:p>25/11/2023</text:p>
          </table:table-cell>
          <table:covered-table-cell/>
          <table:table-cell table:style-name="DiaGregorianoDomingo" table:formula="of:=[.Z76]+1" office:value-type="date" office:date-value="2023-11-26" calcext:value-type="date" table:number-columns-spanned="2" table:number-rows-spanned="1">
            <text:p>26/11/2023</text:p>
          </table:table-cell>
          <table:covered-table-cell/>
          <table:table-cell/>
          <table:table-cell table:style-name="DiaGregorianoSegunda" table:formula="of:=[.AQ73]+1" office:value-type="date" office:date-value="2023-12-25" calcext:value-type="date" table:number-columns-spanned="2" table:number-rows-spanned="1">
            <text:p>25/12/2023</text:p>
          </table:table-cell>
          <table:covered-table-cell/>
          <table:table-cell table:style-name="DiaGregoriano" table:formula="of:=[.AE76]+1" office:value-type="date" office:date-value="2023-12-26" calcext:value-type="date" table:number-columns-spanned="2" table:number-rows-spanned="1">
            <text:p>26/12/2023</text:p>
          </table:table-cell>
          <table:covered-table-cell/>
          <table:table-cell table:style-name="DiaGregoriano" table:formula="of:=[.AG76]+1" office:value-type="date" office:date-value="2023-12-27" calcext:value-type="date" table:number-columns-spanned="2" table:number-rows-spanned="1">
            <text:p>27/12/2023</text:p>
          </table:table-cell>
          <table:covered-table-cell/>
          <table:table-cell table:style-name="DiaGregoriano" table:formula="of:=[.AI76]+1" office:value-type="date" office:date-value="2023-12-28" calcext:value-type="date" table:number-columns-spanned="2" table:number-rows-spanned="1">
            <text:p>28/12/2023</text:p>
          </table:table-cell>
          <table:covered-table-cell/>
          <table:table-cell table:style-name="DiaGregoriano" table:formula="of:=[.AK76]+1" office:value-type="date" office:date-value="2023-12-29" calcext:value-type="date" table:number-columns-spanned="2" table:number-rows-spanned="1">
            <text:p>29/12/2023</text:p>
          </table:table-cell>
          <table:covered-table-cell/>
          <table:table-cell table:style-name="DiaGregorianoSábado" table:formula="of:=[.AM76]+1" office:value-type="date" office:date-value="2023-12-30" calcext:value-type="date" table:number-columns-spanned="2" table:number-rows-spanned="1">
            <text:p>30/12/2023</text:p>
          </table:table-cell>
          <table:covered-table-cell/>
          <table:table-cell table:style-name="DiaGregorianoDomingo" table:formula="of:=[.AO76]+1" office:value-type="date" office:date-value="2023-12-31" calcext:value-type="date" table:number-columns-spanned="2" table:number-rows-spanned="1">
            <text:p>31/12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74];6)+1;6)" office:value-type="string" office:string-value="120" calcext:value-type="string">
            <text:p>120</text:p>
          </table:table-cell>
          <table:table-cell table:style-name="DiaCorrido" table:formula="of:=BASE(DECIMAL([.AC74];6)+1;6)" office:value-type="string" office:string-value="1310" calcext:value-type="string">
            <text:p>1310</text:p>
          </table:table-cell>
          <table:table-cell table:style-name="NúmeroDaSemana" table:formula="of:=[.P77]" office:value-type="string" office:string-value="120" calcext:value-type="string">
            <text:p>120</text:p>
          </table:table-cell>
          <table:table-cell table:style-name="DiaCorrido" table:formula="of:=BASE(DECIMAL([.Q77];6)+1;6)" office:value-type="string" office:string-value="1311" calcext:value-type="string">
            <text:p>1311</text:p>
          </table:table-cell>
          <table:table-cell table:style-name="NúmeroDaSemana" table:formula="of:=[.R77]" office:value-type="string" office:string-value="120" calcext:value-type="string">
            <text:p>120</text:p>
          </table:table-cell>
          <table:table-cell table:style-name="DiaCorrido" table:formula="of:=BASE(DECIMAL([.S77];6)+1;6)" office:value-type="string" office:string-value="1312" calcext:value-type="string">
            <text:p>1312</text:p>
          </table:table-cell>
          <table:table-cell table:style-name="NúmeroDaSemana" table:formula="of:=[.T77]" office:value-type="string" office:string-value="120" calcext:value-type="string">
            <text:p>120</text:p>
          </table:table-cell>
          <table:table-cell table:style-name="DiaCorrido" table:formula="of:=BASE(DECIMAL([.U77];6)+1;6)" office:value-type="string" office:string-value="1313" calcext:value-type="string">
            <text:p>1313</text:p>
          </table:table-cell>
          <table:table-cell table:style-name="NúmeroDaSemana" table:formula="of:=[.V77]" office:value-type="string" office:string-value="120" calcext:value-type="string">
            <text:p>120</text:p>
          </table:table-cell>
          <table:table-cell table:style-name="DiaCorrido" table:formula="of:=BASE(DECIMAL([.W77];6)+1;6)" office:value-type="string" office:string-value="1314" calcext:value-type="string">
            <text:p>1314</text:p>
          </table:table-cell>
          <table:table-cell table:style-name="NúmeroDaSemanaSábado" table:formula="of:=[.X77]" office:value-type="string" office:string-value="120" calcext:value-type="string">
            <text:p>120</text:p>
          </table:table-cell>
          <table:table-cell table:style-name="DiaCorridoSábado" table:formula="of:=BASE(DECIMAL([.Y77];6)+1;6)" office:value-type="string" office:string-value="1315" calcext:value-type="string">
            <text:p>1315</text:p>
          </table:table-cell>
          <table:table-cell table:style-name="NúmeroDaSemanaDomingo" table:formula="of:=[.Z77]" office:value-type="string" office:string-value="120" calcext:value-type="string">
            <text:p>120</text:p>
          </table:table-cell>
          <table:table-cell table:style-name="DiaCorridoDomingo" table:formula="of:=BASE(DECIMAL([.AA77];6)+1;6)" office:value-type="string" office:string-value="1320" calcext:value-type="string">
            <text:p>1320</text:p>
          </table:table-cell>
          <table:table-cell/>
          <table:table-cell table:style-name="NúmeroDaSemanaBissextoSegunda" table:formula="of:=IF(MOD((52*[.$A$3])+146;293)&lt;52;BASE(DECIMAL([.AE74];6)+1;6);1)" office:value-type="float" office:value="1" calcext:value-type="float">
            <text:p>1</text:p>
          </table:table-cell>
          <table:table-cell table:style-name="DiaCorridoBissexto" table:formula="of:=IF(MOD((52*[.$A$3])+146;293)&lt;52;BASE(DECIMAL([.AR74];6)+1;6);1)" office:value-type="float" office:value="1" calcext:value-type="float">
            <text:p>1</text:p>
          </table:table-cell>
          <table:table-cell table:style-name="NúmeroDaSemanaBissexto" table:formula="of:=[.AE77]" office:value-type="float" office:value="1" calcext:value-type="float">
            <text:p>1</text:p>
          </table:table-cell>
          <table:table-cell table:style-name="DiaCorridoBissexto" table:formula="of:=BASE(DECIMAL([.AF77];6)+1;6)" office:value-type="string" office:string-value="2" calcext:value-type="string">
            <text:p>2</text:p>
          </table:table-cell>
          <table:table-cell table:style-name="NúmeroDaSemanaBissexto" table:formula="of:=[.AG77]" office:value-type="float" office:value="1" calcext:value-type="float">
            <text:p>1</text:p>
          </table:table-cell>
          <table:table-cell table:style-name="DiaCorridoBissexto" table:formula="of:=BASE(DECIMAL([.AH77];6)+1;6)" office:value-type="string" office:string-value="3" calcext:value-type="string">
            <text:p>3</text:p>
          </table:table-cell>
          <table:table-cell table:style-name="NúmeroDaSemanaBissexto" table:formula="of:=[.AI77]" office:value-type="float" office:value="1" calcext:value-type="float">
            <text:p>1</text:p>
          </table:table-cell>
          <table:table-cell table:style-name="DiaCorridoBissexto" table:formula="of:=BASE(DECIMAL([.AJ77];6)+1;6)" office:value-type="string" office:string-value="4" calcext:value-type="string">
            <text:p>4</text:p>
          </table:table-cell>
          <table:table-cell table:style-name="NúmeroDaSemanaBissexto" table:formula="of:=[.AK77]" office:value-type="float" office:value="1" calcext:value-type="float">
            <text:p>1</text:p>
          </table:table-cell>
          <table:table-cell table:style-name="DiaCorridoBissexto" table:formula="of:=BASE(DECIMAL([.AL77];6)+1;6)" office:value-type="string" office:string-value="5" calcext:value-type="string">
            <text:p>5</text:p>
          </table:table-cell>
          <table:table-cell table:style-name="NúmeroDaSemanaBissextoSábado" table:formula="of:=[.AM77]" office:value-type="float" office:value="1" calcext:value-type="float">
            <text:p>1</text:p>
          </table:table-cell>
          <table:table-cell table:style-name="DiaCorridoBissextoSábado" table:formula="of:=BASE(DECIMAL([.AN77];6)+1;6)" office:value-type="string" office:string-value="10" calcext:value-type="string">
            <text:p>10</text:p>
          </table:table-cell>
          <table:table-cell table:style-name="NúmeroDaSemanaBissextoDomingo" table:formula="of:=[.AO77]" office:value-type="float" office:value="1" calcext:value-type="float">
            <text:p>1</text:p>
          </table:table-cell>
          <table:table-cell table:style-name="DiaCorridoBissextoDomingo" table:formula="of:=BASE(DECIMAL([.AP77];6)+1;6)" office:value-type="string" office:string-value="11" calcext:value-type="string">
            <text:p>11</text:p>
          </table:table-cell>
        </table:table-row>
        <table:table-row table:style-name="ro7">
          <table:table-cell table:number-columns-repeated="15"/>
          <table:table-cell table:style-name="DiaDoMêsSegunda" table:formula="of:=BASE(DECIMAL([.AB75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78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78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78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78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78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78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/>
          <table:table-cell table:style-name="DiaDoMêsBissextoSegunda" table:formula="of:=IF(MOD((52*[.$A$3])+146;293)&lt;52;BASE(29;6);1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Bissexto" table:formula="of:=BASE(DECIMAL([.AE78];6)+1;6)" office:value-type="string" office:string-value="2" calcext:value-type="string" table:number-columns-spanned="2" table:number-rows-spanned="1">
            <text:p>2</text:p>
          </table:table-cell>
          <table:covered-table-cell table:style-name="DiaDoMêsBissexto"/>
          <table:table-cell table:style-name="DiaDoMêsBissexto" table:formula="of:=BASE(DECIMAL([.AG78];6)+1;6)" office:value-type="string" office:string-value="3" calcext:value-type="string" table:number-columns-spanned="2" table:number-rows-spanned="1">
            <text:p>3</text:p>
          </table:table-cell>
          <table:covered-table-cell table:style-name="DiaDoMêsBissexto"/>
          <table:table-cell table:style-name="DiaDoMêsBissexto" table:formula="of:=BASE(DECIMAL([.AI78];6)+1;6)" office:value-type="string" office:string-value="4" calcext:value-type="string" table:number-columns-spanned="2" table:number-rows-spanned="1">
            <text:p>4</text:p>
          </table:table-cell>
          <table:covered-table-cell table:style-name="DiaDoMêsBissexto"/>
          <table:table-cell table:style-name="DiaDoMêsBissexto" table:formula="of:=BASE(DECIMAL([.AK78];6)+1;6)" office:value-type="string" office:string-value="5" calcext:value-type="string" table:number-columns-spanned="2" table:number-rows-spanned="1">
            <text:p>5</text:p>
          </table:table-cell>
          <table:covered-table-cell table:style-name="DiaDoMêsBissexto"/>
          <table:table-cell table:style-name="DiaDoMêsBissextoSábado" table:formula="of:=BASE(DECIMAL([.AM78];6)+1;6)" office:value-type="string" office:string-value="10" calcext:value-type="string" table:number-columns-spanned="2" table:number-rows-spanned="1">
            <text:p>10</text:p>
          </table:table-cell>
          <table:covered-table-cell table:style-name="DiaDoMêsBissexto"/>
          <table:table-cell table:style-name="DiaDoMêsBissextoDomingo" table:formula="of:=BASE(DECIMAL([.AO7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Bissexto"/>
        </table:table-row>
        <table:table-row table:style-name="ro6">
          <table:table-cell table:number-columns-repeated="15"/>
          <table:table-cell table:style-name="DiaGregorianoSegunda" table:formula="of:=[.AB76]+1" office:value-type="date" office:date-value="2023-11-27" calcext:value-type="date" table:number-columns-spanned="2" table:number-rows-spanned="1">
            <text:p>27/11/2023</text:p>
          </table:table-cell>
          <table:covered-table-cell/>
          <table:table-cell table:style-name="DiaGregoriano" table:formula="of:=[.P79]+1" office:value-type="date" office:date-value="2023-11-28" calcext:value-type="date" table:number-columns-spanned="2" table:number-rows-spanned="1">
            <text:p>28/11/2023</text:p>
          </table:table-cell>
          <table:covered-table-cell/>
          <table:table-cell table:style-name="DiaGregoriano" table:formula="of:=[.R79]+1" office:value-type="date" office:date-value="2023-11-29" calcext:value-type="date" table:number-columns-spanned="2" table:number-rows-spanned="1">
            <text:p>29/11/2023</text:p>
          </table:table-cell>
          <table:covered-table-cell/>
          <table:table-cell table:style-name="DiaGregoriano" table:formula="of:=[.T79]+1" office:value-type="date" office:date-value="2023-11-30" calcext:value-type="date" table:number-columns-spanned="2" table:number-rows-spanned="1">
            <text:p>30/11/2023</text:p>
          </table:table-cell>
          <table:covered-table-cell/>
          <table:table-cell table:style-name="DiaGregoriano" table:formula="of:=[.V79]+1" office:value-type="date" office:date-value="2023-12-01" calcext:value-type="date" table:number-columns-spanned="2" table:number-rows-spanned="1">
            <text:p>01/12/2023</text:p>
          </table:table-cell>
          <table:covered-table-cell/>
          <table:table-cell table:style-name="DiaGregorianoSábado" table:formula="of:=[.X79]+1" office:value-type="date" office:date-value="2023-12-02" calcext:value-type="date" table:number-columns-spanned="2" table:number-rows-spanned="1">
            <text:p>02/12/2023</text:p>
          </table:table-cell>
          <table:covered-table-cell/>
          <table:table-cell table:style-name="DiaGregorianoDomingo" table:formula="of:=[.Z79]+1" office:value-type="date" office:date-value="2023-12-03" calcext:value-type="date" table:number-columns-spanned="2" table:number-rows-spanned="1">
            <text:p>03/12/2023</text:p>
          </table:table-cell>
          <table:covered-table-cell/>
          <table:table-cell/>
          <table:table-cell table:style-name="DiaGregorianoBissextoSegunda" table:formula="of:=[.AQ76]+1" office:value-type="date" office:date-value="2024-01-01" calcext:value-type="date" table:number-columns-spanned="2" table:number-rows-spanned="1">
            <text:p>01/01/2024</text:p>
          </table:table-cell>
          <table:covered-table-cell/>
          <table:table-cell table:style-name="DiaGregorianoBissexto" table:formula="of:=[.AE79]+1" office:value-type="date" office:date-value="2024-01-02" calcext:value-type="date" table:number-columns-spanned="2" table:number-rows-spanned="1">
            <text:p>02/01/2024</text:p>
          </table:table-cell>
          <table:covered-table-cell table:style-name="DiaGregorianoBissexto"/>
          <table:table-cell table:style-name="DiaGregorianoBissexto" table:formula="of:=[.AG79]+1" office:value-type="date" office:date-value="2024-01-03" calcext:value-type="date" table:number-columns-spanned="2" table:number-rows-spanned="1">
            <text:p>03/01/2024</text:p>
          </table:table-cell>
          <table:covered-table-cell table:style-name="DiaGregorianoBissexto"/>
          <table:table-cell table:style-name="DiaGregorianoBissexto" table:formula="of:=[.AI79]+1" office:value-type="date" office:date-value="2024-01-04" calcext:value-type="date" table:number-columns-spanned="2" table:number-rows-spanned="1">
            <text:p>04/01/2024</text:p>
          </table:table-cell>
          <table:covered-table-cell table:style-name="DiaGregorianoBissexto"/>
          <table:table-cell table:style-name="DiaGregorianoBissexto" table:formula="of:=[.AK79]+1" office:value-type="date" office:date-value="2024-01-05" calcext:value-type="date" table:number-columns-spanned="2" table:number-rows-spanned="1">
            <text:p>05/01/2024</text:p>
          </table:table-cell>
          <table:covered-table-cell table:style-name="DiaGregorianoBissexto"/>
          <table:table-cell table:style-name="ce22" table:formula="of:=[.AM79]+1" office:value-type="date" office:date-value="2024-01-06" calcext:value-type="date" table:number-columns-spanned="2" table:number-rows-spanned="1">
            <text:p>06/01/2024</text:p>
          </table:table-cell>
          <table:covered-table-cell table:style-name="DiaGregorianoBissextoSábado"/>
          <table:table-cell table:style-name="ce23" table:formula="of:=[.AO79]+1" office:value-type="date" office:date-value="2024-01-07" calcext:value-type="date" table:number-columns-spanned="2" table:number-rows-spanned="1">
            <text:p>07/01/2024</text:p>
          </table:table-cell>
          <table:covered-table-cell table:style-name="DiaGregorianoBissextoDomingo"/>
        </table:table-row>
        <table:table-row table:style-name="ro8" table:number-rows-repeated="54">
          <table:table-cell table:number-columns-repeated="44"/>
        </table:table-row>
        <table:table-row table:style-name="ro8">
          <table:table-cell table:number-columns-repeated="44"/>
        </table:table-row>
      </table:table>
      <table:table table:name="Como usar" table:style-name="ta1">
        <table:table-column table:style-name="co4" table:default-cell-style-name="ce7"/>
        <table:table-row table:style-name="ro9">
          <table:table-cell table:style-name="ce6" office:value-type="string" calcext:value-type="string">
            <text:p>O calendário Simétrico 454 usando números heximais!</text:p>
          </table:table-cell>
        </table:table-row>
        <table:table-row table:style-name="ro3">
          <table:table-cell/>
        </table:table-row>
        <table:table-row table:style-name="ro10">
          <table:table-cell table:style-name="ce12" office:value-type="string" calcext:value-type="string">
            <text:p>ATENÇÃO!</text:p>
          </table:table-cell>
        </table:table-row>
        <table:table-row table:style-name="ro11">
          <table:table-cell table:style-name="ce13" office:value-type="string" calcext:value-type="string">
            <text:p>Esse arquivo foi gerado numa versão muito muito antiga do, na época, OpenOffice, e tem um bug nele, que não gera o PDF do calendário se essa outra aba aqui, das explicações, estiver no arquivo; por isso, se você não conseguir exportar o PDF da aba do calendário, exclua essa aba primeiro, que deve dar tudo certo.</text:p>
          </table:table-cell>
        </table:table-row>
        <table:table-row table:style-name="ro3">
          <table:table-cell/>
        </table:table-row>
        <table:table-row table:style-name="ro10">
          <table:table-cell table:style-name="ce8" office:value-type="string" calcext:value-type="string">
            <text:p>O que é esse calendário? Por quê?</text:p>
          </table:table-cell>
        </table:table-row>
        <table:table-row table:style-name="ro12">
          <table:table-cell office:value-type="string" calcext:value-type="string">
            <text:p>R. Eu não criei o calendário em si, isso é obra do Dr. Irv Bromber; eu descobri esse calendário já tem uns 22 ₆/14 ₁₀ anos (em 2008, 2009), achei bem fundamentado, ele pensou e considerou em muitos pontos e problemas que eu nunca teria imaginado, e ficou bem legal usando os números heximais! A informação completa sobre o calendário você encontra, em inglês, na página do Dr. Bromberg:</text:p>
          </table:table-cell>
        </table:table-row>
        <table:table-row table:style-name="ro10">
          <table:table-cell table:style-name="ce9" office:value-type="string" calcext:value-type="string">
            <text:p><text:a xlink:href="http://www.individual.utoronto.ca/kalendis/symmetry.htm" xlink:type="simple">http://www.individual.utoronto.ca/kalendis/symmetry.htm</text:a></text:p>
          </table:table-cell>
        </table:table-row>
        <table:table-row table:style-name="ro3">
          <table:table-cell/>
        </table:table-row>
        <table:table-row table:style-name="ro10">
          <table:table-cell table:style-name="ce8" office:value-type="string" calcext:value-type="string">
            <text:p>Como usar o calendário?</text:p>
          </table:table-cell>
        </table:table-row>
        <table:table-row table:style-name="ro11">
          <table:table-cell office:value-type="string" calcext:value-type="string">
            <text:p>R. Altere o ano do calendário gregoriano na célula A3 para o ano desejado; as células que mostram a equivalência das datas no calendário gregoriano vão se atualizar, e o cálculo do ano bissexto vai cuidar do resto. Olhe as fórmulas nas células A13 and AE78.</text:p>
          </table:table-cell>
        </table:table-row>
        <table:table-row table:style-name="ro11">
          <table:table-cell office:value-type="string" calcext:value-type="string">
            <text:p>Cada dia mostra 4 informações; usando a base heximal: o dia no calendário Simétrico 454 (no centro), o número da semana dentro do ano (canto superior esquerdo), o número do dia dentro do ano (canto superior direito); e, usando a base decimal mesmo, o dia no calendário gregoriano (abaixo).</text:p>
          </table:table-cell>
        </table:table-row>
        <table:table-row table:style-name="ro3">
          <table:table-cell/>
        </table:table-row>
        <table:table-row table:style-name="ro10">
          <table:table-cell table:style-name="ce8" office:value-type="string" calcext:value-type="string">
            <text:p>Por que tantas cores?</text:p>
          </table:table-cell>
        </table:table-row>
        <table:table-row table:style-name="ro11">
          <table:table-cell office:value-type="string" calcext:value-type="string">
            <text:p>R. As cores representam as estações do ano, os fins de semana, e o que o Dr. Irv chamou de "dia do meio do trimestre", que eu achei bem útil. Se você mora no hemisfério norte, use os estilos nomeados para alterar o estilo dos nomes dos meses de acordo com suas estações do ano.</text:p>
          </table:table-cell>
        </table:table-row>
        <table:table-row table:style-name="ro3">
          <table:table-cell/>
        </table:table-row>
        <table:table-row table:style-name="ro10">
          <table:table-cell table:style-name="ce8" office:value-type="string" calcext:value-type="string">
            <text:p>Por que o ano também está sendo mostrado na base 100 ₆/36 ₁₀?</text:p>
          </table:table-cell>
        </table:table-row>
        <table:table-row table:style-name="ro13">
          <table:table-cell office:value-type="string" calcext:value-type="string">
            <text:p>R. Eu achei que o acho, na base heximal, ficou um pouco comprido demais, então achei interessante testar a base hexaheximal e ver como ficav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 Base36" svg:font-family="'Andika Base36'" style:font-adornments="Negrito" style:font-pitch="variable"/>
    <style:font-face style:name="Andika Base6" svg:font-family="'Andika Base6'" style:font-adornments="Negrito" style:font-pitch="variable"/>
    <style:font-face style:name="Andika Base61" svg:font-family="'Andika Base6'" style:font-adornments="Itálico" style:font-pitch="variable"/>
    <style:font-face style:name="Andika Base62" svg:font-family="'Andika Base6'" style:font-pitch="variable"/>
    <style:font-face style:name="Andika:cv01&amp;cv04&amp;cv25&amp;cv31&amp;cv34&amp;cv35&amp;cv39&amp;cv52&amp;cv70&amp;cv79" svg:font-family="Andika:cv01&amp;cv04&amp;cv25&amp;cv31&amp;cv34&amp;cv35&amp;cv39&amp;cv52&amp;cv70&amp;cv79" style:font-adornments="Regular" style:font-pitch="variable"/>
    <style:font-face style:name="Andika:cv01&amp;cv04&amp;cv25&amp;cv31&amp;cv34&amp;cv35&amp;cv39&amp;cv52&amp;cv70&amp;cv791" svg:font-family="Andika:cv01&amp;cv04&amp;cv25&amp;cv31&amp;cv34&amp;cv35&amp;cv39&amp;cv52&amp;cv70&amp;cv79" style:font-adornments="Negrito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B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o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o">€</number:currency-symbol>
      <style:map style:condition="value()&gt;=0" style:apply-style-name="N108P0"/>
    </number:currency-style>
    <number:date-style style:name="N109">
      <number:day-of-week/>
    </number:date-style>
    <number:number-style style:name="N10000" number:language="en" number:country="GB">
      <number:number number:min-integer-digits="1"/>
    </number:number-style>
    <number:number-style style:name="N10001" number:language="en" number:country="GB">
      <number:number number:decimal-places="0" number:min-decimal-places="0" number:min-integer-digits="1"/>
    </number:number-style>
    <number:date-style style:name="N110">
      <number:day number:style="long"/>
      <number:text>/</number:text>
      <number:month number:style="long"/>
      <number:text>/</number:text>
      <number:year number:style="long"/>
      <number:text> ₁₀</number:text>
    </number:date-style>
    <number:date-style style:name="N10140" number:language="en" number:country="GB">
      <number:day-of-week/>
    </number:date-style>
    <number:number-style style:name="N10139" number:language="en" number:country="GB">
      <number:number number:decimal-places="0" number:min-decimal-places="0" number:min-integer-digits="1"/>
      <number:text>₁₀</number:text>
    </number:number-style>
    <number:number-style style:name="N10138" number:language="en" number:country="GB">
      <number:number number:decimal-places="9" number:min-decimal-places="9" number:min-integer-digits="1" number:grouping="true"/>
    </number:number-style>
    <number:number-style style:name="N10137" number:language="en" number:country="GB">
      <number:number number:decimal-places="10" number:min-decimal-places="10" number:min-integer-digits="1" number:grouping="true"/>
    </number:number-style>
    <number:number-style style:name="N10136" number:language="en" number:country="GB">
      <number:number number:decimal-places="11" number:min-decimal-places="11" number:min-integer-digits="1" number:grouping="true"/>
    </number:number-style>
    <number:number-style style:name="N10135" number:language="en" number:country="GB">
      <number:number number:decimal-places="12" number:min-decimal-places="12" number:min-integer-digits="1" number:grouping="true"/>
    </number:number-style>
    <number:number-style style:name="N10134" number:language="en" number:country="GB">
      <number:number number:decimal-places="13" number:min-decimal-places="13" number:min-integer-digits="1" number:grouping="true"/>
    </number:number-style>
    <number:number-style style:name="N10133" number:language="en" number:country="GB">
      <number:number number:decimal-places="14" number:min-decimal-places="14" number:min-integer-digits="1" number:grouping="true"/>
    </number:number-style>
    <number:number-style style:name="N10132" number:language="en" number:country="GB">
      <number:number number:decimal-places="15" number:min-decimal-places="15" number:min-integer-digits="1" number:grouping="true"/>
    </number:number-style>
    <number:number-style style:name="N10131" number:language="en" number:country="GB">
      <number:number number:decimal-places="16" number:min-decimal-places="16" number:min-integer-digits="1" number:grouping="true"/>
    </number:number-style>
    <number:number-style style:name="N10130" number:language="en" number:country="GB">
      <number:number number:decimal-places="17" number:min-decimal-places="17" number:min-integer-digits="1" number:grouping="true"/>
    </number:number-style>
    <number:number-style style:name="N10129" number:language="en" number:country="GB">
      <number:number number:decimal-places="18" number:min-decimal-places="18" number:min-integer-digits="1" number:grouping="true"/>
    </number:number-style>
    <number:number-style style:name="N10128" number:language="en" number:country="GB">
      <number:number number:decimal-places="19" number:min-decimal-places="19" number:min-integer-digits="1" number:grouping="true"/>
    </number:number-style>
    <number:number-style style:name="N10127" number:language="en" number:country="GB">
      <number:number number:decimal-places="8" number:min-decimal-places="8" number:min-integer-digits="1" number:grouping="true"/>
    </number:number-style>
    <number:number-style style:name="N10126" number:language="en" number:country="GB">
      <number:number number:decimal-places="7" number:min-decimal-places="7" number:min-integer-digits="1" number:grouping="true"/>
    </number:number-style>
    <number:number-style style:name="N10125" number:language="en" number:country="GB">
      <number:number number:decimal-places="6" number:min-decimal-places="6" number:min-integer-digits="1" number:grouping="true"/>
    </number:number-style>
    <number:number-style style:name="N10124" number:language="en" number:country="GB">
      <number:number number:decimal-places="5" number:min-decimal-places="5" number:min-integer-digits="1" number:grouping="true"/>
    </number:number-style>
    <number:number-style style:name="N10123" number:language="en" number:country="GB">
      <number:number number:decimal-places="4" number:min-decimal-places="4" number:min-integer-digits="1" number:grouping="true"/>
    </number:number-style>
    <number:number-style style:name="N10122" number:language="en" number:country="GB">
      <number:number number:decimal-places="3" number:min-decimal-places="3" number:min-integer-digits="1" number:grouping="true"/>
    </number:number-style>
    <number:number-style style:name="N10121" number:language="en" number:country="GB">
      <number:number number:decimal-places="1" number:min-decimal-places="1" number:min-integer-digits="1" number:grouping="true"/>
    </number:number-style>
    <number:number-style style:name="N10120" number:language="en" number:country="GB">
      <number:number number:decimal-places="10" number:min-decimal-places="10" number:min-integer-digits="1"/>
    </number:number-style>
    <number:number-style style:name="N10119" number:language="en" number:country="GB">
      <number:number number:decimal-places="9" number:min-decimal-places="9" number:min-integer-digits="1"/>
    </number:number-style>
    <number:number-style style:name="N10118" number:language="en" number:country="GB">
      <number:number number:decimal-places="8" number:min-decimal-places="8" number:min-integer-digits="1"/>
    </number:number-style>
    <number:number-style style:name="N10117" number:language="en" number:country="GB">
      <number:number number:decimal-places="7" number:min-decimal-places="7" number:min-integer-digits="1"/>
    </number:number-style>
    <number:number-style style:name="N10116" number:language="en" number:country="GB">
      <number:number number:decimal-places="6" number:min-decimal-places="6" number:min-integer-digits="1"/>
    </number:number-style>
    <number:number-style style:name="N10115" number:language="en" number:country="GB">
      <number:number number:decimal-places="5" number:min-decimal-places="5" number:min-integer-digits="1"/>
    </number:number-style>
    <number:number-style style:name="N10114" number:language="en" number:country="GB">
      <number:number number:decimal-places="4" number:min-decimal-places="4" number:min-integer-digits="1"/>
    </number:number-style>
    <number:number-style style:name="N10113" number:language="en" number:country="GB">
      <number:number number:decimal-places="3" number:min-decimal-places="3" number:min-integer-digits="1"/>
    </number:number-style>
    <number:number-style style:name="N10112" number:language="en" number:country="GB">
      <number:number number:decimal-places="1" number:min-decimal-places="1" number:min-integer-digits="1"/>
    </number:number-style>
    <number:number-style style:name="N10111" number:language="en" number:country="GB">
      <number:number number:decimal-places="0" number:min-decimal-places="0" number:min-integer-digits="1"/>
      <number:text> ₁₀</number:text>
    </number:number-style>
    <style:style style:name="Default" style:family="table-cell" style:data-style-name="N10000">
      <style:table-cell-properties style:diagonal-bl-tr="none" style:diagonal-tl-br="none"/>
      <style:text-properties style:font-name="Andika:cv01&amp;cv04&amp;cv25&amp;cv31&amp;cv34&amp;cv35&amp;cv39&amp;cv52&amp;cv70&amp;cv79" fo:font-family="Andika:cv01&amp;cv04&amp;cv25&amp;cv31&amp;cv34&amp;cv35&amp;cv39&amp;cv52&amp;cv70&amp;cv79" style:font-style-name="Regular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NúmeroDaSemana" style:family="table-cell" style:parent-style-name="Default">
      <style:table-cell-properties fo:border-bottom="none" style:diagonal-bl-tr="none" style:diagonal-tl-br="none" style:text-align-source="fix" style:repeat-content="false" fo:border-left="0.51pt solid #e0e0e0" fo:padding-bottom="0.049cm" fo:padding-left="0.101cm" fo:padding-right="0.049cm" fo:padding-top="0.049cm" fo:border-right="none" fo:border-top="0.51pt solid #e0e0e0" style:vertical-align="middle"/>
      <style:paragraph-properties fo:text-align="start"/>
      <style:text-properties style:font-name="Andika Base61" fo:font-family="'Andika Base6'" style:font-style-name="Itálico" style:font-pitch="variable" fo:font-size="6pt" fo:font-style="italic"/>
    </style:style>
    <style:style style:name="NúmeroDaSemanaSábado" style:family="table-cell" style:parent-style-name="NúmeroDaSemana">
      <style:table-cell-properties fo:background-color="#fff3e0" style:diagonal-bl-tr="none" style:diagonal-tl-br="none" fo:border="none"/>
      <style:text-properties fo:color="#e65100" fo:font-style="italic" fo:font-weight="normal"/>
    </style:style>
    <style:style style:name="NúmeroDaSemanaDomingo" style:family="table-cell" style:parent-style-name="NúmeroDaSemana">
      <style:table-cell-properties fo:background-color="#ffebee" style:diagonal-bl-tr="none" style:diagonal-tl-br="none" fo:border="none"/>
      <style:text-properties fo:color="#b71c1c" fo:font-style="italic" fo:font-weight="normal"/>
    </style:style>
    <style:style style:name="DiaCorrido" style:family="table-cell" style:parent-style-name="Default">
      <style:table-cell-properties fo:border-bottom="none" style:diagonal-bl-tr="none" style:diagonal-tl-br="none" style:text-align-source="fix" style:repeat-content="false" fo:border-left="none" fo:padding-bottom="0.049cm" fo:padding-left="0.049cm" fo:padding-right="0.101cm" fo:padding-top="0.049cm" fo:border-right="none" fo:border-top="0.51pt solid #e0e0e0" style:vertical-align="middle"/>
      <style:paragraph-properties fo:text-align="end"/>
      <style:text-properties style:font-name="Andika Base61" fo:font-family="'Andika Base6'" style:font-style-name="Itálico" style:font-pitch="variable" fo:font-size="6pt" fo:font-style="italic"/>
    </style:style>
    <style:style style:name="DiaCorridoSábado" style:family="table-cell" style:parent-style-name="DiaCorrido">
      <style:table-cell-properties fo:background-color="#fff3e0" style:diagonal-bl-tr="none" style:diagonal-tl-br="none" fo:border="none"/>
      <style:text-properties fo:color="#e65100" fo:font-weight="normal"/>
    </style:style>
    <style:style style:name="DiaCorridoDomingo" style:family="table-cell" style:parent-style-name="DiaCorrido">
      <style:table-cell-properties fo:background-color="#ffebee" style:diagonal-bl-tr="none" style:diagonal-tl-br="none" fo:border="none"/>
      <style:text-properties fo:color="#b71c1c" fo:font-weight="normal"/>
    </style:style>
    <style:style style:name="DiaDoMês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51pt solid #e0e0e0" fo:padding="0.049cm" fo:border-right="none" fo:border-top="none" style:vertical-align="middle"/>
      <style:paragraph-properties fo:text-align="center"/>
      <style:text-properties style:font-name="Andika Base6" fo:font-family="'Andika Base6'" style:font-style-name="Negrito" style:font-pitch="variable" fo:font-size="20pt" fo:font-weight="bold"/>
    </style:style>
    <style:style style:name="DiaDaSemana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DiaDaSemanaSábado" style:family="table-cell" style:parent-style-name="DiaDaSemana">
      <style:table-cell-properties fo:background-color="transparent"/>
      <style:text-properties fo:color="#f57c00"/>
    </style:style>
    <style:style style:name="DiaDaSemanaDomingo" style:family="table-cell" style:parent-style-name="DiaDaSemana">
      <style:table-cell-properties fo:background-color="transparent"/>
      <style:text-properties fo:color="#d32f2f"/>
    </style:style>
    <style:style style:name="Mês" style:family="table-cell" style:parent-style-name="Default" style:data-style-name="N34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DiaDoMêsDomingo" style:family="table-cell" style:parent-style-name="DiaDoMês">
      <style:table-cell-properties fo:background-color="#ffebee" style:diagonal-bl-tr="none" style:diagonal-tl-br="none" fo:border="none"/>
      <style:text-properties fo:color="#b71c1c"/>
    </style:style>
    <style:style style:name="DiaDoMêsMeioTrimestre" style:family="table-cell" style:parent-style-name="DiaDoMês">
      <style:table-cell-properties fo:background-color="#b2ebf2" style:diagonal-bl-tr="none" style:diagonal-tl-br="none" fo:border="none"/>
      <style:text-properties fo:color="#006064" fo:font-size="24pt"/>
    </style:style>
    <style:style style:name="NúmeroDaSemanaBissexto" style:family="table-cell" style:parent-style-name="NúmeroDaSemana">
      <style:table-cell-properties fo:border-bottom="none" style:diagonal-bl-tr="none" style:diagonal-tl-br="none" fo:border-left="0.51pt solid #e0e0e0" fo:border-right="none" fo:border-top="0.51pt solid #e0e0e0"/>
      <style:text-properties fo:color="#bdbdbd"/>
    </style:style>
    <style:style style:name="DiaCorridoBissexto" style:family="table-cell" style:parent-style-name="DiaCorrido">
      <style:text-properties fo:color="#bdbdbd"/>
    </style:style>
    <style:style style:name="DiaDoMêsBissexto" style:family="table-cell" style:parent-style-name="DiaDoMês">
      <style:table-cell-properties fo:border-bottom="none" style:diagonal-bl-tr="none" style:diagonal-tl-br="none" fo:border-left="0.51pt solid #e0e0e0" fo:border-right="none" fo:border-top="none"/>
      <style:text-properties fo:color="#bdbdbd"/>
    </style:style>
    <style:style style:name="DiaGregoriano" style:family="table-cell" style:parent-style-name="DiaDoMês" style:data-style-name="N36">
      <style:table-cell-properties fo:border-bottom="0.51pt solid #e0e0e0" style:diagonal-bl-tr="none" style:diagonal-tl-br="none" style:text-align-source="fix" style:repeat-content="false" fo:background-color="transparent" fo:border-left="0.51pt solid #e0e0e0" fo:border-right="none" fo:border-top="none" style:vertical-align="middle"/>
      <style:paragraph-properties fo:text-align="center"/>
      <style:text-properties style:font-name="Andika:cv01&amp;cv04&amp;cv25&amp;cv31&amp;cv34&amp;cv35&amp;cv39&amp;cv52&amp;cv70&amp;cv79" fo:font-family="Andika:cv01&amp;cv04&amp;cv25&amp;cv31&amp;cv34&amp;cv35&amp;cv39&amp;cv52&amp;cv70&amp;cv79" style:font-style-name="Regular" style:font-pitch="variable" fo:font-size="6pt" fo:font-weight="normal"/>
    </style:style>
    <style:style style:name="DiaGregorianoDomingo" style:family="table-cell" style:parent-style-name="DiaGregoriano">
      <style:table-cell-properties fo:background-color="#ffebee" style:diagonal-bl-tr="none" style:diagonal-tl-br="none" fo:border="none"/>
      <style:text-properties fo:color="#b71c1c" fo:font-weight="normal"/>
    </style:style>
    <style:style style:name="DiaGregorianoBissexto" style:family="table-cell" style:parent-style-name="DiaGregoriano">
      <style:table-cell-properties fo:border-bottom="0.51pt solid #e0e0e0" style:diagonal-bl-tr="none" style:diagonal-tl-br="none" fo:border-left="0.51pt solid #e0e0e0" fo:border-right="none" fo:border-top="none"/>
      <style:text-properties fo:color="#bdbdbd"/>
    </style:style>
    <style:style style:name="Ano" style:family="table-cell" style:parent-style-name="Default">
      <style:table-cell-properties fo:background-color="#e0e0e0" style:text-align-source="fix" style:repeat-content="false" style:vertical-align="bottom"/>
      <style:paragraph-properties fo:text-align="center" fo:margin-left="0cm"/>
      <style:text-properties style:font-name="Andika Base36" fo:font-family="'Andika Base36'" style:font-style-name="Negrito" style:font-pitch="variable" fo:font-size="36pt" fo:font-weight="bold"/>
    </style:style>
    <style:style style:name="DiaDoMêsSábado" style:family="table-cell" style:parent-style-name="DiaDoMês">
      <style:table-cell-properties fo:background-color="#fff3e0" style:diagonal-bl-tr="none" style:diagonal-tl-br="none" fo:border="none"/>
      <style:text-properties fo:color="#e65100"/>
    </style:style>
    <style:style style:name="DiaGregorianoSábado" style:family="table-cell" style:parent-style-name="DiaGregoriano">
      <style:table-cell-properties fo:background-color="#fff3e0" style:diagonal-bl-tr="none" style:diagonal-tl-br="none" fo:border="none"/>
      <style:text-properties fo:color="#e65100" fo:font-weight="normal"/>
    </style:style>
    <style:style style:name="MêsDeVerão" style:family="table-cell" style:parent-style-name="Mês">
      <style:table-cell-properties fo:background-color="#f9a825"/>
      <style:text-properties fo:color="#ffee58"/>
    </style:style>
    <style:style style:name="MêsDeOutono" style:family="table-cell" style:parent-style-name="Mês">
      <style:table-cell-properties fo:background-color="#ffccbc"/>
      <style:text-properties fo:color="#bf360c"/>
    </style:style>
    <style:style style:name="MêsDeInverno" style:family="table-cell" style:parent-style-name="Mês">
      <style:table-cell-properties fo:background-color="#4fc3f7"/>
      <style:text-properties fo:color="#0d47a1"/>
    </style:style>
    <style:style style:name="MêsDePrimavera" style:family="table-cell" style:parent-style-name="Mês">
      <style:table-cell-properties fo:background-color="#aed581"/>
      <style:text-properties fo:color="#004d40"/>
    </style:style>
    <style:style style:name="AnoGregoriano" style:family="table-cell" style:parent-style-name="Ano" style:data-style-name="N10001">
      <style:table-cell-properties style:diagonal-bl-tr="none" style:diagonal-tl-br="none" style:vertical-align="top"/>
      <style:text-properties fo:color="#757575" style:font-name="Andika:cv01&amp;cv04&amp;cv25&amp;cv31&amp;cv34&amp;cv35&amp;cv39&amp;cv52&amp;cv70&amp;cv791" fo:font-family="Andika:cv01&amp;cv04&amp;cv25&amp;cv31&amp;cv34&amp;cv35&amp;cv39&amp;cv52&amp;cv70&amp;cv79" style:font-style-name="Negrito" style:font-pitch="variable" fo:font-size="14pt"/>
    </style:style>
    <style:style style:name="NúmeroDaSemanaMeioTrimestre" style:family="table-cell" style:parent-style-name="NúmeroDaSemana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DiaCorridoMeioTrimestre" style:family="table-cell" style:parent-style-name="DiaCorrido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DiaGregorianoMeioTrimestre" style:family="table-cell" style:parent-style-name="DiaGregoriano">
      <style:table-cell-properties fo:background-color="#b2ebf2" style:diagonal-bl-tr="none" style:diagonal-tl-br="none" fo:border="none"/>
      <style:text-properties fo:color="#006064" fo:font-weight="bold"/>
    </style:style>
    <style:style style:name="NúmeroDaSemanaSegunda" style:family="table-cell" style:parent-style-name="NúmeroDaSemana">
      <style:table-cell-properties fo:border-bottom="none" style:diagonal-bl-tr="none" style:diagonal-tl-br="none" fo:border-left="none" fo:border-right="none" fo:border-top="0.51pt solid #e0e0e0"/>
    </style:style>
    <style:style style:name="DiaDoMêsSegunda" style:family="table-cell" style:parent-style-name="DiaDoMês">
      <style:table-cell-properties style:diagonal-bl-tr="none" style:diagonal-tl-br="none" fo:border="none"/>
    </style:style>
    <style:style style:name="DiaGregorianoSegunda" style:family="table-cell" style:parent-style-name="DiaGregoriano">
      <style:table-cell-properties fo:border-bottom="0.51pt solid #e0e0e0" style:diagonal-bl-tr="none" style:diagonal-tl-br="none" fo:border-left="none" fo:border-right="none" fo:border-top="none"/>
    </style:style>
    <style:style style:name="NúmeroDaSemanaBissextoSegunda" style:family="table-cell" style:parent-style-name="NúmeroDaSemanaBissexto">
      <style:table-cell-properties fo:border-bottom="none" style:diagonal-bl-tr="none" style:diagonal-tl-br="none" fo:border-left="none" fo:border-right="none" fo:border-top="0.51pt solid #e0e0e0"/>
      <style:text-properties fo:font-style="italic"/>
    </style:style>
    <style:style style:name="DiaDoMêsBissextoSegunda" style:family="table-cell" style:parent-style-name="DiaDoMêsBissexto">
      <style:table-cell-properties style:diagonal-bl-tr="none" style:diagonal-tl-br="none" fo:border="none"/>
      <style:text-properties fo:color="#bdbdbd"/>
    </style:style>
    <style:style style:name="DiaGregorianoBissextoSegunda" style:family="table-cell" style:parent-style-name="DiaGregorianoBissexto">
      <style:table-cell-properties fo:border-bottom="0.51pt solid #e0e0e0" style:diagonal-bl-tr="none" style:diagonal-tl-br="none" fo:border-left="none" fo:border-right="none" fo:border-top="none"/>
    </style:style>
    <style:style style:name="NúmeroDaSemanaBissextoSábado" style:family="table-cell" style:parent-style-name="NúmeroDaSemanaBissexto">
      <style:table-cell-properties fo:background-color="#fff3e0" style:diagonal-bl-tr="none" style:diagonal-tl-br="none" fo:border="none"/>
      <style:text-properties fo:color="#ffcc80" fo:font-style="italic" fo:font-weight="normal"/>
    </style:style>
    <style:style style:name="DiaCorridoBissextoSábado" style:family="table-cell" style:parent-style-name="DiaCorridoBissexto">
      <style:table-cell-properties fo:background-color="#fff3e0" style:diagonal-bl-tr="none" style:diagonal-tl-br="none" fo:border="none"/>
      <style:text-properties fo:color="#ffcc80" fo:font-weight="normal"/>
    </style:style>
    <style:style style:name="DiaGregorianoBissextoSábado" style:family="table-cell" style:parent-style-name="DiaGregorianoBissexto">
      <style:table-cell-properties fo:background-color="#fff3e0" style:diagonal-bl-tr="none" style:diagonal-tl-br="none" fo:border="none"/>
      <style:text-properties fo:color="#ffcc80" fo:font-weight="normal"/>
    </style:style>
    <style:style style:name="DiaDoMêsBissextoSábado" style:family="table-cell" style:parent-style-name="DiaDoMêsBissexto">
      <style:table-cell-properties fo:background-color="#fff3e0" style:diagonal-bl-tr="none" style:diagonal-tl-br="none" fo:border="none"/>
      <style:text-properties fo:color="#ffcc80"/>
    </style:style>
    <style:style style:name="NúmeroDaSemanaBissextoDomingo" style:family="table-cell" style:parent-style-name="NúmeroDaSemanaBissexto">
      <style:table-cell-properties fo:background-color="#ffebee" style:diagonal-bl-tr="none" style:diagonal-tl-br="none" fo:border="none"/>
      <style:text-properties fo:color="#ef9a9a" fo:font-style="italic" fo:font-weight="normal"/>
    </style:style>
    <style:style style:name="DiaCorridoBissextoDomingo" style:family="table-cell" style:parent-style-name="DiaCorridoBissexto">
      <style:table-cell-properties fo:background-color="#ffebee" style:diagonal-bl-tr="none" style:diagonal-tl-br="none" fo:border="none"/>
      <style:text-properties fo:color="#ef9a9a" fo:font-weight="normal"/>
    </style:style>
    <style:style style:name="DiaDoMêsBissextoDomingo" style:family="table-cell" style:parent-style-name="DiaDoMêsBissexto">
      <style:table-cell-properties fo:background-color="#ffebee" style:diagonal-bl-tr="none" style:diagonal-tl-br="none" fo:border="none"/>
      <style:text-properties fo:color="#ef9a9a"/>
    </style:style>
    <style:style style:name="DiaGregorianoBissextoDomingo" style:family="table-cell" style:parent-style-name="DiaGregorianoBissexto">
      <style:table-cell-properties fo:background-color="#ffebee" style:diagonal-bl-tr="none" style:diagonal-tl-br="none" fo:border="none"/>
      <style:text-properties fo:color="#ef9a9a" fo:font-weight="normal"/>
    </style:style>
  </office:styles>
  <office:automatic-styles>
    <style:page-layout style:name="Mpm1">
      <style:page-layout-properties fo:page-width="25cm" fo:page-height="35.301cm" style:num-format="1" style:print-orientation="portrait" fo:margin-top="1cm" fo:margin-bottom="1cm" fo:margin-left="1cm" fo:margin-right="1cm" style:scale-to-X="1" style:scale-to-Y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7-20T14:09:03</meta:creation-date>
    <dc:date>2023-01-11T17:02:24.464268289</dc:date>
    <meta:editing-duration>PT9H15M20S</meta:editing-duration>
    <meta:editing-cycles>213</meta:editing-cycles>
    <meta:generator>LibreOffice/7.4.3.2$Linux_X86_64 LibreOffice_project/40$Build-2</meta:generator>
    <meta:document-statistic meta:table-count="2" meta:cell-count="1607" meta:object-count="0"/>
  </office:meta>
</office:document-meta>
</file>